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>
      <style:text-properties style:text-underline-style="solid" style:text-underline-color="font-color"/>
    </style:style>
    <style:style style:name="T5_4" style:family="text">
      <style:text-properties style:text-underline-style="solid" style:text-underline-color="font-color"/>
    </style:style>
    <style:style style:name="T5_5" style:family="text">
      <style:text-properties style:text-underline-style="solid" style:text-underline-color="font-color"/>
    </style:style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page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>
      <style:text-properties fo:font-weight="bold" style:font-weight-asian="bold" style:font-weight-complex="bold"/>
    </style:style>
    <style:style style:name="T16_24" style:family="text">
      <style:text-properties fo:font-weight="bold" style:font-weight-asian="bold" style:font-weight-complex="bold"/>
    </style:style>
    <style:style style:name="T16_25" style:family="text"/>
    <style:style style:name="P1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3.302cm"/>
    </style:style>
    <style:style style:name="Column2" style:family="table-column">
      <style:table-column-properties style:column-width="3.302cm"/>
    </style:style>
    <style:style style:name="Column3" style:family="table-column">
      <style:table-column-properties style:column-width="3.302cm"/>
    </style:style>
    <style:style style:name="Column4" style:family="table-column">
      <style:table-column-properties style:column-width="3.302cm"/>
    </style:style>
    <style:style style:name="Column5" style:family="table-column">
      <style:table-column-properties style:column-width="3.3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text-align="center" fo:break-before="page" fo:line-height="115%" style:writing-mode="lr-tb"/>
    </style:style>
    <style:style style:name="T125_1" style:family="text" style:parent-style-name="Standard"/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fo:font-weight="bold" style:font-weight-asian="bold" style:font-weight-complex="bold"/>
    </style:style>
    <style:style style:name="T126_21" style:family="text">
      <style:text-properties fo:font-weight="bold" style:font-weight-asian="bold" style:font-weight-complex="bold"/>
    </style:style>
    <style:style style:name="T126_22" style:family="text">
      <style:text-properties fo:font-weight="bold" style:font-weight-asian="bold" style:font-weight-complex="bold"/>
    </style:style>
    <style:style style:name="T126_23" style:family="text">
      <style:text-properties fo:font-weight="bold" style:font-weight-asian="bold" style:font-weight-complex="bold"/>
    </style:style>
    <style:style style:name="T126_24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Column8" style:family="table-column">
      <style:table-column-properties style:column-width="4.128cm"/>
    </style:style>
    <style:style style:name="Column9" style:family="table-column">
      <style:table-column-properties style:column-width="4.128cm"/>
    </style:style>
    <style:style style:name="Row22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3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 style:parent-style-name="Standard"/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5" style:family="text" style:parent-style-name="Standard"/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 style:parent-style-name="Standard"/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 style:parent-style-name="Standard"/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P216" style:family="paragraph" style:parent-style-name="Heading_20_2">
      <style:paragraph-properties fo:break-before="page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Heading_20_4">
      <style:paragraph-properties fo:break-before="auto" fo:line-height="115%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center" style:width="4.948cm" fo:margin-left="5.78cm"/>
    </style:style>
    <style:style style:name="Column10" style:family="table-column">
      <style:table-column-properties style:column-width="4.948cm"/>
    </style:style>
    <style:style style:name="Row42" style:family="table-row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Heading_20_4">
      <style:paragraph-properties fo:break-before="auto" fo:line-height="115%" style:writing-mode="lr-tb"/>
    </style:style>
    <style:style style:name="T227_1" style:family="text"/>
    <style:style style:name="T227_2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center" style:width="16.51cm" fo:margin-left="0cm"/>
    </style:style>
    <style:style style:name="Column11" style:family="table-column">
      <style:table-column-properties style:column-width="4.948cm"/>
    </style:style>
    <style:style style:name="Column12" style:family="table-column">
      <style:table-column-properties style:column-width="3.916cm"/>
    </style:style>
    <style:style style:name="Column13" style:family="table-column">
      <style:table-column-properties style:column-width="7.646cm"/>
    </style:style>
    <style:style style:name="Row44" style:family="table-row"/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center" style:width="16.51cm" fo:margin-left="0cm"/>
    </style:style>
    <style:style style:name="Column14" style:family="table-column">
      <style:table-column-properties style:column-width="1.826cm"/>
    </style:style>
    <style:style style:name="Column15" style:family="table-column">
      <style:table-column-properties style:column-width="1.958cm"/>
    </style:style>
    <style:style style:name="Column16" style:family="table-column">
      <style:table-column-properties style:column-width="2.143cm"/>
    </style:style>
    <style:style style:name="Column17" style:family="table-column">
      <style:table-column-properties style:column-width="2.064cm"/>
    </style:style>
    <style:style style:name="Column18" style:family="table-column">
      <style:table-column-properties style:column-width="2.064cm"/>
    </style:style>
    <style:style style:name="Column19" style:family="table-column">
      <style:table-column-properties style:column-width="2.275cm"/>
    </style:style>
    <style:style style:name="Column20" style:family="table-column">
      <style:table-column-properties style:column-width="4.18cm"/>
    </style:style>
    <style:style style:name="Row46" style:family="table-row"/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7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center" style:width="20.161cm" fo:margin-left="-1.826cm"/>
    </style:style>
    <style:style style:name="Column21" style:family="table-column">
      <style:table-column-properties style:column-width="1.799cm"/>
    </style:style>
    <style:style style:name="Column22" style:family="table-column">
      <style:table-column-properties style:column-width="1.773cm"/>
    </style:style>
    <style:style style:name="Column23" style:family="table-column">
      <style:table-column-properties style:column-width="3.334cm"/>
    </style:style>
    <style:style style:name="Column24" style:family="table-column">
      <style:table-column-properties style:column-width="0.635cm"/>
    </style:style>
    <style:style style:name="Column25" style:family="table-column">
      <style:table-column-properties style:column-width="2.143cm"/>
    </style:style>
    <style:style style:name="Column26" style:family="table-column">
      <style:table-column-properties style:column-width="1.879cm"/>
    </style:style>
    <style:style style:name="Column27" style:family="table-column">
      <style:table-column-properties style:column-width="1.958cm"/>
    </style:style>
    <style:style style:name="Column28" style:family="table-column">
      <style:table-column-properties style:column-width="2.699cm"/>
    </style:style>
    <style:style style:name="Column29" style:family="table-column">
      <style:table-column-properties style:column-width="1.693cm"/>
    </style:style>
    <style:style style:name="Column30" style:family="table-column">
      <style:table-column-properties style:column-width="2.249cm"/>
    </style:style>
    <style:style style:name="Row49" style:family="table-row"/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0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Heading_20_1">
      <style:paragraph-properties fo:break-before="auto" fo:line-height="115%" style:writing-mode="lr-tb"/>
    </style:style>
    <style:style style:name="Table7" style:family="table">
      <style:table-properties table:align="center" style:width="18.627cm" fo:margin-left="-1.058cm"/>
    </style:style>
    <style:style style:name="Column31" style:family="table-column">
      <style:table-column-properties style:column-width="1.879cm"/>
    </style:style>
    <style:style style:name="Column32" style:family="table-column">
      <style:table-column-properties style:column-width="1.826cm"/>
    </style:style>
    <style:style style:name="Column33" style:family="table-column">
      <style:table-column-properties style:column-width="2.672cm"/>
    </style:style>
    <style:style style:name="Column34" style:family="table-column">
      <style:table-column-properties style:column-width="0.635cm"/>
    </style:style>
    <style:style style:name="Column35" style:family="table-column">
      <style:table-column-properties style:column-width="1.244cm"/>
    </style:style>
    <style:style style:name="Column36" style:family="table-column">
      <style:table-column-properties style:column-width="2.672cm"/>
    </style:style>
    <style:style style:name="Column37" style:family="table-column">
      <style:table-column-properties style:column-width="1.376cm"/>
    </style:style>
    <style:style style:name="Column38" style:family="table-column">
      <style:table-column-properties style:column-width="6.324cm"/>
    </style:style>
    <style:style style:name="Row52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center" style:width="10.054cm" fo:margin-left="3.228cm"/>
    </style:style>
    <style:style style:name="Column39" style:family="table-column">
      <style:table-column-properties style:column-width="1.879cm"/>
    </style:style>
    <style:style style:name="Column40" style:family="table-column">
      <style:table-column-properties style:column-width="2.09cm"/>
    </style:style>
    <style:style style:name="Column41" style:family="table-column">
      <style:table-column-properties style:column-width="4.075cm"/>
    </style:style>
    <style:style style:name="Column42" style:family="table-column">
      <style:table-column-properties style:column-width="0.635cm"/>
    </style:style>
    <style:style style:name="Column43" style:family="table-column">
      <style:table-column-properties style:column-width="1.376cm"/>
    </style:style>
    <style:style style:name="Row55" style:family="table-row"/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6" style:family="table-row"/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Heading_20_1">
      <style:paragraph-properties fo:break-before="auto" fo:line-height="115%" style:writing-mode="lr-tb"/>
    </style:style>
    <style:style style:name="Table9" style:family="table">
      <style:table-properties table:align="center" style:width="10.557cm" fo:margin-left="2.976cm"/>
    </style:style>
    <style:style style:name="Column44" style:family="table-column">
      <style:table-column-properties style:column-width="2.037cm"/>
    </style:style>
    <style:style style:name="Column45" style:family="table-column">
      <style:table-column-properties style:column-width="2.884cm"/>
    </style:style>
    <style:style style:name="Column46" style:family="table-column">
      <style:table-column-properties style:column-width="2.355cm"/>
    </style:style>
    <style:style style:name="Column47" style:family="table-column">
      <style:table-column-properties style:column-width="0.635cm"/>
    </style:style>
    <style:style style:name="Column48" style:family="table-column">
      <style:table-column-properties style:column-width="2.646cm"/>
    </style:style>
    <style:style style:name="Row58" style:family="table-row"/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9" style:family="table-row"/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2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Heading_20_1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center" style:width="18.918cm" fo:margin-left="-1.203cm"/>
    </style:style>
    <style:style style:name="Column49" style:family="table-column">
      <style:table-column-properties style:column-width="1.64cm"/>
    </style:style>
    <style:style style:name="Column50" style:family="table-column">
      <style:table-column-properties style:column-width="1.376cm"/>
    </style:style>
    <style:style style:name="Column51" style:family="table-column">
      <style:table-column-properties style:column-width="1.561cm"/>
    </style:style>
    <style:style style:name="Column52" style:family="table-column">
      <style:table-column-properties style:column-width="0.635cm"/>
    </style:style>
    <style:style style:name="Column53" style:family="table-column">
      <style:table-column-properties style:column-width="1.402cm"/>
    </style:style>
    <style:style style:name="Column54" style:family="table-column">
      <style:table-column-properties style:column-width="1.826cm"/>
    </style:style>
    <style:style style:name="Column55" style:family="table-column">
      <style:table-column-properties style:column-width="1.72cm"/>
    </style:style>
    <style:style style:name="Column56" style:family="table-column">
      <style:table-column-properties style:column-width="1.773cm"/>
    </style:style>
    <style:style style:name="Column57" style:family="table-column">
      <style:table-column-properties style:column-width="1.64cm"/>
    </style:style>
    <style:style style:name="Column58" style:family="table-column">
      <style:table-column-properties style:column-width="1.931cm"/>
    </style:style>
    <style:style style:name="Column59" style:family="table-column">
      <style:table-column-properties style:column-width="1.535cm"/>
    </style:style>
    <style:style style:name="Column60" style:family="table-column">
      <style:table-column-properties style:column-width="1.879cm"/>
    </style:style>
    <style:style style:name="Row61" style:family="table-row"/>
    <style:style style:name="Cell2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2" style:family="table-row"/>
    <style:style style:name="Cell3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3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Heading_20_1">
      <style:paragraph-properties fo:break-before="auto" fo:line-height="115%" style:writing-mode="lr-tb"/>
    </style:style>
    <style:style style:name="P424" style:family="paragraph" style:parent-style-name="Heading_20_1">
      <style:paragraph-properties fo:break-before="auto" fo:line-height="115%" style:writing-mode="lr-tb"/>
    </style:style>
    <style:style style:name="T424_1" style:family="text">
      <style:text-properties fo:font-size="11pt" style:font-size-asian="11pt" style:font-size-complex="11pt"/>
    </style:style>
    <style:style style:name="T424_2" style:family="text">
      <style:text-properties fo:font-size="11pt" style:font-size-asian="11pt" style:font-size-complex="11pt"/>
    </style:style>
    <style:style style:name="T424_3" style:family="text">
      <style:text-properties fo:font-size="11pt" style:font-size-asian="11pt" style:font-size-complex="11pt"/>
    </style:style>
    <style:style style:name="T424_4" style:family="text">
      <style:text-properties fo:font-size="11pt" style:font-size-asian="11pt" style:font-size-complex="11pt"/>
    </style:style>
    <style:style style:name="T424_5" style:family="text">
      <style:text-properties fo:font-size="11pt" style:font-size-asian="11pt" style:font-size-complex="11pt"/>
    </style:style>
    <style:style style:name="T424_6" style:family="text">
      <style:text-properties fo:font-size="11pt" style:font-size-asian="11pt" style:font-size-complex="11pt"/>
    </style:style>
    <style:style style:name="T424_7" style:family="text">
      <style:text-properties fo:font-size="11pt" style:font-size-asian="11pt" style:font-size-complex="11pt"/>
    </style:style>
    <style:style style:name="T424_8" style:family="text">
      <style:text-properties fo:font-size="11pt" style:font-size-asian="11pt" style:font-size-complex="11pt"/>
    </style:style>
    <style:style style:name="T424_9" style:family="text">
      <style:text-properties fo:font-size="11pt" style:font-size-asian="11pt" style:font-size-complex="11pt"/>
    </style:style>
    <style:style style:name="T424_10" style:family="text">
      <style:text-properties fo:font-size="11pt" style:font-size-asian="11pt" style:font-size-complex="11pt"/>
    </style:style>
    <style:style style:name="T424_11" style:family="text">
      <style:text-properties fo:font-size="11pt" style:font-size-asian="11pt" style:font-size-complex="11pt"/>
    </style:style>
    <style:style style:name="T424_12" style:family="text">
      <style:text-properties fo:font-size="11pt" style:font-size-asian="11pt" style:font-size-complex="11pt"/>
    </style:style>
    <style:style style:name="T424_13" style:family="text">
      <style:text-properties fo:font-size="11pt" style:font-size-asian="11pt" style:font-size-complex="11pt"/>
    </style:style>
    <style:style style:name="T424_14" style:family="text">
      <style:text-properties fo:font-size="11pt" style:font-size-asian="11pt" style:font-size-complex="11pt"/>
    </style:style>
    <style:style style:name="T424_15" style:family="text">
      <style:text-properties fo:font-size="11pt" style:font-size-asian="11pt" style:font-size-complex="11pt"/>
    </style:style>
    <style:style style:name="T424_16" style:family="text">
      <style:text-properties fo:font-size="11pt" style:font-size-asian="11pt" style:font-size-complex="11pt"/>
    </style:style>
    <style:style style:name="T424_17" style:family="text">
      <style:text-properties fo:font-size="11pt" style:font-size-asian="11pt" style:font-size-complex="11pt"/>
    </style:style>
    <style:style style:name="T424_18" style:family="text">
      <style:text-properties fo:font-size="11pt" style:font-size-asian="11pt" style:font-size-complex="11pt"/>
    </style:style>
    <style:style style:name="T424_19" style:family="text">
      <style:text-properties fo:font-size="11pt" style:font-size-asian="11pt" style:font-size-complex="11pt"/>
    </style:style>
    <style:style style:name="T424_20" style:family="text">
      <style:text-properties fo:font-size="11pt" style:font-size-asian="11pt" style:font-size-complex="11pt"/>
    </style:style>
    <style:style style:name="T424_21" style:family="text">
      <style:text-properties fo:font-size="11pt" style:font-size-asian="11pt" style:font-size-complex="11pt"/>
    </style:style>
    <style:style style:name="T424_22" style:family="text">
      <style:text-properties fo:font-size="11pt" style:font-size-asian="11pt" style:font-size-complex="11pt"/>
    </style:style>
    <style:style style:name="T424_23" style:family="text">
      <style:text-properties fo:font-size="11pt" style:font-size-asian="11pt" style:font-size-complex="11pt"/>
    </style:style>
    <style:style style:name="T424_24" style:family="text">
      <style:text-properties fo:font-size="11pt" style:font-size-asian="11pt" style:font-size-complex="11pt"/>
    </style:style>
    <style:style style:name="T424_25" style:family="text">
      <style:text-properties fo:font-size="11pt" style:font-size-asian="11pt" style:font-size-complex="11pt"/>
    </style:style>
    <style:style style:name="T424_26" style:family="text">
      <style:text-properties fo:font-size="11pt" style:font-size-asian="11pt" style:font-size-complex="11pt"/>
    </style:style>
    <style:style style:name="T424_27" style:family="text">
      <style:text-properties fo:font-size="11pt" style:font-size-asian="11pt" style:font-size-complex="11pt"/>
    </style:style>
    <style:style style:name="T424_28" style:family="text">
      <style:text-properties fo:font-size="11pt" style:font-size-asian="11pt" style:font-size-complex="11pt"/>
    </style:style>
    <style:style style:name="T424_29" style:family="text">
      <style:text-properties fo:font-size="11pt" style:font-size-asian="11pt" style:font-size-complex="11pt"/>
    </style:style>
    <style:style style:name="T424_30" style:family="text">
      <style:text-properties fo:font-size="11pt" style:font-size-asian="11pt" style:font-size-complex="11pt"/>
    </style:style>
    <style:style style:name="T424_31" style:family="text">
      <style:text-properties fo:font-size="11pt" style:font-size-asian="11pt" style:font-size-complex="11pt"/>
    </style:style>
    <style:style style:name="T424_32" style:family="text">
      <style:text-properties fo:font-size="11pt" style:font-size-asian="11pt" style:font-size-complex="11pt"/>
    </style:style>
    <style:style style:name="T424_33" style:family="text">
      <style:text-properties fo:font-size="11pt" style:font-size-asian="11pt" style:font-size-complex="11pt"/>
    </style:style>
    <style:style style:name="T424_34" style:family="text">
      <style:text-properties fo:font-size="11pt" style:font-size-asian="11pt" style:font-size-complex="11pt"/>
    </style:style>
    <style:style style:name="T424_35" style:family="text">
      <style:text-properties fo:font-size="11pt" style:font-size-asian="11pt" style:font-size-complex="11pt"/>
    </style:style>
    <style:style style:name="T424_36" style:family="text">
      <style:text-properties fo:font-size="11pt" style:font-size-asian="11pt" style:font-size-complex="11pt"/>
    </style:style>
    <style:style style:name="T424_37" style:family="text">
      <style:text-properties fo:font-size="11pt" style:font-size-asian="11pt" style:font-size-complex="11pt"/>
    </style:style>
    <style:style style:name="T424_38" style:family="text">
      <style:text-properties fo:font-size="11pt" style:font-size-asian="11pt" style:font-size-complex="11pt"/>
    </style:style>
    <style:style style:name="T424_39" style:family="text">
      <style:text-properties fo:font-size="11pt" style:font-size-asian="11pt" style:font-size-complex="11pt"/>
    </style:style>
    <style:style style:name="T424_40" style:family="text">
      <style:text-properties fo:font-size="11pt" style:font-size-asian="11pt" style:font-size-complex="11pt"/>
    </style:style>
    <style:style style:name="T424_41" style:family="text">
      <style:text-properties fo:font-size="11pt" style:font-size-asian="11pt" style:font-size-complex="11pt"/>
    </style:style>
    <style:style style:name="T424_42" style:family="text">
      <style:text-properties fo:font-size="11pt" style:font-size-asian="11pt" style:font-size-complex="11pt"/>
    </style:style>
    <style:style style:name="T424_43" style:family="text">
      <style:text-properties fo:font-size="11pt" style:font-size-asian="11pt" style:font-size-complex="11pt"/>
    </style:style>
    <style:style style:name="T424_44" style:family="text">
      <style:text-properties fo:font-size="11pt" style:font-size-asian="11pt" style:font-size-complex="11pt"/>
    </style:style>
    <style:style style:name="T424_45" style:family="text">
      <style:text-properties fo:font-size="11pt" style:font-size-asian="11pt" style:font-size-complex="11pt"/>
    </style:style>
    <style:style style:name="T424_46" style:family="text">
      <style:text-properties fo:font-size="11pt" style:font-size-asian="11pt" style:font-size-complex="11pt"/>
    </style:style>
    <style:style style:name="T424_47" style:family="text">
      <style:text-properties fo:font-size="11pt" style:font-size-asian="11pt" style:font-size-complex="11pt"/>
    </style:style>
    <style:style style:name="T424_48" style:family="text">
      <style:text-properties fo:font-size="11pt" style:font-size-asian="11pt" style:font-size-complex="11pt"/>
    </style:style>
    <style:style style:name="T424_49" style:family="text">
      <style:text-properties fo:font-size="11pt" style:font-size-asian="11pt" style:font-size-complex="11pt"/>
    </style:style>
    <style:style style:name="T424_50" style:family="text">
      <style:text-properties fo:font-size="11pt" style:font-size-asian="11pt" style:font-size-complex="11pt"/>
    </style:style>
    <style:style style:name="T424_51" style:family="text">
      <style:text-properties fo:font-size="11pt" style:font-size-asian="11pt" style:font-size-complex="11pt"/>
    </style:style>
    <style:style style:name="T424_52" style:family="text">
      <style:text-properties fo:font-size="11pt" style:font-size-asian="11pt" style:font-size-complex="11pt"/>
    </style:style>
    <style:style style:name="T424_53" style:family="text">
      <style:text-properties fo:font-size="11pt" style:font-size-asian="11pt" style:font-size-complex="11pt"/>
    </style:style>
    <style:style style:name="T424_54" style:family="text">
      <style:text-properties fo:font-size="11pt" style:font-size-asian="11pt" style:font-size-complex="11pt"/>
    </style:style>
    <style:style style:name="T424_55" style:family="text">
      <style:text-properties fo:font-size="11pt" style:font-size-asian="11pt" style:font-size-complex="11pt"/>
    </style:style>
    <style:style style:name="T424_56" style:family="text">
      <style:text-properties fo:font-size="11pt" style:font-size-asian="11pt" style:font-size-complex="11pt"/>
    </style:style>
    <style:style style:name="T424_57" style:family="text">
      <style:text-properties fo:font-size="11pt" style:font-size-asian="11pt" style:font-size-complex="11pt"/>
    </style:style>
    <style:style style:name="T424_58" style:family="text">
      <style:text-properties fo:font-size="11pt" style:font-size-asian="11pt" style:font-size-complex="11pt"/>
    </style:style>
    <style:style style:name="T424_59" style:family="text">
      <style:text-properties fo:font-size="11pt" style:font-size-asian="11pt" style:font-size-complex="11pt"/>
    </style:style>
    <style:style style:name="T424_60" style:family="text">
      <style:text-properties fo:font-size="11pt" style:font-size-asian="11pt" style:font-size-complex="11pt"/>
    </style:style>
    <style:style style:name="P425" style:family="paragraph" style:parent-style-name="Heading_20_2">
      <style:paragraph-properties fo:break-before="page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center" style:width="5.292cm" fo:margin-left="5.609cm"/>
    </style:style>
    <style:style style:name="Column61" style:family="table-column">
      <style:table-column-properties style:column-width="2.487cm"/>
    </style:style>
    <style:style style:name="Column62" style:family="table-column">
      <style:table-column-properties style:column-width="2.805cm"/>
    </style:style>
    <style:style style:name="Row64" style:family="table-row"/>
    <style:style style:name="Cell3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center" style:width="16.351cm" fo:margin-left="0.079cm"/>
    </style:style>
    <style:style style:name="Column63" style:family="table-column">
      <style:table-column-properties style:column-width="2.434cm"/>
    </style:style>
    <style:style style:name="Column64" style:family="table-column">
      <style:table-column-properties style:column-width="3.175cm"/>
    </style:style>
    <style:style style:name="Column65" style:family="table-column">
      <style:table-column-properties style:column-width="6.615cm"/>
    </style:style>
    <style:style style:name="Column66" style:family="table-column">
      <style:table-column-properties style:column-width="4.128cm"/>
    </style:style>
    <style:style style:name="Row65" style:family="table-row"/>
    <style:style style:name="Cell3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6" style:family="table-row"/>
    <style:style style:name="Cell3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3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3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3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3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/>
    <style:style style:name="T480_43" style:family="text"/>
    <style:style style:name="T480_44" style:family="text"/>
    <style:style style:name="T480_45" style:family="text"/>
    <style:style style:name="T480_46" style:family="text"/>
    <style:style style:name="T480_47" style:family="text"/>
    <style:style style:name="T480_48" style:family="text"/>
    <style:style style:name="T480_49" style:family="text"/>
    <style:style style:name="T480_50" style:family="text"/>
    <style:style style:name="T480_51" style:family="text"/>
    <style:style style:name="T480_52" style:family="text"/>
    <style:style style:name="T480_53" style:family="text"/>
    <style:style style:name="T480_54" style:family="text"/>
    <style:style style:name="T480_55" style:family="text"/>
    <style:style style:name="T480_56" style:family="text"/>
    <style:style style:name="T480_57" style:family="text"/>
    <style:style style:name="T480_58" style:family="text"/>
    <style:style style:name="T480_59" style:family="text"/>
    <style:style style:name="T480_60" style:family="text"/>
    <style:style style:name="T480_61" style:family="text"/>
    <style:style style:name="T480_62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T481_35" style:family="text"/>
    <style:style style:name="T481_36" style:family="text"/>
    <style:style style:name="T481_37" style:family="text"/>
    <style:style style:name="T481_38" style:family="text"/>
    <style:style style:name="P482" style:family="paragraph" style:parent-style-name="Heading_20_2">
      <style:paragraph-properties fo:break-before="page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P483" style:family="paragraph" style:parent-style-name="Standard">
      <style:paragraph-properties fo:break-before="auto" fo:line-height="115%" style:writing-mode="lr-tb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P485" style:family="paragraph" style:parent-style-name="Heading_20_2">
      <style:paragraph-properties fo:break-before="page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P486" style:family="paragraph" style:parent-style-name="Standard">
      <style:paragraph-properties fo:break-before="auto" fo:line-height="115%" style:writing-mode="lr-tb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P488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center" style:width="2.487cm" fo:margin-left="7.011cm"/>
    </style:style>
    <style:style style:name="Column67" style:family="table-column">
      <style:table-column-properties style:column-width="2.487cm"/>
    </style:style>
    <style:style style:name="Row71" style:family="table-row"/>
    <style:style style:name="Cell3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break-before="auto" fo:line-height="115%" style:writing-mode="lr-tb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center" style:width="11.721cm" fo:margin-left="2.394cm"/>
    </style:style>
    <style:style style:name="Column68" style:family="table-column">
      <style:table-column-properties style:column-width="3.043cm"/>
    </style:style>
    <style:style style:name="Column69" style:family="table-column">
      <style:table-column-properties style:column-width="2.487cm"/>
    </style:style>
    <style:style style:name="Column70" style:family="table-column">
      <style:table-column-properties style:column-width="3.016cm"/>
    </style:style>
    <style:style style:name="Column71" style:family="table-column">
      <style:table-column-properties style:column-width="3.175cm"/>
    </style:style>
    <style:style style:name="Row72" style:family="table-row"/>
    <style:style style:name="Cell3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break-before="auto" fo:line-height="115%" style:writing-mode="lr-tb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P506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center" style:width="5.53cm" fo:margin-left="5.489cm"/>
    </style:style>
    <style:style style:name="Column72" style:family="table-column">
      <style:table-column-properties style:column-width="3.043cm"/>
    </style:style>
    <style:style style:name="Column73" style:family="table-column">
      <style:table-column-properties style:column-width="2.487cm"/>
    </style:style>
    <style:style style:name="Row73" style:family="table-row"/>
    <style:style style:name="Cell3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P515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center" style:width="2.487cm" fo:margin-left="7.011cm"/>
    </style:style>
    <style:style style:name="Column74" style:family="table-column">
      <style:table-column-properties style:column-width="2.487cm"/>
    </style:style>
    <style:style style:name="Row74" style:family="table-row"/>
    <style:style style:name="Cell3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center"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P521" style:family="paragraph" style:parent-style-name="Standard">
      <style:paragraph-properties fo:break-before="auto" fo:line-height="115%" style:writing-mode="lr-tb"/>
    </style:style>
    <style:style style:name="Table17" style:family="table">
      <style:table-properties table:align="center" style:width="16.512cm" fo:margin-left="0cm"/>
    </style:style>
    <style:style style:name="Column75" style:family="table-column">
      <style:table-column-properties style:column-width="2.487cm"/>
    </style:style>
    <style:style style:name="Column76" style:family="table-column">
      <style:table-column-properties style:column-width="2.805cm"/>
    </style:style>
    <style:style style:name="Column77" style:family="table-column">
      <style:table-column-properties style:column-width="2.646cm"/>
    </style:style>
    <style:style style:name="Column78" style:family="table-column">
      <style:table-column-properties style:column-width="3.149cm"/>
    </style:style>
    <style:style style:name="Column79" style:family="table-column">
      <style:table-column-properties style:column-width="2.713cm"/>
    </style:style>
    <style:style style:name="Column80" style:family="table-column">
      <style:table-column-properties style:column-width="2.713cm"/>
    </style:style>
    <style:style style:name="Row75" style:family="table-row"/>
    <style:style style:name="Cell3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text-align="center" fo:break-before="page" fo:line-height="115%" style:writing-mode="lr-tb"/>
    </style:style>
    <style:style style:name="T541_1" style:family="text">
      <style:text-properties fo:font-size="12pt" style:font-size-asian="12pt" style:font-size-complex="12pt" fo:font-weight="bold" style:font-weight-asian="bold" style:font-weight-complex="bold"/>
    </style:style>
    <style:style style:name="T541_2" style:family="text">
      <style:text-properties fo:font-size="12pt" style:font-size-asian="12pt" style:font-size-complex="12pt" fo:font-weight="bold" style:font-weight-asian="bold" style:font-weight-complex="bold"/>
    </style:style>
    <style:style style:name="T541_3" style:family="text">
      <style:text-properties fo:font-size="12pt" style:font-size-asian="12pt" style:font-size-complex="12pt" fo:font-weight="bold" style:font-weight-asian="bold" style:font-weight-complex="bold"/>
    </style:style>
    <style:style style:name="T541_4" style:family="text">
      <style:text-properties fo:font-size="12pt" style:font-size-asian="12pt" style:font-size-complex="12pt" fo:font-weight="bold" style:font-weight-asian="bold" style:font-weight-complex="bold"/>
    </style:style>
    <style:style style:name="T541_5" style:family="text">
      <style:text-properties fo:font-size="12pt" style:font-size-asian="12pt" style:font-size-complex="12pt" fo:font-weight="bold" style:font-weight-asian="bold" style:font-weight-complex="bold"/>
    </style:style>
    <style:style style:name="T541_6" style:family="text">
      <style:text-properties fo:font-size="12pt" style:font-size-asian="12pt" style:font-size-complex="12pt" fo:font-weight="bold" style:font-weight-asian="bold" style:font-weight-complex="bold"/>
    </style:style>
    <style:style style:name="P542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54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43_1" style:family="text">
      <style:text-properties fo:font-size="12pt" style:font-size-asian="12pt" style:font-size-complex="12pt"/>
    </style:style>
    <style:style style:name="T543_2" style:family="text">
      <style:text-properties fo:font-size="12pt" style:font-size-asian="12pt" style:font-size-complex="12pt"/>
    </style:style>
    <style:style style:name="T543_3" style:family="text">
      <style:text-properties fo:font-size="12pt" style:font-size-asian="12pt" style:font-size-complex="12pt"/>
    </style:style>
    <style:style style:name="T543_4" style:family="text">
      <style:text-properties fo:font-size="12pt" style:font-size-asian="12pt" style:font-size-complex="12pt"/>
    </style:style>
    <style:style style:name="T543_5" style:family="text">
      <style:text-properties fo:font-size="12pt" style:font-size-asian="12pt" style:font-size-complex="12pt"/>
    </style:style>
    <style:style style:name="T543_6" style:family="text">
      <style:text-properties fo:font-size="12pt" style:font-size-asian="12pt" style:font-size-complex="12pt"/>
    </style:style>
    <style:style style:name="T543_7" style:family="text">
      <style:text-properties fo:font-size="12pt" style:font-size-asian="12pt" style:font-size-complex="12pt"/>
    </style:style>
    <style:style style:name="T543_8" style:family="text">
      <style:text-properties fo:font-size="12pt" style:font-size-asian="12pt" style:font-size-complex="12pt"/>
    </style:style>
    <style:style style:name="T543_9" style:family="text">
      <style:text-properties fo:font-size="12pt" style:font-size-asian="12pt" style:font-size-complex="12pt"/>
    </style:style>
    <style:style style:name="T543_10" style:family="text">
      <style:text-properties fo:font-size="12pt" style:font-size-asian="12pt" style:font-size-complex="12pt"/>
    </style:style>
    <style:style style:name="T543_11" style:family="text">
      <style:text-properties fo:font-size="12pt" style:font-size-asian="12pt" style:font-size-complex="12pt"/>
    </style:style>
    <style:style style:name="T543_12" style:family="text">
      <style:text-properties fo:font-size="12pt" style:font-size-asian="12pt" style:font-size-complex="12pt"/>
    </style:style>
    <style:style style:name="T543_13" style:family="text">
      <style:text-properties fo:font-size="12pt" style:font-size-asian="12pt" style:font-size-complex="12pt"/>
    </style:style>
    <style:style style:name="T543_14" style:family="text">
      <style:text-properties fo:font-size="12pt" style:font-size-asian="12pt" style:font-size-complex="12pt"/>
    </style:style>
    <style:style style:name="T543_15" style:family="text">
      <style:text-properties fo:font-size="12pt" style:font-size-asian="12pt" style:font-size-complex="12pt"/>
    </style:style>
    <style:style style:name="P54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44_1" style:family="text">
      <style:text-properties fo:font-size="12pt" style:font-size-asian="12pt" style:font-size-complex="12pt"/>
    </style:style>
    <style:style style:name="T544_2" style:family="text">
      <style:text-properties fo:font-size="12pt" style:font-size-asian="12pt" style:font-size-complex="12pt"/>
    </style:style>
    <style:style style:name="T544_3" style:family="text">
      <style:text-properties fo:font-size="12pt" style:font-size-asian="12pt" style:font-size-complex="12pt"/>
    </style:style>
    <style:style style:name="T544_4" style:family="text">
      <style:text-properties fo:font-size="12pt" style:font-size-asian="12pt" style:font-size-complex="12pt"/>
    </style:style>
    <style:style style:name="T544_5" style:family="text">
      <style:text-properties fo:font-size="12pt" style:font-size-asian="12pt" style:font-size-complex="12pt"/>
    </style:style>
    <style:style style:name="T544_6" style:family="text">
      <style:text-properties fo:font-size="12pt" style:font-size-asian="12pt" style:font-size-complex="12pt"/>
    </style:style>
    <style:style style:name="T544_7" style:family="text">
      <style:text-properties fo:font-size="12pt" style:font-size-asian="12pt" style:font-size-complex="12pt"/>
    </style:style>
    <style:style style:name="T544_8" style:family="text">
      <style:text-properties fo:font-size="12pt" style:font-size-asian="12pt" style:font-size-complex="12pt"/>
    </style:style>
    <style:style style:name="T544_9" style:family="text">
      <style:text-properties fo:font-size="12pt" style:font-size-asian="12pt" style:font-size-complex="12pt"/>
    </style:style>
    <style:style style:name="T544_10" style:family="text"/>
    <style:style style:name="T544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12" style:family="text"/>
    <style:style style:name="T544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14" style:family="text"/>
    <style:style style:name="T544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16" style:family="text"/>
    <style:style style:name="T544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18" style:family="text"/>
    <style:style style:name="T544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20" style:family="text"/>
    <style:style style:name="T544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22" style:family="text"/>
    <style:style style:name="T544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24" style:family="text"/>
    <style:style style:name="T544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26" style:family="text"/>
    <style:style style:name="T544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28" style:family="text"/>
    <style:style style:name="T544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30" style:family="text"/>
    <style:style style:name="T544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32" style:family="text"/>
    <style:style style:name="T544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34" style:family="text"/>
    <style:style style:name="T544_35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36" style:family="text"/>
    <style:style style:name="T544_37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38" style:family="text"/>
    <style:style style:name="T544_39" style:family="text">
      <style:text-properties fo:color="#1155cc" fo:font-size="12pt" style:font-size-asian="12pt" style:font-size-complex="12pt" style:text-underline-style="solid" style:text-underline-color="font-color"/>
    </style:style>
    <style:style style:name="T544_40" style:family="text">
      <style:text-properties fo:font-size="12pt" style:font-size-asian="12pt" style:font-size-complex="12pt"/>
    </style:style>
    <style:style style:name="P545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46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47" style:family="paragraph" style:parent-style-name="Heading_20_2">
      <style:paragraph-properties fo:break-before="page" fo:line-height="115%" style:writing-mode="lr-tb"/>
    </style:style>
    <style:style style:name="T547_1" style:family="text"/>
    <style:style style:name="T547_2" style:family="text"/>
    <style:style style:name="T547_3" style:family="text"/>
    <style:style style:name="P548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4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49_1" style:family="text">
      <style:text-properties fo:font-size="12pt" style:font-size-asian="12pt" style:font-size-complex="12pt"/>
    </style:style>
    <style:style style:name="T549_2" style:family="text">
      <style:text-properties fo:font-size="12pt" style:font-size-asian="12pt" style:font-size-complex="12pt"/>
    </style:style>
    <style:style style:name="T549_3" style:family="text">
      <style:text-properties fo:font-size="12pt" style:font-size-asian="12pt" style:font-size-complex="12pt"/>
    </style:style>
    <style:style style:name="T549_4" style:family="text">
      <style:text-properties fo:font-size="12pt" style:font-size-asian="12pt" style:font-size-complex="12pt"/>
    </style:style>
    <style:style style:name="T549_5" style:family="text">
      <style:text-properties fo:font-size="12pt" style:font-size-asian="12pt" style:font-size-complex="12pt"/>
    </style:style>
    <style:style style:name="T549_6" style:family="text">
      <style:text-properties fo:font-size="12pt" style:font-size-asian="12pt" style:font-size-complex="12pt"/>
    </style:style>
    <style:style style:name="T549_7" style:family="text">
      <style:text-properties fo:font-size="12pt" style:font-size-asian="12pt" style:font-size-complex="12pt"/>
    </style:style>
    <style:style style:name="T549_8" style:family="text">
      <style:text-properties fo:font-size="12pt" style:font-size-asian="12pt" style:font-size-complex="12pt"/>
    </style:style>
    <style:style style:name="T549_9" style:family="text">
      <style:text-properties fo:color="#4a86e8" fo:font-size="12pt" style:font-size-asian="12pt" style:font-size-complex="12pt"/>
    </style:style>
    <style:style style:name="T549_10" style:family="text">
      <style:text-properties fo:color="#4a86e8" fo:font-size="12pt" style:font-size-asian="12pt" style:font-size-complex="12pt"/>
    </style:style>
    <style:style style:name="T549_11" style:family="text">
      <style:text-properties fo:color="#4a86e8" fo:font-size="12pt" style:font-size-asian="12pt" style:font-size-complex="12pt"/>
    </style:style>
    <style:style style:name="T549_12" style:family="text">
      <style:text-properties fo:color="#4a86e8" fo:font-size="12pt" style:font-size-asian="12pt" style:font-size-complex="12pt"/>
    </style:style>
    <style:style style:name="T549_13" style:family="text">
      <style:text-properties fo:font-size="12pt" style:font-size-asian="12pt" style:font-size-complex="12pt"/>
    </style:style>
    <style:style style:name="T549_14" style:family="text">
      <style:text-properties fo:font-size="12pt" style:font-size-asian="12pt" style:font-size-complex="12pt"/>
    </style:style>
    <style:style style:name="P550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5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1_1" style:family="text">
      <style:text-properties fo:font-size="12pt" style:font-size-asian="12pt" style:font-size-complex="12pt"/>
    </style:style>
    <style:style style:name="T551_2" style:family="text">
      <style:text-properties fo:font-size="12pt" style:font-size-asian="12pt" style:font-size-complex="12pt"/>
    </style:style>
    <style:style style:name="T551_3" style:family="text">
      <style:text-properties fo:font-size="12pt" style:font-size-asian="12pt" style:font-size-complex="12pt"/>
    </style:style>
    <style:style style:name="T551_4" style:family="text">
      <style:text-properties fo:font-size="12pt" style:font-size-asian="12pt" style:font-size-complex="12pt"/>
    </style:style>
    <style:style style:name="T551_5" style:family="text">
      <style:text-properties fo:font-size="12pt" style:font-size-asian="12pt" style:font-size-complex="12pt"/>
    </style:style>
    <style:style style:name="T551_6" style:family="text">
      <style:text-properties fo:font-size="12pt" style:font-size-asian="12pt" style:font-size-complex="12pt"/>
    </style:style>
    <style:style style:name="T551_7" style:family="text">
      <style:text-properties fo:font-size="12pt" style:font-size-asian="12pt" style:font-size-complex="12pt"/>
    </style:style>
    <style:style style:name="T551_8" style:family="text">
      <style:text-properties fo:font-size="12pt" style:font-size-asian="12pt" style:font-size-complex="12pt"/>
    </style:style>
    <style:style style:name="T551_9" style:family="text">
      <style:text-properties fo:font-size="12pt" style:font-size-asian="12pt" style:font-size-complex="12pt"/>
    </style:style>
    <style:style style:name="T551_10" style:family="text">
      <style:text-properties fo:font-size="12pt" style:font-size-asian="12pt" style:font-size-complex="12pt"/>
    </style:style>
    <style:style style:name="P552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5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3_1" style:family="text">
      <style:text-properties fo:font-size="12pt" style:font-size-asian="12pt" style:font-size-complex="12pt"/>
    </style:style>
    <style:style style:name="T553_2" style:family="text">
      <style:text-properties fo:font-size="12pt" style:font-size-asian="12pt" style:font-size-complex="12pt"/>
    </style:style>
    <style:style style:name="T553_3" style:family="text">
      <style:text-properties fo:font-size="12pt" style:font-size-asian="12pt" style:font-size-complex="12pt"/>
    </style:style>
    <style:style style:name="T553_4" style:family="text">
      <style:text-properties fo:font-size="12pt" style:font-size-asian="12pt" style:font-size-complex="12pt"/>
    </style:style>
    <style:style style:name="T553_5" style:family="text">
      <style:text-properties fo:font-size="12pt" style:font-size-asian="12pt" style:font-size-complex="12pt"/>
    </style:style>
    <style:style style:name="T553_6" style:family="text">
      <style:text-properties fo:font-size="12pt" style:font-size-asian="12pt" style:font-size-complex="12pt"/>
    </style:style>
    <style:style style:name="T553_7" style:family="text">
      <style:text-properties fo:font-size="12pt" style:font-size-asian="12pt" style:font-size-complex="12pt"/>
    </style:style>
    <style:style style:name="T553_8" style:family="text">
      <style:text-properties fo:font-size="12pt" style:font-size-asian="12pt" style:font-size-complex="12pt"/>
    </style:style>
    <style:style style:name="T553_9" style:family="text">
      <style:text-properties fo:font-size="12pt" style:font-size-asian="12pt" style:font-size-complex="12pt"/>
    </style:style>
    <style:style style:name="T553_10" style:family="text">
      <style:text-properties fo:font-size="12pt" style:font-size-asian="12pt" style:font-size-complex="12pt"/>
    </style:style>
    <style:style style:name="T553_11" style:family="text">
      <style:text-properties fo:font-size="12pt" style:font-size-asian="12pt" style:font-size-complex="12pt"/>
    </style:style>
    <style:style style:name="T553_12" style:family="text">
      <style:text-properties fo:font-size="12pt" style:font-size-asian="12pt" style:font-size-complex="12pt"/>
    </style:style>
    <style:style style:name="T553_13" style:family="text">
      <style:text-properties fo:font-size="12pt" style:font-size-asian="12pt" style:font-size-complex="12pt"/>
    </style:style>
    <style:style style:name="T553_14" style:family="text">
      <style:text-properties fo:font-size="12pt" style:font-size-asian="12pt" style:font-size-complex="12pt"/>
    </style:style>
    <style:style style:name="T553_15" style:family="text">
      <style:text-properties fo:font-size="12pt" style:font-size-asian="12pt" style:font-size-complex="12pt"/>
    </style:style>
    <style:style style:name="T553_16" style:family="text">
      <style:text-properties fo:font-size="12pt" style:font-size-asian="12pt" style:font-size-complex="12pt"/>
    </style:style>
    <style:style style:name="T553_17" style:family="text">
      <style:text-properties fo:font-size="12pt" style:font-size-asian="12pt" style:font-size-complex="12pt"/>
    </style:style>
    <style:style style:name="T553_18" style:family="text">
      <style:text-properties fo:font-size="12pt" style:font-size-asian="12pt" style:font-size-complex="12pt"/>
    </style:style>
    <style:style style:name="T553_19" style:family="text">
      <style:text-properties fo:font-size="12pt" style:font-size-asian="12pt" style:font-size-complex="12pt"/>
    </style:style>
    <style:style style:name="T553_20" style:family="text">
      <style:text-properties fo:font-size="12pt" style:font-size-asian="12pt" style:font-size-complex="12pt"/>
    </style:style>
    <style:style style:name="P554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5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5_1" style:family="text">
      <style:text-properties fo:color="#4a86e8" fo:font-size="10pt" style:font-size-asian="10pt" style:font-size-complex="10pt"/>
    </style:style>
    <style:style style:name="T555_2" style:family="text">
      <style:text-properties fo:color="#4a86e8" fo:font-size="10pt" style:font-size-asian="10pt" style:font-size-complex="10pt"/>
    </style:style>
    <style:style style:name="T555_3" style:family="text">
      <style:text-properties fo:color="#4a86e8" fo:font-size="10pt" style:font-size-asian="10pt" style:font-size-complex="10pt"/>
    </style:style>
    <style:style style:name="T555_4" style:family="text">
      <style:text-properties fo:color="#4a86e8" fo:font-size="10pt" style:font-size-asian="10pt" style:font-size-complex="10pt"/>
    </style:style>
    <style:style style:name="P55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6_1" style:family="text">
      <style:text-properties fo:color="#4a86e8" fo:font-size="10pt" style:font-size-asian="10pt" style:font-size-complex="10pt"/>
    </style:style>
    <style:style style:name="T556_2" style:family="text">
      <style:text-properties fo:color="#4a86e8" fo:font-size="10pt" style:font-size-asian="10pt" style:font-size-complex="10pt"/>
    </style:style>
    <style:style style:name="T556_3" style:family="text">
      <style:text-properties fo:color="#4a86e8" fo:font-size="10pt" style:font-size-asian="10pt" style:font-size-complex="10pt"/>
    </style:style>
    <style:style style:name="T556_4" style:family="text">
      <style:text-properties fo:color="#4a86e8" fo:font-size="10pt" style:font-size-asian="10pt" style:font-size-complex="10pt"/>
    </style:style>
    <style:style style:name="T556_5" style:family="text">
      <style:text-properties fo:color="#4a86e8" fo:font-size="10pt" style:font-size-asian="10pt" style:font-size-complex="10pt"/>
    </style:style>
    <style:style style:name="T556_6" style:family="text">
      <style:text-properties fo:color="#4a86e8" fo:font-size="10pt" style:font-size-asian="10pt" style:font-size-complex="10pt"/>
    </style:style>
    <style:style style:name="T556_7" style:family="text">
      <style:text-properties fo:color="#4a86e8" fo:font-size="10pt" style:font-size-asian="10pt" style:font-size-complex="10pt"/>
    </style:style>
    <style:style style:name="T556_8" style:family="text">
      <style:text-properties fo:color="#4a86e8" fo:font-size="10pt" style:font-size-asian="10pt" style:font-size-complex="10pt"/>
    </style:style>
    <style:style style:name="P55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7_1" style:family="text">
      <style:text-properties fo:color="#4a86e8" fo:font-size="10pt" style:font-size-asian="10pt" style:font-size-complex="10pt"/>
    </style:style>
    <style:style style:name="T557_2" style:family="text">
      <style:text-properties fo:color="#4a86e8" fo:font-size="10pt" style:font-size-asian="10pt" style:font-size-complex="10pt"/>
    </style:style>
    <style:style style:name="T557_3" style:family="text">
      <style:text-properties fo:color="#4a86e8" fo:font-size="10pt" style:font-size-asian="10pt" style:font-size-complex="10pt"/>
    </style:style>
    <style:style style:name="T557_4" style:family="text">
      <style:text-properties fo:color="#4a86e8" fo:font-size="10pt" style:font-size-asian="10pt" style:font-size-complex="10pt"/>
    </style:style>
    <style:style style:name="T557_5" style:family="text">
      <style:text-properties fo:color="#4a86e8" fo:font-size="10pt" style:font-size-asian="10pt" style:font-size-complex="10pt"/>
    </style:style>
    <style:style style:name="T557_6" style:family="text">
      <style:text-properties fo:color="#4a86e8" fo:font-size="10pt" style:font-size-asian="10pt" style:font-size-complex="10pt"/>
    </style:style>
    <style:style style:name="T557_7" style:family="text">
      <style:text-properties fo:color="#4a86e8" fo:font-size="10pt" style:font-size-asian="10pt" style:font-size-complex="10pt"/>
    </style:style>
    <style:style style:name="T557_8" style:family="text">
      <style:text-properties fo:color="#4a86e8" fo:font-size="10pt" style:font-size-asian="10pt" style:font-size-complex="10pt"/>
    </style:style>
    <style:style style:name="P55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8_1" style:family="text">
      <style:text-properties fo:color="#4a86e8" fo:font-size="10pt" style:font-size-asian="10pt" style:font-size-complex="10pt"/>
    </style:style>
    <style:style style:name="T558_2" style:family="text">
      <style:text-properties fo:color="#4a86e8" fo:font-size="10pt" style:font-size-asian="10pt" style:font-size-complex="10pt"/>
    </style:style>
    <style:style style:name="T558_3" style:family="text">
      <style:text-properties fo:color="#4a86e8" fo:font-size="10pt" style:font-size-asian="10pt" style:font-size-complex="10pt"/>
    </style:style>
    <style:style style:name="T558_4" style:family="text">
      <style:text-properties fo:color="#4a86e8" fo:font-size="10pt" style:font-size-asian="10pt" style:font-size-complex="10pt"/>
    </style:style>
    <style:style style:name="T558_5" style:family="text">
      <style:text-properties fo:color="#4a86e8" fo:font-size="10pt" style:font-size-asian="10pt" style:font-size-complex="10pt"/>
    </style:style>
    <style:style style:name="T558_6" style:family="text">
      <style:text-properties fo:color="#4a86e8" fo:font-size="10pt" style:font-size-asian="10pt" style:font-size-complex="10pt"/>
    </style:style>
    <style:style style:name="T558_7" style:family="text">
      <style:text-properties fo:color="#4a86e8" fo:font-size="10pt" style:font-size-asian="10pt" style:font-size-complex="10pt"/>
    </style:style>
    <style:style style:name="T558_8" style:family="text">
      <style:text-properties fo:color="#4a86e8" fo:font-size="10pt" style:font-size-asian="10pt" style:font-size-complex="10pt"/>
    </style:style>
    <style:style style:name="P55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59_1" style:family="text">
      <style:text-properties fo:color="#4a86e8" fo:font-size="10pt" style:font-size-asian="10pt" style:font-size-complex="10pt"/>
    </style:style>
    <style:style style:name="T559_2" style:family="text">
      <style:text-properties fo:color="#4a86e8" fo:font-size="10pt" style:font-size-asian="10pt" style:font-size-complex="10pt"/>
    </style:style>
    <style:style style:name="T559_3" style:family="text">
      <style:text-properties fo:color="#4a86e8" fo:font-size="10pt" style:font-size-asian="10pt" style:font-size-complex="10pt"/>
    </style:style>
    <style:style style:name="T559_4" style:family="text">
      <style:text-properties fo:color="#4a86e8" fo:font-size="10pt" style:font-size-asian="10pt" style:font-size-complex="10pt"/>
    </style:style>
    <style:style style:name="T559_5" style:family="text">
      <style:text-properties fo:color="#4a86e8" fo:font-size="10pt" style:font-size-asian="10pt" style:font-size-complex="10pt"/>
    </style:style>
    <style:style style:name="T559_6" style:family="text">
      <style:text-properties fo:color="#4a86e8" fo:font-size="10pt" style:font-size-asian="10pt" style:font-size-complex="10pt"/>
    </style:style>
    <style:style style:name="T559_7" style:family="text">
      <style:text-properties fo:color="#4a86e8" fo:font-size="10pt" style:font-size-asian="10pt" style:font-size-complex="10pt"/>
    </style:style>
    <style:style style:name="T559_8" style:family="text">
      <style:text-properties fo:color="#4a86e8" fo:font-size="10pt" style:font-size-asian="10pt" style:font-size-complex="10pt"/>
    </style:style>
    <style:style style:name="T559_9" style:family="text">
      <style:text-properties fo:color="#4a86e8" fo:font-size="10pt" style:font-size-asian="10pt" style:font-size-complex="10pt"/>
    </style:style>
    <style:style style:name="T559_10" style:family="text">
      <style:text-properties fo:color="#4a86e8" fo:font-size="10pt" style:font-size-asian="10pt" style:font-size-complex="10pt"/>
    </style:style>
    <style:style style:name="P56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0_1" style:family="text">
      <style:text-properties fo:color="#4a86e8" fo:font-size="10pt" style:font-size-asian="10pt" style:font-size-complex="10pt"/>
    </style:style>
    <style:style style:name="T560_2" style:family="text">
      <style:text-properties fo:color="#4a86e8" fo:font-size="10pt" style:font-size-asian="10pt" style:font-size-complex="10pt"/>
    </style:style>
    <style:style style:name="T560_3" style:family="text">
      <style:text-properties fo:color="#4a86e8" fo:font-size="10pt" style:font-size-asian="10pt" style:font-size-complex="10pt"/>
    </style:style>
    <style:style style:name="T560_4" style:family="text">
      <style:text-properties fo:color="#4a86e8" fo:font-size="10pt" style:font-size-asian="10pt" style:font-size-complex="10pt"/>
    </style:style>
    <style:style style:name="T560_5" style:family="text">
      <style:text-properties fo:color="#4a86e8" fo:font-size="10pt" style:font-size-asian="10pt" style:font-size-complex="10pt"/>
    </style:style>
    <style:style style:name="T560_6" style:family="text">
      <style:text-properties fo:color="#4a86e8" fo:font-size="10pt" style:font-size-asian="10pt" style:font-size-complex="10pt"/>
    </style:style>
    <style:style style:name="T560_7" style:family="text">
      <style:text-properties fo:color="#4a86e8" fo:font-size="10pt" style:font-size-asian="10pt" style:font-size-complex="10pt"/>
    </style:style>
    <style:style style:name="T560_8" style:family="text">
      <style:text-properties fo:color="#4a86e8" fo:font-size="10pt" style:font-size-asian="10pt" style:font-size-complex="10pt"/>
    </style:style>
    <style:style style:name="T560_9" style:family="text">
      <style:text-properties fo:color="#4a86e8" fo:font-size="10pt" style:font-size-asian="10pt" style:font-size-complex="10pt"/>
    </style:style>
    <style:style style:name="T560_10" style:family="text">
      <style:text-properties fo:color="#4a86e8" fo:font-size="10pt" style:font-size-asian="10pt" style:font-size-complex="10pt"/>
    </style:style>
    <style:style style:name="P56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1_1" style:family="text">
      <style:text-properties fo:color="#4a86e8" fo:font-size="10pt" style:font-size-asian="10pt" style:font-size-complex="10pt"/>
    </style:style>
    <style:style style:name="T561_2" style:family="text">
      <style:text-properties fo:color="#4a86e8" fo:font-size="10pt" style:font-size-asian="10pt" style:font-size-complex="10pt"/>
    </style:style>
    <style:style style:name="T561_3" style:family="text">
      <style:text-properties fo:color="#4a86e8" fo:font-size="10pt" style:font-size-asian="10pt" style:font-size-complex="10pt"/>
    </style:style>
    <style:style style:name="T561_4" style:family="text">
      <style:text-properties fo:color="#4a86e8" fo:font-size="10pt" style:font-size-asian="10pt" style:font-size-complex="10pt"/>
    </style:style>
    <style:style style:name="T561_5" style:family="text">
      <style:text-properties fo:color="#4a86e8" fo:font-size="10pt" style:font-size-asian="10pt" style:font-size-complex="10pt"/>
    </style:style>
    <style:style style:name="T561_6" style:family="text">
      <style:text-properties fo:color="#4a86e8" fo:font-size="10pt" style:font-size-asian="10pt" style:font-size-complex="10pt"/>
    </style:style>
    <style:style style:name="T561_7" style:family="text">
      <style:text-properties fo:color="#4a86e8" fo:font-size="10pt" style:font-size-asian="10pt" style:font-size-complex="10pt"/>
    </style:style>
    <style:style style:name="T561_8" style:family="text">
      <style:text-properties fo:color="#4a86e8" fo:font-size="10pt" style:font-size-asian="10pt" style:font-size-complex="10pt"/>
    </style:style>
    <style:style style:name="T561_9" style:family="text">
      <style:text-properties fo:color="#4a86e8" fo:font-size="10pt" style:font-size-asian="10pt" style:font-size-complex="10pt"/>
    </style:style>
    <style:style style:name="T561_10" style:family="text">
      <style:text-properties fo:color="#4a86e8" fo:font-size="10pt" style:font-size-asian="10pt" style:font-size-complex="10pt"/>
    </style:style>
    <style:style style:name="P56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2_1" style:family="text">
      <style:text-properties fo:color="#4a86e8" fo:font-size="10pt" style:font-size-asian="10pt" style:font-size-complex="10pt"/>
    </style:style>
    <style:style style:name="T562_2" style:family="text">
      <style:text-properties fo:color="#4a86e8" fo:font-size="10pt" style:font-size-asian="10pt" style:font-size-complex="10pt"/>
    </style:style>
    <style:style style:name="T562_3" style:family="text">
      <style:text-properties fo:color="#4a86e8" fo:font-size="10pt" style:font-size-asian="10pt" style:font-size-complex="10pt"/>
    </style:style>
    <style:style style:name="T562_4" style:family="text">
      <style:text-properties fo:color="#4a86e8" fo:font-size="10pt" style:font-size-asian="10pt" style:font-size-complex="10pt"/>
    </style:style>
    <style:style style:name="P56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3_1" style:family="text">
      <style:text-properties fo:color="#4a86e8" fo:font-size="10pt" style:font-size-asian="10pt" style:font-size-complex="10pt"/>
    </style:style>
    <style:style style:name="T563_2" style:family="text">
      <style:text-properties fo:color="#4a86e8" fo:font-size="10pt" style:font-size-asian="10pt" style:font-size-complex="10pt"/>
    </style:style>
    <style:style style:name="T563_3" style:family="text">
      <style:text-properties fo:color="#4a86e8" fo:font-size="10pt" style:font-size-asian="10pt" style:font-size-complex="10pt"/>
    </style:style>
    <style:style style:name="T563_4" style:family="text">
      <style:text-properties fo:color="#4a86e8" fo:font-size="10pt" style:font-size-asian="10pt" style:font-size-complex="10pt"/>
    </style:style>
    <style:style style:name="P56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4_1" style:family="text">
      <style:text-properties fo:color="#4a86e8" fo:font-size="10pt" style:font-size-asian="10pt" style:font-size-complex="10pt"/>
    </style:style>
    <style:style style:name="T564_2" style:family="text">
      <style:text-properties fo:color="#4a86e8" fo:font-size="10pt" style:font-size-asian="10pt" style:font-size-complex="10pt"/>
    </style:style>
    <style:style style:name="T564_3" style:family="text">
      <style:text-properties fo:color="#4a86e8" fo:font-size="10pt" style:font-size-asian="10pt" style:font-size-complex="10pt"/>
    </style:style>
    <style:style style:name="T564_4" style:family="text">
      <style:text-properties fo:color="#4a86e8" fo:font-size="10pt" style:font-size-asian="10pt" style:font-size-complex="10pt"/>
    </style:style>
    <style:style style:name="P56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5_1" style:family="text">
      <style:text-properties fo:color="#4a86e8" fo:font-size="10pt" style:font-size-asian="10pt" style:font-size-complex="10pt"/>
    </style:style>
    <style:style style:name="T565_2" style:family="text">
      <style:text-properties fo:color="#4a86e8" fo:font-size="10pt" style:font-size-asian="10pt" style:font-size-complex="10pt"/>
    </style:style>
    <style:style style:name="T565_3" style:family="text">
      <style:text-properties fo:color="#4a86e8" fo:font-size="10pt" style:font-size-asian="10pt" style:font-size-complex="10pt"/>
    </style:style>
    <style:style style:name="T565_4" style:family="text">
      <style:text-properties fo:color="#4a86e8" fo:font-size="10pt" style:font-size-asian="10pt" style:font-size-complex="10pt"/>
    </style:style>
    <style:style style:name="T565_5" style:family="text">
      <style:text-properties fo:color="#4a86e8" fo:font-size="10pt" style:font-size-asian="10pt" style:font-size-complex="10pt"/>
    </style:style>
    <style:style style:name="P566" style:family="paragraph" style:parent-style-name="Standard">
      <style:paragraph-properties fo:text-align="left" fo:break-before="auto" fo:text-indent="0cm" fo:line-height="115%" fo:margin-left="0cm" style:writing-mode="lr-tb"/>
      <style:text-properties fo:color="#4a86e8" fo:font-size="10pt" style:font-size-asian="10pt" style:font-size-complex="10pt"/>
    </style:style>
    <style:style style:name="P56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7_1" style:family="text">
      <style:text-properties fo:color="#4a86e8" fo:font-size="10pt" style:font-size-asian="10pt" style:font-size-complex="10pt"/>
    </style:style>
    <style:style style:name="T567_2" style:family="text">
      <style:text-properties fo:color="#4a86e8" fo:font-size="10pt" style:font-size-asian="10pt" style:font-size-complex="10pt"/>
    </style:style>
    <style:style style:name="T567_3" style:family="text">
      <style:text-properties fo:color="#4a86e8" fo:font-size="10pt" style:font-size-asian="10pt" style:font-size-complex="10pt"/>
    </style:style>
    <style:style style:name="T567_4" style:family="text">
      <style:text-properties fo:color="#4a86e8" fo:font-size="10pt" style:font-size-asian="10pt" style:font-size-complex="10pt"/>
    </style:style>
    <style:style style:name="T567_5" style:family="text">
      <style:text-properties fo:color="#4a86e8" fo:font-size="10pt" style:font-size-asian="10pt" style:font-size-complex="10pt"/>
    </style:style>
    <style:style style:name="T567_6" style:family="text">
      <style:text-properties fo:color="#4a86e8" fo:font-size="10pt" style:font-size-asian="10pt" style:font-size-complex="10pt"/>
    </style:style>
    <style:style style:name="T567_7" style:family="text">
      <style:text-properties fo:color="#4a86e8" fo:font-size="10pt" style:font-size-asian="10pt" style:font-size-complex="10pt"/>
    </style:style>
    <style:style style:name="T567_8" style:family="text">
      <style:text-properties fo:color="#4a86e8" fo:font-size="10pt" style:font-size-asian="10pt" style:font-size-complex="10pt"/>
    </style:style>
    <style:style style:name="T567_9" style:family="text">
      <style:text-properties fo:color="#4a86e8" fo:font-size="10pt" style:font-size-asian="10pt" style:font-size-complex="10pt"/>
    </style:style>
    <style:style style:name="T567_10" style:family="text">
      <style:text-properties fo:color="#4a86e8" fo:font-size="10pt" style:font-size-asian="10pt" style:font-size-complex="10pt"/>
    </style:style>
    <style:style style:name="T567_11" style:family="text">
      <style:text-properties fo:color="#4a86e8" fo:font-size="10pt" style:font-size-asian="10pt" style:font-size-complex="10pt"/>
    </style:style>
    <style:style style:name="T567_12" style:family="text">
      <style:text-properties fo:color="#4a86e8" fo:font-size="10pt" style:font-size-asian="10pt" style:font-size-complex="10pt"/>
    </style:style>
    <style:style style:name="T567_13" style:family="text">
      <style:text-properties fo:color="#4a86e8" fo:font-size="10pt" style:font-size-asian="10pt" style:font-size-complex="10pt"/>
    </style:style>
    <style:style style:name="T567_14" style:family="text">
      <style:text-properties fo:color="#4a86e8" fo:font-size="10pt" style:font-size-asian="10pt" style:font-size-complex="10pt"/>
    </style:style>
    <style:style style:name="T567_15" style:family="text">
      <style:text-properties fo:color="#4a86e8" fo:font-size="10pt" style:font-size-asian="10pt" style:font-size-complex="10pt"/>
    </style:style>
    <style:style style:name="T567_16" style:family="text">
      <style:text-properties fo:color="#4a86e8" fo:font-size="10pt" style:font-size-asian="10pt" style:font-size-complex="10pt"/>
    </style:style>
    <style:style style:name="T567_17" style:family="text">
      <style:text-properties fo:color="#4a86e8" fo:font-size="10pt" style:font-size-asian="10pt" style:font-size-complex="10pt"/>
    </style:style>
    <style:style style:name="T567_18" style:family="text">
      <style:text-properties fo:color="#4a86e8" fo:font-size="10pt" style:font-size-asian="10pt" style:font-size-complex="10pt"/>
    </style:style>
    <style:style style:name="P568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6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69_1" style:family="text">
      <style:text-properties fo:font-size="12pt" style:font-size-asian="12pt" style:font-size-complex="12pt"/>
    </style:style>
    <style:style style:name="T569_2" style:family="text">
      <style:text-properties fo:font-size="12pt" style:font-size-asian="12pt" style:font-size-complex="12pt"/>
    </style:style>
    <style:style style:name="T569_3" style:family="text">
      <style:text-properties fo:font-size="12pt" style:font-size-asian="12pt" style:font-size-complex="12pt"/>
    </style:style>
    <style:style style:name="T569_4" style:family="text">
      <style:text-properties fo:font-size="12pt" style:font-size-asian="12pt" style:font-size-complex="12pt"/>
    </style:style>
    <style:style style:name="T569_5" style:family="text">
      <style:text-properties fo:font-size="12pt" style:font-size-asian="12pt" style:font-size-complex="12pt"/>
    </style:style>
    <style:style style:name="T569_6" style:family="text">
      <style:text-properties fo:font-size="12pt" style:font-size-asian="12pt" style:font-size-complex="12pt"/>
    </style:style>
    <style:style style:name="T569_7" style:family="text">
      <style:text-properties fo:font-size="12pt" style:font-size-asian="12pt" style:font-size-complex="12pt"/>
    </style:style>
    <style:style style:name="T569_8" style:family="text">
      <style:text-properties fo:font-size="12pt" style:font-size-asian="12pt" style:font-size-complex="12pt"/>
    </style:style>
    <style:style style:name="T569_9" style:family="text">
      <style:text-properties fo:font-size="12pt" style:font-size-asian="12pt" style:font-size-complex="12pt"/>
    </style:style>
    <style:style style:name="T569_10" style:family="text">
      <style:text-properties fo:font-size="12pt" style:font-size-asian="12pt" style:font-size-complex="12pt"/>
    </style:style>
    <style:style style:name="T569_11" style:family="text">
      <style:text-properties fo:font-size="12pt" style:font-size-asian="12pt" style:font-size-complex="12pt"/>
    </style:style>
    <style:style style:name="T569_12" style:family="text">
      <style:text-properties fo:font-size="12pt" style:font-size-asian="12pt" style:font-size-complex="12pt"/>
    </style:style>
    <style:style style:name="T569_13" style:family="text">
      <style:text-properties fo:font-size="12pt" style:font-size-asian="12pt" style:font-size-complex="12pt"/>
    </style:style>
    <style:style style:name="T569_14" style:family="text">
      <style:text-properties fo:font-size="12pt" style:font-size-asian="12pt" style:font-size-complex="12pt"/>
    </style:style>
    <style:style style:name="P570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7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71_1" style:family="text">
      <style:text-properties fo:font-size="12pt" style:font-size-asian="12pt" style:font-size-complex="12pt"/>
    </style:style>
    <style:style style:name="T571_2" style:family="text">
      <style:text-properties fo:font-size="12pt" style:font-size-asian="12pt" style:font-size-complex="12pt"/>
    </style:style>
    <style:style style:name="T571_3" style:family="text">
      <style:text-properties fo:font-size="12pt" style:font-size-asian="12pt" style:font-size-complex="12pt"/>
    </style:style>
    <style:style style:name="T571_4" style:family="text">
      <style:text-properties fo:font-size="12pt" style:font-size-asian="12pt" style:font-size-complex="12pt"/>
    </style:style>
    <style:style style:name="T571_5" style:family="text">
      <style:text-properties fo:font-size="12pt" style:font-size-asian="12pt" style:font-size-complex="12pt"/>
    </style:style>
    <style:style style:name="T571_6" style:family="text">
      <style:text-properties fo:font-size="12pt" style:font-size-asian="12pt" style:font-size-complex="12pt"/>
    </style:style>
    <style:style style:name="P57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72_1" style:family="text">
      <style:text-properties fo:color="#4a86e8" fo:font-size="10pt" style:font-size-asian="10pt" style:font-size-complex="10pt"/>
    </style:style>
    <style:style style:name="T572_2" style:family="text">
      <style:text-properties fo:color="#4a86e8" fo:font-size="10pt" style:font-size-asian="10pt" style:font-size-complex="10pt"/>
    </style:style>
    <style:style style:name="T572_3" style:family="text">
      <style:text-properties fo:color="#4a86e8" fo:font-size="10pt" style:font-size-asian="10pt" style:font-size-complex="10pt"/>
    </style:style>
    <style:style style:name="T572_4" style:family="text">
      <style:text-properties fo:color="#4a86e8" fo:font-size="10pt" style:font-size-asian="10pt" style:font-size-complex="10pt"/>
    </style:style>
    <style:style style:name="T572_5" style:family="text">
      <style:text-properties fo:color="#4a86e8" fo:font-size="10pt" style:font-size-asian="10pt" style:font-size-complex="10pt"/>
    </style:style>
    <style:style style:name="T572_6" style:family="text">
      <style:text-properties fo:color="#4a86e8" fo:font-size="10pt" style:font-size-asian="10pt" style:font-size-complex="10pt"/>
    </style:style>
    <style:style style:name="T572_7" style:family="text">
      <style:text-properties fo:color="#4a86e8" fo:font-size="10pt" style:font-size-asian="10pt" style:font-size-complex="10pt"/>
    </style:style>
    <style:style style:name="T572_8" style:family="text">
      <style:text-properties fo:color="#4a86e8" fo:font-size="10pt" style:font-size-asian="10pt" style:font-size-complex="10pt"/>
    </style:style>
    <style:style style:name="T572_9" style:family="text">
      <style:text-properties fo:color="#4a86e8" fo:font-size="10pt" style:font-size-asian="10pt" style:font-size-complex="10pt"/>
    </style:style>
    <style:style style:name="T572_10" style:family="text">
      <style:text-properties fo:color="#4a86e8" fo:font-size="10pt" style:font-size-asian="10pt" style:font-size-complex="10pt"/>
    </style:style>
    <style:style style:name="T572_11" style:family="text">
      <style:text-properties fo:color="#4a86e8" fo:font-size="10pt" style:font-size-asian="10pt" style:font-size-complex="10pt"/>
    </style:style>
    <style:style style:name="T572_12" style:family="text">
      <style:text-properties fo:color="#4a86e8" fo:font-size="10pt" style:font-size-asian="10pt" style:font-size-complex="10pt"/>
    </style:style>
    <style:style style:name="T572_13" style:family="text">
      <style:text-properties fo:color="#4a86e8" fo:font-size="10pt" style:font-size-asian="10pt" style:font-size-complex="10pt"/>
    </style:style>
    <style:style style:name="P573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7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74_1" style:family="text">
      <style:text-properties fo:font-size="12pt" style:font-size-asian="12pt" style:font-size-complex="12pt"/>
    </style:style>
    <style:style style:name="T574_2" style:family="text">
      <style:text-properties fo:font-size="12pt" style:font-size-asian="12pt" style:font-size-complex="12pt"/>
    </style:style>
    <style:style style:name="T574_3" style:family="text">
      <style:text-properties fo:font-size="12pt" style:font-size-asian="12pt" style:font-size-complex="12pt"/>
    </style:style>
    <style:style style:name="T574_4" style:family="text">
      <style:text-properties fo:font-size="12pt" style:font-size-asian="12pt" style:font-size-complex="12pt"/>
    </style:style>
    <style:style style:name="T574_5" style:family="text">
      <style:text-properties fo:font-size="12pt" style:font-size-asian="12pt" style:font-size-complex="12pt"/>
    </style:style>
    <style:style style:name="T574_6" style:family="text">
      <style:text-properties fo:font-size="12pt" style:font-size-asian="12pt" style:font-size-complex="12pt"/>
    </style:style>
    <style:style style:name="T574_7" style:family="text">
      <style:text-properties fo:font-size="12pt" style:font-size-asian="12pt" style:font-size-complex="12pt"/>
    </style:style>
    <style:style style:name="T574_8" style:family="text">
      <style:text-properties fo:font-size="12pt" style:font-size-asian="12pt" style:font-size-complex="12pt"/>
    </style:style>
    <style:style style:name="T574_9" style:family="text">
      <style:text-properties fo:font-size="12pt" style:font-size-asian="12pt" style:font-size-complex="12pt"/>
    </style:style>
    <style:style style:name="T574_10" style:family="text">
      <style:text-properties fo:font-size="12pt" style:font-size-asian="12pt" style:font-size-complex="12pt"/>
    </style:style>
    <style:style style:name="P575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7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76_1" style:family="text">
      <style:text-properties fo:font-size="12pt" style:font-size-asian="12pt" style:font-size-complex="12pt"/>
    </style:style>
    <style:style style:name="T576_2" style:family="text">
      <style:text-properties fo:font-size="12pt" style:font-size-asian="12pt" style:font-size-complex="12pt"/>
    </style:style>
    <style:style style:name="T576_3" style:family="text">
      <style:text-properties fo:font-size="12pt" style:font-size-asian="12pt" style:font-size-complex="12pt"/>
    </style:style>
    <style:style style:name="T576_4" style:family="text">
      <style:text-properties fo:font-size="12pt" style:font-size-asian="12pt" style:font-size-complex="12pt"/>
    </style:style>
    <style:style style:name="T576_5" style:family="text">
      <style:text-properties fo:font-size="12pt" style:font-size-asian="12pt" style:font-size-complex="12pt"/>
    </style:style>
    <style:style style:name="T576_6" style:family="text">
      <style:text-properties fo:font-size="12pt" style:font-size-asian="12pt" style:font-size-complex="12pt"/>
    </style:style>
    <style:style style:name="T576_7" style:family="text"/>
    <style:style style:name="T57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576_9" style:family="text"/>
    <style:style style:name="T57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576_11" style:family="text"/>
    <style:style style:name="T57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576_13" style:family="text">
      <style:text-properties fo:font-size="12pt" style:font-size-asian="12pt" style:font-size-complex="12pt"/>
    </style:style>
    <style:style style:name="P577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7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78_1" style:family="text">
      <style:text-properties fo:font-size="12pt" style:font-size-asian="12pt" style:font-size-complex="12pt"/>
    </style:style>
    <style:style style:name="T578_2" style:family="text">
      <style:text-properties fo:font-size="12pt" style:font-size-asian="12pt" style:font-size-complex="12pt"/>
    </style:style>
    <style:style style:name="T578_3" style:family="text">
      <style:text-properties fo:font-size="12pt" style:font-size-asian="12pt" style:font-size-complex="12pt"/>
    </style:style>
    <style:style style:name="T578_4" style:family="text">
      <style:text-properties fo:font-size="12pt" style:font-size-asian="12pt" style:font-size-complex="12pt"/>
    </style:style>
    <style:style style:name="T578_5" style:family="text">
      <style:text-properties fo:font-size="12pt" style:font-size-asian="12pt" style:font-size-complex="12pt"/>
    </style:style>
    <style:style style:name="T578_6" style:family="text">
      <style:text-properties fo:font-size="12pt" style:font-size-asian="12pt" style:font-size-complex="12pt"/>
    </style:style>
    <style:style style:name="T578_7" style:family="text">
      <style:text-properties fo:font-size="12pt" style:font-size-asian="12pt" style:font-size-complex="12pt"/>
    </style:style>
    <style:style style:name="T578_8" style:family="text">
      <style:text-properties fo:font-size="12pt" style:font-size-asian="12pt" style:font-size-complex="12pt"/>
    </style:style>
    <style:style style:name="T578_9" style:family="text">
      <style:text-properties fo:font-size="12pt" style:font-size-asian="12pt" style:font-size-complex="12pt"/>
    </style:style>
    <style:style style:name="T578_10" style:family="text">
      <style:text-properties fo:font-size="12pt" style:font-size-asian="12pt" style:font-size-complex="12pt"/>
    </style:style>
    <style:style style:name="P579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8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80_1" style:family="text">
      <style:text-properties fo:font-size="12pt" style:font-size-asian="12pt" style:font-size-complex="12pt"/>
    </style:style>
    <style:style style:name="T580_2" style:family="text">
      <style:text-properties fo:font-size="12pt" style:font-size-asian="12pt" style:font-size-complex="12pt"/>
    </style:style>
    <style:style style:name="T580_3" style:family="text">
      <style:text-properties fo:font-size="12pt" style:font-size-asian="12pt" style:font-size-complex="12pt"/>
    </style:style>
    <style:style style:name="T580_4" style:family="text">
      <style:text-properties fo:font-size="12pt" style:font-size-asian="12pt" style:font-size-complex="12pt"/>
    </style:style>
    <style:style style:name="T580_5" style:family="text">
      <style:text-properties fo:font-size="12pt" style:font-size-asian="12pt" style:font-size-complex="12pt"/>
    </style:style>
    <style:style style:name="T580_6" style:family="text">
      <style:text-properties fo:font-size="12pt" style:font-size-asian="12pt" style:font-size-complex="12pt"/>
    </style:style>
    <style:style style:name="T580_7" style:family="text">
      <style:text-properties fo:font-size="12pt" style:font-size-asian="12pt" style:font-size-complex="12pt"/>
    </style:style>
    <style:style style:name="T580_8" style:family="text">
      <style:text-properties fo:font-size="12pt" style:font-size-asian="12pt" style:font-size-complex="12pt"/>
    </style:style>
    <style:style style:name="T580_9" style:family="text">
      <style:text-properties fo:font-size="12pt" style:font-size-asian="12pt" style:font-size-complex="12pt"/>
    </style:style>
    <style:style style:name="T580_10" style:family="text">
      <style:text-properties fo:font-size="12pt" style:font-size-asian="12pt" style:font-size-complex="12pt"/>
    </style:style>
    <style:style style:name="T580_11" style:family="text">
      <style:text-properties fo:font-size="12pt" style:font-size-asian="12pt" style:font-size-complex="12pt"/>
    </style:style>
    <style:style style:name="T580_12" style:family="text">
      <style:text-properties fo:font-size="12pt" style:font-size-asian="12pt" style:font-size-complex="12pt"/>
    </style:style>
    <style:style style:name="T580_13" style:family="text">
      <style:text-properties fo:font-size="12pt" style:font-size-asian="12pt" style:font-size-complex="12pt"/>
    </style:style>
    <style:style style:name="T580_14" style:family="text">
      <style:text-properties fo:font-size="12pt" style:font-size-asian="12pt" style:font-size-complex="12pt"/>
    </style:style>
    <style:style style:name="T580_15" style:family="text">
      <style:text-properties fo:font-size="12pt" style:font-size-asian="12pt" style:font-size-complex="12pt"/>
    </style:style>
    <style:style style:name="T580_16" style:family="text">
      <style:text-properties fo:font-size="12pt" style:font-size-asian="12pt" style:font-size-complex="12pt"/>
    </style:style>
    <style:style style:name="T580_17" style:family="text">
      <style:text-properties fo:font-size="12pt" style:font-size-asian="12pt" style:font-size-complex="12pt"/>
    </style:style>
    <style:style style:name="T580_18" style:family="text">
      <style:text-properties fo:font-size="12pt" style:font-size-asian="12pt" style:font-size-complex="12pt"/>
    </style:style>
    <style:style style:name="T580_19" style:family="text">
      <style:text-properties fo:font-size="12pt" style:font-size-asian="12pt" style:font-size-complex="12pt"/>
    </style:style>
    <style:style style:name="T580_20" style:family="text">
      <style:text-properties fo:font-size="12pt" style:font-size-asian="12pt" style:font-size-complex="12pt"/>
    </style:style>
    <style:style style:name="P58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81_1" style:family="text">
      <style:text-properties fo:font-size="12pt" style:font-size-asian="12pt" style:font-size-complex="12pt"/>
    </style:style>
    <style:style style:name="T581_2" style:family="text">
      <style:text-properties fo:font-size="12pt" style:font-size-asian="12pt" style:font-size-complex="12pt"/>
    </style:style>
    <style:style style:name="T581_3" style:family="text">
      <style:text-properties fo:font-size="12pt" style:font-size-asian="12pt" style:font-size-complex="12pt"/>
    </style:style>
    <style:style style:name="T581_4" style:family="text">
      <style:text-properties fo:font-size="12pt" style:font-size-asian="12pt" style:font-size-complex="12pt"/>
    </style:style>
    <style:style style:name="T581_5" style:family="text">
      <style:text-properties fo:font-size="12pt" style:font-size-asian="12pt" style:font-size-complex="12pt"/>
    </style:style>
    <style:style style:name="T581_6" style:family="text">
      <style:text-properties fo:font-size="12pt" style:font-size-asian="12pt" style:font-size-complex="12pt"/>
    </style:style>
    <style:style style:name="T581_7" style:family="text">
      <style:text-properties fo:font-size="12pt" style:font-size-asian="12pt" style:font-size-complex="12pt"/>
    </style:style>
    <style:style style:name="T581_8" style:family="text">
      <style:text-properties fo:font-size="12pt" style:font-size-asian="12pt" style:font-size-complex="12pt"/>
    </style:style>
    <style:style style:name="T581_9" style:family="text">
      <style:text-properties fo:font-size="12pt" style:font-size-asian="12pt" style:font-size-complex="12pt"/>
    </style:style>
    <style:style style:name="T581_10" style:family="text">
      <style:text-properties fo:font-size="12pt" style:font-size-asian="12pt" style:font-size-complex="12pt"/>
    </style:style>
    <style:style style:name="T581_11" style:family="text">
      <style:text-properties fo:font-size="12pt" style:font-size-asian="12pt" style:font-size-complex="12pt"/>
    </style:style>
    <style:style style:name="T581_12" style:family="text">
      <style:text-properties fo:font-size="12pt" style:font-size-asian="12pt" style:font-size-complex="12pt"/>
    </style:style>
    <style:style style:name="T581_13" style:family="text">
      <style:text-properties fo:font-size="12pt" style:font-size-asian="12pt" style:font-size-complex="12pt"/>
    </style:style>
    <style:style style:name="T581_14" style:family="text">
      <style:text-properties fo:font-size="12pt" style:font-size-asian="12pt" style:font-size-complex="12pt"/>
    </style:style>
    <style:style style:name="T581_15" style:family="text">
      <style:text-properties fo:font-size="12pt" style:font-size-asian="12pt" style:font-size-complex="12pt"/>
    </style:style>
    <style:style style:name="T581_16" style:family="text">
      <style:text-properties fo:font-size="12pt" style:font-size-asian="12pt" style:font-size-complex="12pt"/>
    </style:style>
    <style:style style:name="T581_17" style:family="text">
      <style:text-properties fo:font-size="12pt" style:font-size-asian="12pt" style:font-size-complex="12pt"/>
    </style:style>
    <style:style style:name="T581_18" style:family="text">
      <style:text-properties fo:font-size="12pt" style:font-size-asian="12pt" style:font-size-complex="12pt"/>
    </style:style>
    <style:style style:name="T581_19" style:family="text"/>
    <style:style style:name="T58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581_21" style:family="text"/>
    <style:style style:name="T58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581_23" style:family="text"/>
    <style:style style:name="T581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581_25" style:family="text">
      <style:text-properties fo:font-size="12pt" style:font-size-asian="12pt" style:font-size-complex="12pt"/>
    </style:style>
    <style:style style:name="P582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83" style:family="paragraph" style:parent-style-name="Standard">
      <style:paragraph-properties fo:break-before="auto" fo:text-indent="0cm" fo:line-height="115%" fo:margin-left="0cm" style:writing-mode="lr-tb"/>
    </style:style>
    <style:style style:name="T583_1" style:family="text">
      <style:text-properties fo:color="#4a86e8" fo:font-size="10pt" style:font-size-asian="10pt" style:font-size-complex="10pt"/>
    </style:style>
    <style:style style:name="T583_2" style:family="text">
      <style:text-properties fo:color="#4a86e8" fo:font-size="10pt" style:font-size-asian="10pt" style:font-size-complex="10pt"/>
    </style:style>
    <style:style style:name="T583_3" style:family="text">
      <style:text-properties fo:color="#4a86e8" fo:font-size="10pt" style:font-size-asian="10pt" style:font-size-complex="10pt"/>
    </style:style>
    <style:style style:name="T583_4" style:family="text">
      <style:text-properties fo:color="#4a86e8" fo:font-size="10pt" style:font-size-asian="10pt" style:font-size-complex="10pt"/>
    </style:style>
    <style:style style:name="T583_5" style:family="text">
      <style:text-properties fo:color="#4a86e8" fo:font-size="10pt" style:font-size-asian="10pt" style:font-size-complex="10pt"/>
    </style:style>
    <style:style style:name="T583_6" style:family="text">
      <style:text-properties fo:color="#4a86e8" fo:font-size="10pt" style:font-size-asian="10pt" style:font-size-complex="10pt"/>
    </style:style>
    <style:style style:name="P584" style:family="paragraph" style:parent-style-name="Standard">
      <style:paragraph-properties fo:break-before="auto" fo:text-indent="0cm" fo:line-height="115%" fo:margin-left="0cm" style:writing-mode="lr-tb"/>
    </style:style>
    <style:style style:name="T584_1" style:family="text">
      <style:text-properties fo:color="#4a86e8" fo:font-size="10pt" style:font-size-asian="10pt" style:font-size-complex="10pt"/>
    </style:style>
    <style:style style:name="T584_2" style:family="text">
      <style:text-properties fo:color="#4a86e8" fo:font-size="10pt" style:font-size-asian="10pt" style:font-size-complex="10pt"/>
    </style:style>
    <style:style style:name="T584_3" style:family="text">
      <style:text-properties fo:color="#4a86e8" fo:font-size="10pt" style:font-size-asian="10pt" style:font-size-complex="10pt"/>
    </style:style>
    <style:style style:name="T584_4" style:family="text">
      <style:text-properties fo:color="#4a86e8" fo:font-size="10pt" style:font-size-asian="10pt" style:font-size-complex="10pt"/>
    </style:style>
    <style:style style:name="T584_5" style:family="text">
      <style:text-properties fo:color="#4a86e8" fo:font-size="10pt" style:font-size-asian="10pt" style:font-size-complex="10pt"/>
    </style:style>
    <style:style style:name="T584_6" style:family="text">
      <style:text-properties fo:color="#4a86e8" fo:font-size="10pt" style:font-size-asian="10pt" style:font-size-complex="10pt"/>
    </style:style>
    <style:style style:name="P585" style:family="paragraph" style:parent-style-name="Standard">
      <style:paragraph-properties fo:break-before="auto" fo:text-indent="0cm" fo:line-height="115%" fo:margin-left="0cm" style:writing-mode="lr-tb"/>
      <style:text-properties fo:color="#4a86e8" fo:font-size="10pt" style:font-size-asian="10pt" style:font-size-complex="10pt"/>
    </style:style>
    <style:style style:name="P586" style:family="paragraph" style:parent-style-name="Standard">
      <style:paragraph-properties fo:break-before="auto" fo:text-indent="0cm" fo:line-height="115%" fo:margin-left="0cm" style:writing-mode="lr-tb"/>
    </style:style>
    <style:style style:name="T586_1" style:family="text">
      <style:text-properties fo:color="#4a86e8" fo:font-size="10pt" style:font-size-asian="10pt" style:font-size-complex="10pt"/>
    </style:style>
    <style:style style:name="T586_2" style:family="text">
      <style:text-properties fo:color="#4a86e8" fo:font-size="10pt" style:font-size-asian="10pt" style:font-size-complex="10pt"/>
    </style:style>
    <style:style style:name="P587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8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88_1" style:family="text">
      <style:text-properties fo:font-size="12pt" style:font-size-asian="12pt" style:font-size-complex="12pt"/>
    </style:style>
    <style:style style:name="T588_2" style:family="text">
      <style:text-properties fo:font-size="12pt" style:font-size-asian="12pt" style:font-size-complex="12pt"/>
    </style:style>
    <style:style style:name="T588_3" style:family="text">
      <style:text-properties fo:font-size="12pt" style:font-size-asian="12pt" style:font-size-complex="12pt"/>
    </style:style>
    <style:style style:name="T588_4" style:family="text">
      <style:text-properties fo:font-size="12pt" style:font-size-asian="12pt" style:font-size-complex="12pt"/>
    </style:style>
    <style:style style:name="T588_5" style:family="text">
      <style:text-properties fo:font-size="12pt" style:font-size-asian="12pt" style:font-size-complex="12pt"/>
    </style:style>
    <style:style style:name="T588_6" style:family="text">
      <style:text-properties fo:font-size="12pt" style:font-size-asian="12pt" style:font-size-complex="12pt"/>
    </style:style>
    <style:style style:name="T588_7" style:family="text">
      <style:text-properties fo:font-size="12pt" style:font-size-asian="12pt" style:font-size-complex="12pt"/>
    </style:style>
    <style:style style:name="T588_8" style:family="text">
      <style:text-properties fo:font-size="12pt" style:font-size-asian="12pt" style:font-size-complex="12pt"/>
    </style:style>
    <style:style style:name="T588_9" style:family="text">
      <style:text-properties fo:font-size="12pt" style:font-size-asian="12pt" style:font-size-complex="12pt"/>
    </style:style>
    <style:style style:name="T588_10" style:family="text">
      <style:text-properties fo:font-size="12pt" style:font-size-asian="12pt" style:font-size-complex="12pt"/>
    </style:style>
    <style:style style:name="T588_11" style:family="text">
      <style:text-properties fo:font-size="12pt" style:font-size-asian="12pt" style:font-size-complex="12pt"/>
    </style:style>
    <style:style style:name="T588_12" style:family="text">
      <style:text-properties fo:font-size="12pt" style:font-size-asian="12pt" style:font-size-complex="12pt"/>
    </style:style>
    <style:style style:name="T588_13" style:family="text">
      <style:text-properties fo:font-size="12pt" style:font-size-asian="12pt" style:font-size-complex="12pt"/>
    </style:style>
    <style:style style:name="T588_14" style:family="text">
      <style:text-properties fo:font-size="12pt" style:font-size-asian="12pt" style:font-size-complex="12pt"/>
    </style:style>
    <style:style style:name="T588_15" style:family="text">
      <style:text-properties fo:font-size="12pt" style:font-size-asian="12pt" style:font-size-complex="12pt"/>
    </style:style>
    <style:style style:name="T588_16" style:family="text">
      <style:text-properties fo:font-size="12pt" style:font-size-asian="12pt" style:font-size-complex="12pt"/>
    </style:style>
    <style:style style:name="T588_17" style:family="text">
      <style:text-properties fo:font-size="12pt" style:font-size-asian="12pt" style:font-size-complex="12pt"/>
    </style:style>
    <style:style style:name="T588_18" style:family="text">
      <style:text-properties fo:font-size="12pt" style:font-size-asian="12pt" style:font-size-complex="12pt"/>
    </style:style>
    <style:style style:name="T588_19" style:family="text">
      <style:text-properties fo:font-size="12pt" style:font-size-asian="12pt" style:font-size-complex="12pt"/>
    </style:style>
    <style:style style:name="T588_20" style:family="text">
      <style:text-properties fo:font-size="12pt" style:font-size-asian="12pt" style:font-size-complex="12pt"/>
    </style:style>
    <style:style style:name="T588_21" style:family="text">
      <style:text-properties fo:font-size="12pt" style:font-size-asian="12pt" style:font-size-complex="12pt"/>
    </style:style>
    <style:style style:name="T588_22" style:family="text">
      <style:text-properties fo:font-size="12pt" style:font-size-asian="12pt" style:font-size-complex="12pt"/>
    </style:style>
    <style:style style:name="T588_23" style:family="text">
      <style:text-properties fo:font-size="12pt" style:font-size-asian="12pt" style:font-size-complex="12pt"/>
    </style:style>
    <style:style style:name="T588_24" style:family="text">
      <style:text-properties fo:font-size="12pt" style:font-size-asian="12pt" style:font-size-complex="12pt"/>
    </style:style>
    <style:style style:name="T588_25" style:family="text">
      <style:text-properties fo:font-size="12pt" style:font-size-asian="12pt" style:font-size-complex="12pt"/>
    </style:style>
    <style:style style:name="T588_26" style:family="text">
      <style:text-properties fo:font-size="12pt" style:font-size-asian="12pt" style:font-size-complex="12pt"/>
    </style:style>
    <style:style style:name="P589" style:family="paragraph" style:parent-style-name="Standard">
      <style:paragraph-properties fo:text-align="left" fo:break-before="auto" fo:text-indent="0cm" fo:line-height="115%" fo:margin-left="0cm" style:writing-mode="lr-tb"/>
      <style:text-properties fo:font-size="12pt" style:font-size-asian="12pt" style:font-size-complex="12pt"/>
    </style:style>
    <style:style style:name="P59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90_1" style:family="text">
      <style:text-properties fo:color="#4a86e8" fo:font-size="10pt" style:font-size-asian="10pt" style:font-size-complex="10pt"/>
    </style:style>
    <style:style style:name="T590_2" style:family="text">
      <style:text-properties fo:color="#4a86e8" fo:font-size="10pt" style:font-size-asian="10pt" style:font-size-complex="10pt"/>
    </style:style>
    <style:style style:name="T590_3" style:family="text">
      <style:text-properties fo:color="#4a86e8" fo:font-size="10pt" style:font-size-asian="10pt" style:font-size-complex="10pt"/>
    </style:style>
    <style:style style:name="T590_4" style:family="text">
      <style:text-properties fo:color="#4a86e8" fo:font-size="10pt" style:font-size-asian="10pt" style:font-size-complex="10pt"/>
    </style:style>
    <style:style style:name="T590_5" style:family="text">
      <style:text-properties fo:color="#4a86e8" fo:font-size="10pt" style:font-size-asian="10pt" style:font-size-complex="10pt"/>
    </style:style>
    <style:style style:name="T590_6" style:family="text">
      <style:text-properties fo:color="#4a86e8" fo:font-size="10pt" style:font-size-asian="10pt" style:font-size-complex="10pt"/>
    </style:style>
    <style:style style:name="T590_7" style:family="text">
      <style:text-properties fo:color="#4a86e8" fo:font-size="10pt" style:font-size-asian="10pt" style:font-size-complex="10pt"/>
    </style:style>
    <style:style style:name="T590_8" style:family="text">
      <style:text-properties fo:color="#4a86e8" fo:font-size="10pt" style:font-size-asian="10pt" style:font-size-complex="10pt"/>
    </style:style>
    <style:style style:name="T590_9" style:family="text">
      <style:text-properties fo:color="#4a86e8" fo:font-size="10pt" style:font-size-asian="10pt" style:font-size-complex="10pt"/>
    </style:style>
    <style:style style:name="T590_10" style:family="text">
      <style:text-properties fo:color="#4a86e8" fo:font-size="10pt" style:font-size-asian="10pt" style:font-size-complex="10pt"/>
    </style:style>
    <style:style style:name="P59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91_1" style:family="text">
      <style:text-properties fo:color="#4a86e8" fo:font-size="10pt" style:font-size-asian="10pt" style:font-size-complex="10pt"/>
    </style:style>
    <style:style style:name="T591_2" style:family="text">
      <style:text-properties fo:color="#4a86e8" fo:font-size="10pt" style:font-size-asian="10pt" style:font-size-complex="10pt"/>
    </style:style>
    <style:style style:name="T591_3" style:family="text">
      <style:text-properties fo:color="#4a86e8" fo:font-size="10pt" style:font-size-asian="10pt" style:font-size-complex="10pt"/>
    </style:style>
    <style:style style:name="T591_4" style:family="text">
      <style:text-properties fo:color="#4a86e8" fo:font-size="10pt" style:font-size-asian="10pt" style:font-size-complex="10pt"/>
    </style:style>
    <style:style style:name="T591_5" style:family="text">
      <style:text-properties fo:color="#4a86e8" fo:font-size="10pt" style:font-size-asian="10pt" style:font-size-complex="10pt"/>
    </style:style>
    <style:style style:name="T591_6" style:family="text">
      <style:text-properties fo:color="#4a86e8" fo:font-size="10pt" style:font-size-asian="10pt" style:font-size-complex="10pt"/>
    </style:style>
    <style:style style:name="T591_7" style:family="text">
      <style:text-properties fo:color="#4a86e8" fo:font-size="10pt" style:font-size-asian="10pt" style:font-size-complex="10pt"/>
    </style:style>
    <style:style style:name="T591_8" style:family="text">
      <style:text-properties fo:color="#4a86e8" fo:font-size="10pt" style:font-size-asian="10pt" style:font-size-complex="10pt"/>
    </style:style>
    <style:style style:name="T591_9" style:family="text">
      <style:text-properties fo:color="#4a86e8" fo:font-size="10pt" style:font-size-asian="10pt" style:font-size-complex="10pt"/>
    </style:style>
    <style:style style:name="T591_10" style:family="text">
      <style:text-properties fo:color="#4a86e8" fo:font-size="10pt" style:font-size-asian="10pt" style:font-size-complex="10pt"/>
    </style:style>
    <style:style style:name="T591_11" style:family="text">
      <style:text-properties fo:color="#4a86e8" fo:font-size="10pt" style:font-size-asian="10pt" style:font-size-complex="10pt"/>
    </style:style>
    <style:style style:name="T591_12" style:family="text">
      <style:text-properties fo:color="#4a86e8" fo:font-size="10pt" style:font-size-asian="10pt" style:font-size-complex="10pt"/>
    </style:style>
    <style:style style:name="T591_13" style:family="text">
      <style:text-properties fo:color="#4a86e8" fo:font-size="10pt" style:font-size-asian="10pt" style:font-size-complex="10pt"/>
    </style:style>
    <style:style style:name="T591_14" style:family="text">
      <style:text-properties fo:color="#4a86e8" fo:font-size="10pt" style:font-size-asian="10pt" style:font-size-complex="10pt"/>
    </style:style>
    <style:style style:name="T591_15" style:family="text">
      <style:text-properties fo:color="#4a86e8" fo:font-size="10pt" style:font-size-asian="10pt" style:font-size-complex="10pt"/>
    </style:style>
    <style:style style:name="T591_16" style:family="text">
      <style:text-properties fo:color="#4a86e8" fo:font-size="10pt" style:font-size-asian="10pt" style:font-size-complex="10pt"/>
    </style:style>
    <style:style style:name="T591_17" style:family="text">
      <style:text-properties fo:color="#4a86e8" fo:font-size="10pt" style:font-size-asian="10pt" style:font-size-complex="10pt"/>
    </style:style>
    <style:style style:name="T591_18" style:family="text">
      <style:text-properties fo:color="#4a86e8" fo:font-size="10pt" style:font-size-asian="10pt" style:font-size-complex="10pt"/>
    </style:style>
    <style:style style:name="T591_19" style:family="text">
      <style:text-properties fo:color="#4a86e8" fo:font-size="10pt" style:font-size-asian="10pt" style:font-size-complex="10pt"/>
    </style:style>
    <style:style style:name="P59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92_1" style:family="text">
      <style:text-properties fo:color="#4a86e8" fo:font-size="10pt" style:font-size-asian="10pt" style:font-size-complex="10pt"/>
    </style:style>
  </office:automatic-styles>
  <office:body>
    <office:text>
      <text:h text:style-name="P1" text:outline-level="10"><text:bookmark-start text:name="h.gcxltr1ap3p4"/><text:bookmark-end text:name="h.gcxltr1ap3p4"/><text:span text:style-name="T1_1">Communication</text:span><text:span text:style-name="T1_2"><text:s/></text:span><text:span text:style-name="T1_3">between</text:span><text:span text:style-name="T1_4"><text:s/></text:span><text:span text:style-name="T1_5">subsystems</text:span></text:h>
      <text:p text:style-name="P2"/>
      <text:p text:style-name="P3"><text:span text:style-name="T3_1">For</text:span><text:span text:style-name="T3_2"><text:s/></text:span><text:span text:style-name="T3_3">communications</text:span><text:span text:style-name="T3_4"><text:s/></text:span><text:span text:style-name="T3_5">between</text:span><text:span text:style-name="T3_6"><text:s/></text:span><text:span text:style-name="T3_7">the</text:span><text:span text:style-name="T3_8"><text:s/></text:span><text:span text:style-name="T3_9">subsystems</text:span><text:span text:style-name="T3_10">,<text:s/></text:span><text:span text:style-name="T3_11">through</text:span><text:span text:style-name="T3_12"><text:s/></text:span><text:span text:style-name="T3_13">the</text:span><text:span text:style-name="T3_14"><text:s/></text:span><text:span text:style-name="T3_15">uart</text:span><text:span text:style-name="T3_16">,<text:s/></text:span><text:span text:style-name="T3_17">a</text:span><text:span text:style-name="T3_18"><text:s/></text:span><text:span text:style-name="T3_19">part</text:span><text:span text:style-name="T3_20"><text:s/></text:span><text:span text:style-name="T3_21">of</text:span><text:span text:style-name="T3_22"><text:s/></text:span><text:span text:style-name="T3_23">the</text:span><text:span text:style-name="T3_24"><text:s/></text:span><text:span text:style-name="T3_25"><text:a xlink:type="simple" xlink:href="https://en.wikipedia.org/wiki/High-Level_Data_Link_Control"><text:span text:style-name="T3_26">HLDLC</text:span></text:a></text:span><text:span text:style-name="T3_27"><text:s/></text:span><text:span text:style-name="T3_28">protocol</text:span><text:span text:style-name="T3_29"><text:s/></text:span><text:span text:style-name="T3_30">will</text:span><text:span text:style-name="T3_31"><text:s/></text:span><text:span text:style-name="T3_32">be</text:span><text:span text:style-name="T3_33"><text:s/></text:span><text:span text:style-name="T3_34">used</text:span><text:span text:style-name="T3_35"><text:s/></text:span><text:span text:style-name="T3_36">with</text:span><text:span text:style-name="T3_37"><text:s/></text:span><text:span text:style-name="T3_38">byte</text:span><text:span text:style-name="T3_39"><text:s/></text:span><text:span text:style-name="T3_40">stuffing</text:span><text:span text:style-name="T3_41">,<text:s/></text:span><text:span text:style-name="T3_42">for</text:span><text:span text:style-name="T3_43"><text:s/></text:span><text:span text:style-name="T3_44">more</text:span><text:span text:style-name="T3_45"><text:s/></text:span><text:span text:style-name="T3_46">information</text:span><text:span text:style-name="T3_47"><text:s/></text:span><text:span text:style-name="T3_48">check</text:span><text:span text:style-name="T3_49"><text:s/></text:span><text:span text:style-name="T3_50">the</text:span><text:span text:style-name="T3_51"><text:s/></text:span><text:span text:style-name="T3_52">asynchronous</text:span><text:span text:style-name="T3_53"><text:s/></text:span><text:span text:style-name="T3_54">framing</text:span><text:span text:style-name="T3_55"><text:s/></text:span><text:span text:style-name="T3_56">section</text:span><text:span text:style-name="T3_57"><text:s/></text:span><text:span text:style-name="T3_58">in</text:span><text:span text:style-name="T3_59"><text:s/></text:span><text:span text:style-name="T3_60">the</text:span><text:span text:style-name="T3_61"><text:s/></text:span><text:span text:style-name="T3_62">link</text:span><text:span text:style-name="T3_63">.</text:span></text:p>
      <text:p text:style-name="P4"/>
      <text:p text:style-name="P5"><text:span text:style-name="T5_1">Byte</text:span><text:span text:style-name="T5_2"><text:s/></text:span><text:span text:style-name="T5_3">Stuffing</text:span><text:span text:style-name="T5_4"><text:s/></text:span><text:span text:style-name="T5_5">Info</text:span><text:span text:style-name="T5_6"><text:s/>(<text:s/></text:span><text:span text:style-name="T5_7">only</text:span><text:span text:style-name="T5_8"><text:s/></text:span><text:span text:style-name="T5_9">applicable</text:span><text:span text:style-name="T5_10"><text:s/></text:span><text:span text:style-name="T5_11">to</text:span><text:span text:style-name="T5_12"><text:s/></text:span><text:span text:style-name="T5_13">UART</text:span><text:span text:style-name="T5_14">/</text:span><text:span text:style-name="T5_15">USART</text:span><text:span text:style-name="T5_16"><text:s/></text:span><text:span text:style-name="T5_17">comms</text:span><text:span text:style-name="T5_18"><text:s/>)</text:span></text:p>
      <text:p text:style-name="P6"><text:span text:style-name="T6_1">The</text:span><text:span text:style-name="T6_2"><text:s/></text:span><text:span text:style-name="T6_3">start</text:span><text:span text:style-name="T6_4"><text:s/></text:span><text:span text:style-name="T6_5">flag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the</text:span><text:span text:style-name="T6_12"><text:s/>0</text:span><text:span text:style-name="T6_13">x</text:span><text:span text:style-name="T6_14">7</text:span><text:span text:style-name="T6_15">E</text:span><text:span text:style-name="T6_16"><text:s/></text:span><text:span text:style-name="T6_17">and</text:span><text:span text:style-name="T6_18"><text:s/></text:span><text:span text:style-name="T6_19">the</text:span><text:span text:style-name="T6_20"><text:s/></text:span><text:span text:style-name="T6_21">control</text:span><text:span text:style-name="T6_22"><text:s/></text:span><text:span text:style-name="T6_23">escape</text:span><text:span text:style-name="T6_24"><text:s/></text:span><text:span text:style-name="T6_25">flag</text:span><text:span text:style-name="T6_26"><text:s/>0</text:span><text:span text:style-name="T6_27">x</text:span><text:span text:style-name="T6_28">7</text:span><text:span text:style-name="T6_29">D</text:span><text:span text:style-name="T6_30">.<text:s/></text:span><text:span text:style-name="T6_31">Each</text:span><text:span text:style-name="T6_32"><text:s/></text:span><text:span text:style-name="T6_33">frame</text:span><text:span text:style-name="T6_34"><text:s/></text:span><text:span text:style-name="T6_35">should</text:span><text:span text:style-name="T6_36"><text:s/></text:span><text:span text:style-name="T6_37">start</text:span><text:span text:style-name="T6_38"><text:s/></text:span><text:span text:style-name="T6_39">and</text:span><text:span text:style-name="T6_40"><text:s/></text:span><text:span text:style-name="T6_41">end</text:span><text:span text:style-name="T6_42"><text:s/></text:span><text:span text:style-name="T6_43">with</text:span><text:span text:style-name="T6_44"><text:s/></text:span><text:span text:style-name="T6_45">the</text:span><text:span text:style-name="T6_46"><text:s/></text:span><text:span text:style-name="T6_47">start</text:span><text:span text:style-name="T6_48"><text:s/></text:span><text:span text:style-name="T6_49">flag</text:span><text:span text:style-name="T6_50">.</text:span></text:p>
      <text:p text:style-name="P7"/>
      <text:p text:style-name="P8"/>
      <text:p text:style-name="P9"/>
      <text:p text:style-name="P10"><text:span text:style-name="T10_1">References</text:span><text:span text:style-name="T10_2">:</text:span></text:p>
      <text:p text:style-name="P11"><text:span text:style-name="T11_1">[1]<text:s/></text:span><text:span text:style-name="T11_2">ECSS</text:span><text:span text:style-name="T11_3">-</text:span><text:span text:style-name="T11_4">E</text:span><text:span text:style-name="T11_5">-70-41</text:span><text:span text:style-name="T11_6">A</text:span><text:span text:style-name="T11_7"><text:s/><text:tab/>(30</text:span><text:span text:style-name="T11_8">Jan</text:span><text:span text:style-name="T11_9">2003)</text:span></text:p>
      <text:p text:style-name="P12"/>
      <text:p text:style-name="P13"/>
      <text:p text:style-name="P14"/>
      <text:p text:style-name="P15"><text:span text:style-name="T15_1"><office:annotation><dc:creator/><text:p text:style-name="P16"><text:span text:style-name="T16_1">array</text:span><text:span text:style-name="T16_2"><text:s/></text:span><text:span text:style-name="T16_3">to</text:span><text:span text:style-name="T16_4"><text:s/></text:span><text:span text:style-name="T16_5">show</text:span><text:span text:style-name="T16_6"><text:s/></text:span><text:span text:style-name="T16_7">what</text:span><text:span text:style-name="T16_8"><text:s/></text:span><text:span text:style-name="T16_9">APID</text:span><text:span text:style-name="T16_10"><text:s/></text:span><text:span text:style-name="T16_11">implements</text:span><text:span text:style-name="T16_12"><text:s/></text:span><text:span text:style-name="T16_13">what</text:span><text:span text:style-name="T16_14"><text:s/></text:span><text:span text:style-name="T16_15">service</text:span><text:span text:style-name="T16_16"><text:s/></text:span><text:span text:style-name="T16_17">and</text:span><text:span text:style-name="T16_18"><text:s/></text:span><text:span text:style-name="T16_19">subtype</text:span></text:p></office:annotation></text:span><text:span text:style-name="T16_20">Service</text:span><text:span text:style-name="T16_21"><text:s/></text:span><text:span text:style-name="T16_22">implementation</text:span><text:span text:style-name="T16_23"><text:s/></text:span><text:span text:style-name="T16_24">table</text:span><text:span text:style-name="T16_25"><text:s/></text:span></text:p>
      <text:p text:style-name="P1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8"><text:span text:style-name="T18_1">---------------------------------------------------------------</text:span></text:p>
          </table:table-cell>
          <table:table-cell table:style-name="Cell2">
            <text:p text:style-name="P19"><text:span text:style-name="T19_1">Process</text:span><text:span text:style-name="T19_2"><text:s/></text:span><text:span text:style-name="T19_3">name</text:span><text:span text:style-name="T19_4"><text:s/></text:span><text:span text:style-name="T19_5">and</text:span><text:span text:style-name="T19_6"><text:s/></text:span><text:span text:style-name="T19_7">assigned</text:span><text:span text:style-name="T19_8"><text:s/></text:span><text:span text:style-name="T19_9">APID</text:span></text:p>
          </table:table-cell>
          <table:table-cell table:style-name="Cell3">
            <text:p text:style-name="P20"><text:span text:style-name="T20_1">Service</text:span><text:span text:style-name="T20_2">,<text:s/></text:span><text:span text:style-name="T20_3">subtype</text:span></text:p>
            <text:p text:style-name="P21"><text:span text:style-name="T21_1">(</text:span><text:span text:style-name="T21_2">X</text:span><text:span text:style-name="T21_3">,</text:span><text:span text:style-name="T21_4">Y</text:span><text:span text:style-name="T21_5">)<text:s/></text:span><text:span text:style-name="T21_6">form</text:span></text:p>
          </table:table-cell>
          <table:table-cell table:style-name="Cell4">
            <text:p text:style-name="P22"><text:span text:style-name="T22_1">---------------------------------------------------------------</text:span></text:p>
          </table:table-cell>
          <table:table-cell table:style-name="Cell5">
            <text:p text:style-name="P23"><text:span text:style-name="T23_1">---------------------------------------------------------------</text:span></text:p>
          </table:table-cell>
        </table:table-row>
        <table:table-row table:style-name="Row2">
          <table:table-cell table:style-name="Cell6">
            <text:p text:style-name="P24"><text:span text:style-name="T24_1">Subsystem</text:span></text:p>
          </table:table-cell>
          <table:table-cell table:style-name="Cell7">
            <text:p text:style-name="P25"><text:span text:style-name="T25_1">---------------------</text:span></text:p>
          </table:table-cell>
          <table:table-cell table:style-name="Cell8">
            <text:p text:style-name="P26"/>
          </table:table-cell>
          <table:table-cell table:style-name="Cell9">
            <text:p text:style-name="P27"/>
          </table:table-cell>
          <table:table-cell table:style-name="Cell10">
            <text:p text:style-name="P28"/>
          </table:table-cell>
        </table:table-row>
        <table:table-row table:style-name="Row3">
          <table:table-cell table:style-name="Cell11">
            <text:p text:style-name="P29"><text:span text:style-name="T29_1">COMMS</text:span></text:p>
          </table:table-cell>
          <table:table-cell table:style-name="Cell12">
            <text:p text:style-name="P30"/>
          </table:table-cell>
          <table:table-cell table:style-name="Cell13">
            <text:p text:style-name="P31"/>
          </table:table-cell>
          <table:table-cell table:style-name="Cell14">
            <text:p text:style-name="P32"/>
          </table:table-cell>
          <table:table-cell table:style-name="Cell15">
            <text:p text:style-name="P33"/>
          </table:table-cell>
        </table:table-row>
        <table:table-row table:style-name="Row4">
          <table:table-cell table:style-name="Cell16">
            <text:p text:style-name="P34"><text:span text:style-name="T34_1">-//-</text:span></text:p>
          </table:table-cell>
          <table:table-cell table:style-name="Cell17">
            <text:p text:style-name="P35"/>
          </table:table-cell>
          <table:table-cell table:style-name="Cell18">
            <text:p text:style-name="P36"/>
          </table:table-cell>
          <table:table-cell table:style-name="Cell19">
            <text:p text:style-name="P37"/>
          </table:table-cell>
          <table:table-cell table:style-name="Cell20">
            <text:p text:style-name="P38"/>
          </table:table-cell>
        </table:table-row>
        <table:table-row table:style-name="Row5">
          <table:table-cell table:style-name="Cell21">
            <text:p text:style-name="P39"><text:span text:style-name="T39_1">-//-</text:span></text:p>
          </table:table-cell>
          <table:table-cell table:style-name="Cell22">
            <text:p text:style-name="P40"/>
          </table:table-cell>
          <table:table-cell table:style-name="Cell23">
            <text:p text:style-name="P41"/>
          </table:table-cell>
          <table:table-cell table:style-name="Cell24">
            <text:p text:style-name="P42"/>
          </table:table-cell>
          <table:table-cell table:style-name="Cell25">
            <text:p text:style-name="P43"/>
          </table:table-cell>
        </table:table-row>
        <table:table-row table:style-name="Row6">
          <table:table-cell table:style-name="Cell26">
            <text:p text:style-name="P44"><text:span text:style-name="T44_1">EPS</text:span></text:p>
          </table:table-cell>
          <table:table-cell table:style-name="Cell27">
            <text:p text:style-name="P45"/>
          </table:table-cell>
          <table:table-cell table:style-name="Cell28">
            <text:p text:style-name="P46"/>
          </table:table-cell>
          <table:table-cell table:style-name="Cell29">
            <text:p text:style-name="P47"/>
          </table:table-cell>
          <table:table-cell table:style-name="Cell30">
            <text:p text:style-name="P48"/>
          </table:table-cell>
        </table:table-row>
        <table:table-row table:style-name="Row7">
          <table:table-cell table:style-name="Cell31">
            <text:p text:style-name="P49"><text:span text:style-name="T49_1">-//-</text:span></text:p>
          </table:table-cell>
          <table:table-cell table:style-name="Cell32">
            <text:p text:style-name="P50"/>
          </table:table-cell>
          <table:table-cell table:style-name="Cell33">
            <text:p text:style-name="P51"/>
          </table:table-cell>
          <table:table-cell table:style-name="Cell34">
            <text:p text:style-name="P52"/>
          </table:table-cell>
          <table:table-cell table:style-name="Cell35">
            <text:p text:style-name="P53"/>
          </table:table-cell>
        </table:table-row>
        <table:table-row table:style-name="Row8">
          <table:table-cell table:style-name="Cell36">
            <text:p text:style-name="P54"><text:span text:style-name="T54_1">-//-</text:span></text:p>
          </table:table-cell>
          <table:table-cell table:style-name="Cell37">
            <text:p text:style-name="P55"/>
          </table:table-cell>
          <table:table-cell table:style-name="Cell38">
            <text:p text:style-name="P56"/>
          </table:table-cell>
          <table:table-cell table:style-name="Cell39">
            <text:p text:style-name="P57"/>
          </table:table-cell>
          <table:table-cell table:style-name="Cell40">
            <text:p text:style-name="P58"/>
          </table:table-cell>
        </table:table-row>
        <table:table-row table:style-name="Row9">
          <table:table-cell table:style-name="Cell41">
            <text:p text:style-name="P59"><text:span text:style-name="T59_1">OBC</text:span></text:p>
          </table:table-cell>
          <table:table-cell table:style-name="Cell42">
            <text:p text:style-name="P60"/>
          </table:table-cell>
          <table:table-cell table:style-name="Cell43">
            <text:p text:style-name="P61"/>
          </table:table-cell>
          <table:table-cell table:style-name="Cell44">
            <text:p text:style-name="P62"/>
          </table:table-cell>
          <table:table-cell table:style-name="Cell45">
            <text:p text:style-name="P63"/>
          </table:table-cell>
        </table:table-row>
        <table:table-row table:style-name="Row10">
          <table:table-cell table:style-name="Cell46">
            <text:p text:style-name="P64"><text:span text:style-name="T64_1">-//-</text:span></text:p>
          </table:table-cell>
          <table:table-cell table:style-name="Cell47">
            <text:p text:style-name="P65"/>
          </table:table-cell>
          <table:table-cell table:style-name="Cell48">
            <text:p text:style-name="P66"/>
          </table:table-cell>
          <table:table-cell table:style-name="Cell49">
            <text:p text:style-name="P67"/>
          </table:table-cell>
          <table:table-cell table:style-name="Cell50">
            <text:p text:style-name="P68"/>
          </table:table-cell>
        </table:table-row>
        <table:table-row table:style-name="Row11">
          <table:table-cell table:style-name="Cell51">
            <text:p text:style-name="P69"><text:span text:style-name="T69_1">-//-</text:span></text:p>
          </table:table-cell>
          <table:table-cell table:style-name="Cell52">
            <text:p text:style-name="P70"/>
          </table:table-cell>
          <table:table-cell table:style-name="Cell53">
            <text:p text:style-name="P71"/>
          </table:table-cell>
          <table:table-cell table:style-name="Cell54">
            <text:p text:style-name="P72"/>
          </table:table-cell>
          <table:table-cell table:style-name="Cell55">
            <text:p text:style-name="P73"/>
          </table:table-cell>
        </table:table-row>
        <table:table-row table:style-name="Row12">
          <table:table-cell table:style-name="Cell56">
            <text:p text:style-name="P74"><text:span text:style-name="T74_1">ADCS</text:span></text:p>
          </table:table-cell>
          <table:table-cell table:style-name="Cell57">
            <text:p text:style-name="P75"/>
          </table:table-cell>
          <table:table-cell table:style-name="Cell58">
            <text:p text:style-name="P76"/>
          </table:table-cell>
          <table:table-cell table:style-name="Cell59">
            <text:p text:style-name="P77"/>
          </table:table-cell>
          <table:table-cell table:style-name="Cell60">
            <text:p text:style-name="P78"/>
          </table:table-cell>
        </table:table-row>
        <table:table-row table:style-name="Row13">
          <table:table-cell table:style-name="Cell61">
            <text:p text:style-name="P79"><text:span text:style-name="T79_1">-//-</text:span></text:p>
          </table:table-cell>
          <table:table-cell table:style-name="Cell62">
            <text:p text:style-name="P80"/>
          </table:table-cell>
          <table:table-cell table:style-name="Cell63">
            <text:p text:style-name="P81"/>
          </table:table-cell>
          <table:table-cell table:style-name="Cell64">
            <text:p text:style-name="P82"/>
          </table:table-cell>
          <table:table-cell table:style-name="Cell65">
            <text:p text:style-name="P83"/>
          </table:table-cell>
        </table:table-row>
        <table:table-row table:style-name="Row14">
          <table:table-cell table:style-name="Cell66">
            <text:p text:style-name="P84"><text:span text:style-name="T84_1">-//-</text:span></text:p>
          </table:table-cell>
          <table:table-cell table:style-name="Cell67">
            <text:p text:style-name="P85"/>
          </table:table-cell>
          <table:table-cell table:style-name="Cell68">
            <text:p text:style-name="P86"/>
          </table:table-cell>
          <table:table-cell table:style-name="Cell69">
            <text:p text:style-name="P87"/>
          </table:table-cell>
          <table:table-cell table:style-name="Cell70">
            <text:p text:style-name="P88"/>
          </table:table-cell>
        </table:table-row>
        <table:table-row table:style-name="Row15">
          <table:table-cell table:style-name="Cell71">
            <text:p text:style-name="P89"><text:span text:style-name="T89_1">SU</text:span></text:p>
          </table:table-cell>
          <table:table-cell table:style-name="Cell72">
            <text:p text:style-name="P90"/>
          </table:table-cell>
          <table:table-cell table:style-name="Cell73">
            <text:p text:style-name="P91"/>
          </table:table-cell>
          <table:table-cell table:style-name="Cell74">
            <text:p text:style-name="P92"/>
          </table:table-cell>
          <table:table-cell table:style-name="Cell75">
            <text:p text:style-name="P93"/>
          </table:table-cell>
        </table:table-row>
        <table:table-row table:style-name="Row16">
          <table:table-cell table:style-name="Cell76">
            <text:p text:style-name="P94"><text:span text:style-name="T94_1">-//-</text:span></text:p>
          </table:table-cell>
          <table:table-cell table:style-name="Cell77">
            <text:p text:style-name="P95"/>
          </table:table-cell>
          <table:table-cell table:style-name="Cell78">
            <text:p text:style-name="P96"/>
          </table:table-cell>
          <table:table-cell table:style-name="Cell79">
            <text:p text:style-name="P97"/>
          </table:table-cell>
          <table:table-cell table:style-name="Cell80">
            <text:p text:style-name="P98"/>
          </table:table-cell>
        </table:table-row>
        <table:table-row table:style-name="Row17">
          <table:table-cell table:style-name="Cell81">
            <text:p text:style-name="P99"><text:span text:style-name="T99_1">-//-</text:span></text:p>
          </table:table-cell>
          <table:table-cell table:style-name="Cell82">
            <text:p text:style-name="P100"/>
          </table:table-cell>
          <table:table-cell table:style-name="Cell83">
            <text:p text:style-name="P101"/>
          </table:table-cell>
          <table:table-cell table:style-name="Cell84">
            <text:p text:style-name="P102"/>
          </table:table-cell>
          <table:table-cell table:style-name="Cell85">
            <text:p text:style-name="P103"/>
          </table:table-cell>
        </table:table-row>
        <table:table-row table:style-name="Row18">
          <table:table-cell table:style-name="Cell86">
            <text:p text:style-name="P104"><text:span text:style-name="T104_1">IAC</text:span></text:p>
          </table:table-cell>
          <table:table-cell table:style-name="Cell87">
            <text:p text:style-name="P105"/>
          </table:table-cell>
          <table:table-cell table:style-name="Cell88">
            <text:p text:style-name="P106"/>
          </table:table-cell>
          <table:table-cell table:style-name="Cell89">
            <text:p text:style-name="P107"/>
          </table:table-cell>
          <table:table-cell table:style-name="Cell90">
            <text:p text:style-name="P108"/>
          </table:table-cell>
        </table:table-row>
        <table:table-row table:style-name="Row19">
          <table:table-cell table:style-name="Cell91">
            <text:p text:style-name="P109"><text:span text:style-name="T109_1">-//-</text:span></text:p>
          </table:table-cell>
          <table:table-cell table:style-name="Cell92">
            <text:p text:style-name="P110"/>
          </table:table-cell>
          <table:table-cell table:style-name="Cell93">
            <text:p text:style-name="P111"/>
          </table:table-cell>
          <table:table-cell table:style-name="Cell94">
            <text:p text:style-name="P112"/>
          </table:table-cell>
          <table:table-cell table:style-name="Cell95">
            <text:p text:style-name="P113"/>
          </table:table-cell>
        </table:table-row>
        <table:table-row table:style-name="Row20">
          <table:table-cell table:style-name="Cell96">
            <text:p text:style-name="P114"><text:span text:style-name="T114_1">-//-</text:span></text:p>
          </table:table-cell>
          <table:table-cell table:style-name="Cell97">
            <text:p text:style-name="P115"/>
          </table:table-cell>
          <table:table-cell table:style-name="Cell98">
            <text:p text:style-name="P116"/>
          </table:table-cell>
          <table:table-cell table:style-name="Cell99">
            <text:p text:style-name="P117"/>
          </table:table-cell>
          <table:table-cell table:style-name="Cell100">
            <text:p text:style-name="P118"/>
          </table:table-cell>
        </table:table-row>
        <table:table-row table:style-name="Row21">
          <table:table-cell table:style-name="Cell101">
            <text:p text:style-name="P119"><text:span text:style-name="T119_1">Ground</text:span><text:span text:style-name="T119_2">(?)</text:span></text:p>
          </table:table-cell>
          <table:table-cell table:style-name="Cell102">
            <text:p text:style-name="P120"/>
          </table:table-cell>
          <table:table-cell table:style-name="Cell103">
            <text:p text:style-name="P121"/>
          </table:table-cell>
          <table:table-cell table:style-name="Cell104">
            <text:p text:style-name="P122"/>
          </table:table-cell>
          <table:table-cell table:style-name="Cell105">
            <text:p text:style-name="P123"/>
          </table:table-cell>
        </table:table-row>
      </table:table>
      <text:p text:style-name="P124"/>
      <text:p text:style-name="P125"><text:span text:style-name="T125_1"><office:annotation><dc:creator/><text:p text:style-name="P126"><text:span text:style-name="T126_1">Array</text:span><text:span text:style-name="T126_2"><text:s/></text:span><text:span text:style-name="T126_3">to</text:span><text:span text:style-name="T126_4"><text:s/></text:span><text:span text:style-name="T126_5">keep</text:span><text:span text:style-name="T126_6"><text:s/></text:span><text:span text:style-name="T126_7">track</text:span><text:span text:style-name="T126_8"><text:s/></text:span><text:span text:style-name="T126_9">of</text:span><text:span text:style-name="T126_10"><text:s/></text:span><text:span text:style-name="T126_11">interesting</text:span><text:span text:style-name="T126_12"><text:s/></text:span><text:span text:style-name="T126_13">services</text:span><text:span text:style-name="T126_14"><text:s/></text:span><text:span text:style-name="T126_15">and</text:span><text:span text:style-name="T126_16"><text:s/></text:span><text:span text:style-name="T126_17">possible</text:span><text:span text:style-name="T126_18"><text:s/></text:span><text:span text:style-name="T126_19">implementators</text:span></text:p></office:annotation></text:span><text:span text:style-name="T126_20">Interesting</text:span><text:span text:style-name="T126_21"><text:s/></text:span><text:span text:style-name="T126_22">Services</text:span><text:span text:style-name="T126_23"><text:s/></text:span><text:span text:style-name="T126_24">Table</text:span></text:p>
      <text:p text:style-name="P127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row table:style-name="Row22">
          <table:table-cell table:style-name="Cell106">
            <text:p text:style-name="P128"><text:span text:style-name="T128_1">Service</text:span><text:span text:style-name="T128_2"><text:s/></text:span><text:span text:style-name="T128_3">Name</text:span></text:p>
          </table:table-cell>
          <table:table-cell table:style-name="Cell107">
            <text:p text:style-name="P129"><text:span text:style-name="T129_1">Service</text:span><text:span text:style-name="T129_2"><text:s/></text:span><text:span text:style-name="T129_3">No</text:span><text:span text:style-name="T129_4">.</text:span></text:p>
          </table:table-cell>
          <table:table-cell table:style-name="Cell108">
            <text:p text:style-name="P130"><text:span text:style-name="T130_1">Brief</text:span><text:span text:style-name="T130_2">.<text:s/></text:span><text:span text:style-name="T130_3">Explanation</text:span></text:p>
          </table:table-cell>
          <table:table-cell table:style-name="Cell109">
            <text:p text:style-name="P131"><text:span text:style-name="T131_1">Implementation</text:span><text:span text:style-name="T131_2"><text:s/></text:span><text:span text:style-name="T131_3">Candidate</text:span></text:p>
          </table:table-cell>
        </table:table-row>
        <table:table-row table:style-name="Row23">
          <table:table-cell table:style-name="Cell110">
            <text:p text:style-name="P132"><text:span text:style-name="T132_1">Telecommand</text:span><text:span text:style-name="T132_2"><text:s/></text:span><text:span text:style-name="T132_3">Verification</text:span><text:span text:style-name="T132_4"><text:s/></text:span><text:span text:style-name="T132_5">Service</text:span></text:p>
          </table:table-cell>
          <table:table-cell table:style-name="Cell111">
            <text:p text:style-name="P133"><text:span text:style-name="T133_1">1</text:span></text:p>
          </table:table-cell>
          <table:table-cell table:style-name="Cell112">
            <text:p text:style-name="P134"><text:span text:style-name="T134_1">see</text:span><text:span text:style-name="T134_2"><text:s/></text:span><text:span text:style-name="T134_3">ref</text:span><text:span text:style-name="T134_4">.<text:s/>[1],<text:s/></text:span><text:span text:style-name="T134_5">page</text:span><text:span text:style-name="T134_6"><text:s/>51.</text:span></text:p>
            <text:p text:style-name="P135"><text:span text:style-name="T135_1">Maybe</text:span><text:span text:style-name="T135_2"><text:s/></text:span><text:span text:style-name="T135_3">to</text:span><text:span text:style-name="T135_4"><text:s/></text:span><text:span text:style-name="T135_5">implement</text:span><text:span text:style-name="T135_6"><text:s/></text:span><text:span text:style-name="T135_7">basic</text:span><text:span text:style-name="T135_8"><text:s/></text:span><text:span text:style-name="T135_9">subtypes</text:span><text:span text:style-name="T135_10">.</text:span></text:p>
          </table:table-cell>
          <table:table-cell table:style-name="Cell113">
            <text:p text:style-name="P136"><text:span text:style-name="T136_1"><office:annotation><dc:creator/><text:p text:style-name="P137"><text:span text:style-name="T137_1">each</text:span><text:span text:style-name="T137_2"><text:s/></text:span><text:span text:style-name="T137_3">process</text:span><text:span text:style-name="T137_4"><text:s/></text:span><text:span text:style-name="T137_5">that</text:span><text:span text:style-name="T137_6"><text:s/></text:span><text:span text:style-name="T137_7">supports</text:span><text:span text:style-name="T137_8"><text:s/></text:span><text:span text:style-name="T137_9">this</text:span><text:span text:style-name="T137_10">,<text:s/></text:span><text:span text:style-name="T137_11">should</text:span><text:span text:style-name="T137_12"><text:s/></text:span><text:span text:style-name="T137_13">implement</text:span><text:span text:style-name="T137_14"><text:s/></text:span><text:span text:style-name="T137_15">it</text:span><text:span text:style-name="T137_16">.<text:s/></text:span><text:span text:style-name="T137_17">routing</text:span><text:span text:style-name="T137_18"><text:s/></text:span><text:span text:style-name="T137_19">will</text:span><text:span text:style-name="T137_20"><text:s/></text:span><text:span text:style-name="T137_21">just</text:span><text:span text:style-name="T137_22"><text:s/></text:span><text:span text:style-name="T137_23">forward</text:span><text:span text:style-name="T137_24"><text:s/></text:span><text:span text:style-name="T137_25">it</text:span><text:span text:style-name="T137_26"><text:s/></text:span><text:span text:style-name="T137_27">to</text:span><text:span text:style-name="T137_28"><text:s/></text:span><text:span text:style-name="T137_29">the</text:span><text:span text:style-name="T137_30"><text:s/></text:span><text:span text:style-name="T137_31">right</text:span><text:span text:style-name="T137_32"><text:s/></text:span><text:span text:style-name="T137_33">place</text:span><text:span text:style-name="T137_34">.</text:span></text:p></office:annotation></text:span><text:span text:style-name="T137_35"><office:annotation><dc:creator/><text:p text:style-name="P138"><text:span text:style-name="T138_1">ageed</text:span><text:span text:style-name="T138_2">,<text:s/></text:span><text:span text:style-name="T138_3">but</text:span><text:span text:style-name="T138_4"><text:s/></text:span><text:span text:style-name="T138_5">we</text:span><text:span text:style-name="T138_6"><text:s/></text:span><text:span text:style-name="T138_7">have</text:span><text:span text:style-name="T138_8"><text:s/></text:span><text:span text:style-name="T138_9">to</text:span><text:span text:style-name="T138_10"><text:s/></text:span><text:span text:style-name="T138_11">see</text:span><text:span text:style-name="T138_12"><text:s/></text:span><text:span text:style-name="T138_13">what</text:span><text:span text:style-name="T138_14"><text:s/></text:span><text:span text:style-name="T138_15">level</text:span><text:span text:style-name="T138_16"><text:s/></text:span><text:span text:style-name="T138_17">of</text:span><text:span text:style-name="T138_18"><text:s/></text:span><text:span text:style-name="T138_19">Verification</text:span><text:span text:style-name="T138_20"><text:s/></text:span><text:span text:style-name="T138_21">detail</text:span><text:span text:style-name="T138_22"><text:s/></text:span><text:span text:style-name="T138_23">report</text:span><text:span text:style-name="T138_24"><text:s/></text:span><text:span text:style-name="T138_25">we</text:span><text:span text:style-name="T138_26"><text:s/></text:span><text:span text:style-name="T138_27">need</text:span><text:span text:style-name="T138_28"><text:s/></text:span><text:span text:style-name="T138_29">for</text:span><text:span text:style-name="T138_30"><text:s/></text:span><text:span text:style-name="T138_31">every</text:span><text:span text:style-name="T138_32"><text:s/></text:span><text:span text:style-name="T138_33">implementor</text:span><text:span text:style-name="T138_34">,<text:s/></text:span><text:span text:style-name="T138_35">for</text:span><text:span text:style-name="T138_36"><text:s/></text:span><text:span text:style-name="T138_37">some</text:span><text:span text:style-name="T138_38"><text:s/></text:span><text:span text:style-name="T138_39">of</text:span><text:span text:style-name="T138_40"><text:s/></text:span><text:span text:style-name="T138_41">them</text:span><text:span text:style-name="T138_42"><text:s/></text:span><text:span text:style-name="T138_43">we</text:span><text:span text:style-name="T138_44"><text:s/></text:span><text:span text:style-name="T138_45">may</text:span><text:span text:style-name="T138_46"><text:s/></text:span><text:span text:style-name="T138_47">need</text:span><text:span text:style-name="T138_48"><text:s/></text:span><text:span text:style-name="T138_49">only</text:span><text:span text:style-name="T138_50"><text:s/></text:span><text:span text:style-name="T138_51">very</text:span><text:span text:style-name="T138_52"><text:s/></text:span><text:span text:style-name="T138_53">basic</text:span><text:span text:style-name="T138_54"><text:s/></text:span><text:span text:style-name="T138_55">info</text:span><text:span text:style-name="T138_56">.</text:span></text:p></office:annotation></text:span><text:span text:style-name="T138_57">obc</text:span><text:span text:style-name="T138_58"><text:s/></text:span><text:span text:style-name="T138_59">routing</text:span><text:span text:style-name="T138_60"><text:s/></text:span><text:span text:style-name="T138_61">proce</text:span></text:p>
          </table:table-cell>
        </table:table-row>
        <table:table-row table:style-name="Row24">
          <table:table-cell table:style-name="Cell114">
            <text:p text:style-name="P139"/>
          </table:table-cell>
          <table:table-cell table:style-name="Cell115">
            <text:p text:style-name="P140"/>
          </table:table-cell>
          <table:table-cell table:style-name="Cell116">
            <text:p text:style-name="P141"/>
          </table:table-cell>
          <table:table-cell table:style-name="Cell117">
            <text:p text:style-name="P142"/>
          </table:table-cell>
        </table:table-row>
        <table:table-row table:style-name="Row25">
          <table:table-cell table:style-name="Cell118">
            <text:p text:style-name="P143"><text:span text:style-name="T143_1">Device</text:span><text:span text:style-name="T143_2"><text:s/></text:span><text:span text:style-name="T143_3">command</text:span><text:span text:style-name="T143_4"><text:s/></text:span><text:span text:style-name="T143_5">distribution</text:span><text:span text:style-name="T143_6"><text:s/></text:span><text:span text:style-name="T143_7">service</text:span></text:p>
          </table:table-cell>
          <table:table-cell table:style-name="Cell119">
            <text:p text:style-name="P144"><text:span text:style-name="T144_1">2</text:span></text:p>
          </table:table-cell>
          <table:table-cell table:style-name="Cell120">
            <text:p text:style-name="P145"/>
          </table:table-cell>
          <table:table-cell table:style-name="Cell121">
            <text:p text:style-name="P146"><text:span text:style-name="T146_1">more</text:span><text:span text:style-name="T146_2"><text:s/></text:span><text:span text:style-name="T146_3">likely</text:span><text:span text:style-name="T146_4"><text:s/></text:span><text:span text:style-name="T146_5">none</text:span></text:p>
          </table:table-cell>
        </table:table-row>
        <table:table-row table:style-name="Row26">
          <table:table-cell table:style-name="Cell122">
            <text:p text:style-name="P147"><text:span text:style-name="T147_1">Housekeeping</text:span><text:span text:style-name="T147_2"><text:s/></text:span><text:span text:style-name="T147_3">and</text:span><text:span text:style-name="T147_4"><text:s/></text:span><text:span text:style-name="T147_5">diagnostic</text:span><text:span text:style-name="T147_6"><text:s/></text:span><text:span text:style-name="T147_7">data</text:span><text:span text:style-name="T147_8"><text:s/></text:span><text:span text:style-name="T147_9">reporting</text:span><text:span text:style-name="T147_10"><text:s/></text:span><text:span text:style-name="T147_11">service</text:span></text:p>
          </table:table-cell>
          <table:table-cell table:style-name="Cell123">
            <text:p text:style-name="P148"><text:span text:style-name="T148_1">3</text:span></text:p>
          </table:table-cell>
          <table:table-cell table:style-name="Cell124">
            <text:p text:style-name="P149"><text:span text:style-name="T149_1">see</text:span><text:span text:style-name="T149_2"><text:s/></text:span><text:span text:style-name="T149_3">ref</text:span><text:span text:style-name="T149_4">.<text:s/>[1],<text:s/></text:span><text:span text:style-name="T149_5">page</text:span><text:span text:style-name="T149_6"><text:s/>64.</text:span></text:p>
            <text:p text:style-name="P150"><text:span text:style-name="T150_1">To</text:span><text:span text:style-name="T150_2"><text:s/></text:span><text:span text:style-name="T150_3">be</text:span><text:span text:style-name="T150_4"><text:s/></text:span><text:span text:style-name="T150_5">implemented</text:span><text:span text:style-name="T150_6"><text:s/></text:span><text:span text:style-name="T150_7">to</text:span><text:span text:style-name="T150_8"><text:s/></text:span><text:span text:style-name="T150_9">some</text:span><text:span text:style-name="T150_10"><text:s/></text:span><text:span text:style-name="T150_11">extend</text:span><text:span text:style-name="T150_12">.</text:span></text:p>
          </table:table-cell>
          <table:table-cell table:style-name="Cell125">
            <text:p text:style-name="P151"/>
          </table:table-cell>
        </table:table-row>
        <table:table-row table:style-name="Row27">
          <table:table-cell table:style-name="Cell126">
            <text:p text:style-name="P152"><text:span text:style-name="T152_1">Parameter</text:span><text:span text:style-name="T152_2"><text:s/></text:span><text:span text:style-name="T152_3">statistics</text:span><text:span text:style-name="T152_4"><text:s/></text:span><text:span text:style-name="T152_5">reporting</text:span><text:span text:style-name="T152_6"><text:s/></text:span><text:span text:style-name="T152_7">service</text:span></text:p>
          </table:table-cell>
          <table:table-cell table:style-name="Cell127">
            <text:p text:style-name="P153"><text:span text:style-name="T153_1">4</text:span></text:p>
          </table:table-cell>
          <table:table-cell table:style-name="Cell128">
            <text:p text:style-name="P154"><text:span text:style-name="T154_1">see</text:span><text:span text:style-name="T154_2"><text:s/></text:span><text:span text:style-name="T154_3">ref</text:span><text:span text:style-name="T154_4">.<text:s/>[1],<text:s/></text:span><text:span text:style-name="T154_5">page</text:span><text:span text:style-name="T154_6"><text:s/>73.</text:span></text:p>
            <text:p text:style-name="P155"><text:span text:style-name="T155_1">Maybe</text:span><text:span text:style-name="T155_2"><text:s/></text:span><text:span text:style-name="T155_3">to</text:span><text:span text:style-name="T155_4"><text:s/></text:span><text:span text:style-name="T155_5">implement</text:span><text:span text:style-name="T155_6"><text:s/></text:span><text:span text:style-name="T155_7">basic</text:span><text:span text:style-name="T155_8"><text:s/></text:span><text:span text:style-name="T155_9">subtypes</text:span><text:span text:style-name="T155_10"><text:s/></text:span><text:span text:style-name="T155_11">will</text:span><text:span text:style-name="T155_12"><text:s/></text:span><text:span text:style-name="T155_13">allow</text:span><text:span text:style-name="T155_14"><text:s/></text:span><text:span text:style-name="T155_15">us</text:span><text:span text:style-name="T155_16"><text:s/></text:span><text:span text:style-name="T155_17">to</text:span><text:span text:style-name="T155_18"><text:s/></text:span><text:span text:style-name="T155_19">save</text:span><text:span text:style-name="T155_20"><text:s/></text:span><text:span text:style-name="T155_21">some</text:span><text:span text:style-name="T155_22"><text:s/></text:span><text:span text:style-name="T155_23">space</text:span><text:span text:style-name="T155_24">/</text:span><text:span text:style-name="T155_25">time</text:span><text:span text:style-name="T155_26"><text:s/></text:span><text:span text:style-name="T155_27">on</text:span><text:span text:style-name="T155_28"><text:s/></text:span><text:span text:style-name="T155_29">telemetry</text:span><text:span text:style-name="T155_30"><text:s/></text:span><text:span text:style-name="T155_31">reporting</text:span></text:p>
          </table:table-cell>
          <table:table-cell table:style-name="Cell129">
            <text:p text:style-name="P156"><text:span text:style-name="T156_1"><office:annotation><dc:creator/><text:p text:style-name="P157"><text:span text:style-name="T157_1">none</text:span><text:span text:style-name="T157_2"><text:s/></text:span><text:span text:style-name="T157_3">for</text:span><text:span text:style-name="T157_4"><text:s/></text:span><text:span text:style-name="T157_5">this</text:span><text:span text:style-name="T157_6"><text:s/></text:span><text:span text:style-name="T157_7">service</text:span><text:span text:style-name="T157_8"><text:s/></text:span><text:span text:style-name="T157_9">as</text:span><text:span text:style-name="T157_10"><text:s/></text:span><text:span text:style-name="T157_11">well</text:span><text:span text:style-name="T157_12">.</text:span></text:p></office:annotation></text:span><text:span text:style-name="T157_13">obc</text:span></text:p>
          </table:table-cell>
        </table:table-row>
        <table:table-row table:style-name="Row28">
          <table:table-cell table:style-name="Cell130">
            <text:p text:style-name="P158"><text:span text:style-name="T158_1">Event</text:span><text:span text:style-name="T158_2"><text:s/></text:span><text:span text:style-name="T158_3">reporting</text:span><text:span text:style-name="T158_4"><text:s/></text:span><text:span text:style-name="T158_5">service</text:span></text:p>
          </table:table-cell>
          <table:table-cell table:style-name="Cell131">
            <text:p text:style-name="P159"><text:span text:style-name="T159_1">5</text:span></text:p>
          </table:table-cell>
          <table:table-cell table:style-name="Cell132">
            <text:p text:style-name="P160"><text:span text:style-name="T160_1">see</text:span><text:span text:style-name="T160_2"><text:s/></text:span><text:span text:style-name="T160_3">ref</text:span><text:span text:style-name="T160_4">.<text:s/>[1],<text:s/></text:span><text:span text:style-name="T160_5">page</text:span><text:span text:style-name="T160_6"><text:s/>79.</text:span></text:p>
          </table:table-cell>
          <table:table-cell table:style-name="Cell133">
            <text:p text:style-name="P161"><text:span text:style-name="T161_1"><office:annotation><dc:creator/><text:p text:style-name="P162"><text:span text:style-name="T162_1">I</text:span><text:span text:style-name="T162_2">'</text:span><text:span text:style-name="T162_3">m</text:span><text:span text:style-name="T162_4"><text:s/></text:span><text:span text:style-name="T162_5">going</text:span><text:span text:style-name="T162_6"><text:s/></text:span><text:span text:style-name="T162_7">towards</text:span><text:span text:style-name="T162_8"><text:s/></text:span><text:span text:style-name="T162_9">none</text:span></text:p></office:annotation></text:span><text:span text:style-name="T162_10">obc</text:span></text:p>
          </table:table-cell>
        </table:table-row>
        <table:table-row table:style-name="Row29">
          <table:table-cell table:style-name="Cell134">
            <text:p text:style-name="P163"><text:span text:style-name="T163_1">Memory</text:span><text:span text:style-name="T163_2"><text:s/></text:span><text:span text:style-name="T163_3">management</text:span><text:span text:style-name="T163_4"><text:s/></text:span><text:span text:style-name="T163_5">service</text:span></text:p>
          </table:table-cell>
          <table:table-cell table:style-name="Cell135">
            <text:p text:style-name="P164"><text:span text:style-name="T164_1">6</text:span></text:p>
          </table:table-cell>
          <table:table-cell table:style-name="Cell136">
            <text:p text:style-name="P165"><text:span text:style-name="T165_1">see</text:span><text:span text:style-name="T165_2"><text:s/></text:span><text:span text:style-name="T165_3">ref</text:span><text:span text:style-name="T165_4">.<text:s/>[1],<text:s/></text:span><text:span text:style-name="T165_5">page</text:span><text:span text:style-name="T165_6"><text:s/>83.</text:span></text:p>
          </table:table-cell>
          <table:table-cell table:style-name="Cell137">
            <text:p text:style-name="P166"><text:span text:style-name="T166_1">more</text:span><text:span text:style-name="T166_2"><text:s/></text:span><text:span text:style-name="T166_3">likely</text:span><text:span text:style-name="T166_4"><text:s/></text:span><text:span text:style-name="T166_5">none</text:span></text:p>
          </table:table-cell>
        </table:table-row>
        <table:table-row table:style-name="Row30">
          <table:table-cell table:style-name="Cell138">
            <text:p text:style-name="P167"><text:span text:style-name="T167_1">Function</text:span><text:span text:style-name="T167_2"><text:s/></text:span><text:span text:style-name="T167_3">management</text:span><text:span text:style-name="T167_4"><text:s/></text:span><text:span text:style-name="T167_5">service</text:span></text:p>
          </table:table-cell>
          <table:table-cell table:style-name="Cell139">
            <text:p text:style-name="P168"><text:span text:style-name="T168_1">8</text:span></text:p>
          </table:table-cell>
          <table:table-cell table:style-name="Cell140">
            <text:p text:style-name="P169"><text:span text:style-name="T169_1">see</text:span><text:span text:style-name="T169_2"><text:s/></text:span><text:span text:style-name="T169_3">ref</text:span><text:span text:style-name="T169_4">.<text:s/>[1],<text:s/></text:span><text:span text:style-name="T169_5">page</text:span><text:span text:style-name="T169_6"><text:s/>91.</text:span></text:p>
          </table:table-cell>
          <table:table-cell table:style-name="Cell141">
            <text:p text:style-name="P170"><text:span text:style-name="T170_1">any</text:span><text:span text:style-name="T170_2"><text:s/></text:span><text:span text:style-name="T170_3">APID</text:span><text:span text:style-name="T170_4"><text:s/></text:span><text:span text:style-name="T170_5">which</text:span><text:span text:style-name="T170_6"><text:s/></text:span><text:span text:style-name="T170_7">performs</text:span><text:span text:style-name="T170_8"><text:s/></text:span><text:span text:style-name="T170_9">functions</text:span><text:span text:style-name="T170_10"><text:s/></text:span><text:span text:style-name="T170_11">onboard</text:span></text:p>
          </table:table-cell>
        </table:table-row>
        <table:table-row table:style-name="Row31">
          <table:table-cell table:style-name="Cell142">
            <text:p text:style-name="P171"><text:span text:style-name="T171_1">Time</text:span><text:span text:style-name="T171_2"><text:s/></text:span><text:span text:style-name="T171_3">management</text:span><text:span text:style-name="T171_4"><text:s/></text:span><text:span text:style-name="T171_5">service</text:span></text:p>
          </table:table-cell>
          <table:table-cell table:style-name="Cell143">
            <text:p text:style-name="P172"><text:span text:style-name="T172_1">9</text:span></text:p>
          </table:table-cell>
          <table:table-cell table:style-name="Cell144">
            <text:p text:style-name="P173"><text:span text:style-name="T173_1">see</text:span><text:span text:style-name="T173_2"><text:s/></text:span><text:span text:style-name="T173_3">ref</text:span><text:span text:style-name="T173_4">.<text:s/>[1],<text:s/></text:span><text:span text:style-name="T173_5">page</text:span><text:span text:style-name="T173_6"><text:s/>97.</text:span></text:p>
          </table:table-cell>
          <table:table-cell table:style-name="Cell145">
            <text:p text:style-name="P174"><text:span text:style-name="T174_1">To</text:span><text:span text:style-name="T174_2"><text:s/></text:span><text:span text:style-name="T174_3">do</text:span><text:span text:style-name="T174_4"><text:s/></text:span><text:span text:style-name="T174_5">a</text:span><text:span text:style-name="T174_6"><text:s/></text:span><text:span text:style-name="T174_7">custom</text:span><text:span text:style-name="T174_8"><text:s/></text:span><text:span text:style-name="T174_9">subtype</text:span><text:span text:style-name="T174_10"><text:s/></text:span><text:span text:style-name="T174_11">capable</text:span><text:span text:style-name="T174_12"><text:s/></text:span><text:span text:style-name="T174_13">to</text:span><text:span text:style-name="T174_14"><text:s/></text:span><text:span text:style-name="T174_15">set</text:span><text:span text:style-name="T174_16"><text:s/></text:span><text:span text:style-name="T174_17">time</text:span><text:span text:style-name="T174_18"><text:s/></text:span><text:span text:style-name="T174_19">from</text:span><text:span text:style-name="T174_20"><text:s/></text:span><text:span text:style-name="T174_21">ground</text:span><text:span text:style-name="T174_22"><text:s/></text:span><text:span text:style-name="T174_23">station</text:span><text:span text:style-name="T174_24"><text:s/></text:span><text:span text:style-name="T174_25">in</text:span><text:span text:style-name="T174_26"><text:s/></text:span><text:span text:style-name="T174_27">case</text:span><text:span text:style-name="T174_28"><text:s/></text:span><text:span text:style-name="T174_29">GPS</text:span><text:span text:style-name="T174_30"><text:s/></text:span><text:span text:style-name="T174_31">gets</text:span><text:span text:style-name="T174_32"><text:s/></text:span><text:span text:style-name="T174_33">messed</text:span><text:span text:style-name="T174_34"><text:s/></text:span><text:span text:style-name="T174_35">up</text:span><text:span text:style-name="T174_36"><text:s/></text:span><text:span text:style-name="T174_37">and</text:span><text:span text:style-name="T174_38"><text:s/></text:span><text:span text:style-name="T174_39">leaves</text:span><text:span text:style-name="T174_40"><text:s/></text:span><text:span text:style-name="T174_41">us</text:span><text:span text:style-name="T174_42"><text:s/></text:span><text:span text:style-name="T174_43">blind</text:span><text:span text:style-name="T174_44">.</text:span></text:p>
          </table:table-cell>
        </table:table-row>
        <table:table-row table:style-name="Row32">
          <table:table-cell table:style-name="Cell146">
            <text:p text:style-name="P175"><text:span text:style-name="T175_1">On</text:span><text:span text:style-name="T175_2">-</text:span><text:span text:style-name="T175_3">board</text:span><text:span text:style-name="T175_4"><text:s/></text:span><text:span text:style-name="T175_5">operations</text:span><text:span text:style-name="T175_6"><text:s/></text:span><text:span text:style-name="T175_7">scheduling</text:span><text:span text:style-name="T175_8"><text:s/></text:span><text:span text:style-name="T175_9">service</text:span></text:p>
          </table:table-cell>
          <table:table-cell table:style-name="Cell147">
            <text:p text:style-name="P176"><text:span text:style-name="T176_1">11</text:span></text:p>
          </table:table-cell>
          <table:table-cell table:style-name="Cell148">
            <text:p text:style-name="P177"><text:span text:style-name="T177_1">see</text:span><text:span text:style-name="T177_2"><text:s/></text:span><text:span text:style-name="T177_3">ref</text:span><text:span text:style-name="T177_4">.<text:s/>[1],<text:s/></text:span><text:span text:style-name="T177_5">page</text:span><text:span text:style-name="T177_6"><text:s/>99<text:s/></text:span><text:span text:style-name="T177_7">and</text:span><text:span text:style-name="T177_8"><text:s/>32.</text:span></text:p>
          </table:table-cell>
          <table:table-cell table:style-name="Cell149">
            <text:p text:style-name="P178"><text:span text:style-name="T178_1">obc</text:span></text:p>
          </table:table-cell>
        </table:table-row>
        <table:table-row table:style-name="Row33">
          <table:table-cell table:style-name="Cell150">
            <text:p text:style-name="P179"><text:span text:style-name="T179_1">On</text:span><text:span text:style-name="T179_2">-</text:span><text:span text:style-name="T179_3">board</text:span><text:span text:style-name="T179_4"><text:s/></text:span><text:span text:style-name="T179_5">monitoring</text:span><text:span text:style-name="T179_6"><text:s/></text:span><text:span text:style-name="T179_7">service</text:span></text:p>
          </table:table-cell>
          <table:table-cell table:style-name="Cell151">
            <text:p text:style-name="P180"><text:span text:style-name="T180_1">14</text:span></text:p>
          </table:table-cell>
          <table:table-cell table:style-name="Cell152">
            <text:p text:style-name="P181"><text:span text:style-name="T181_1">see</text:span><text:span text:style-name="T181_2"><text:s/></text:span><text:span text:style-name="T181_3">ref</text:span><text:span text:style-name="T181_4">.<text:s/>[1],<text:s/></text:span><text:span text:style-name="T181_5">page</text:span><text:span text:style-name="T181_6"><text:s/>119.</text:span></text:p>
          </table:table-cell>
          <table:table-cell table:style-name="Cell153">
            <text:p text:style-name="P182"/>
          </table:table-cell>
        </table:table-row>
        <table:table-row table:style-name="Row34">
          <table:table-cell table:style-name="Cell154">
            <text:p text:style-name="P183"><text:span text:style-name="T183_1">Large</text:span><text:span text:style-name="T183_2"><text:s/></text:span><text:span text:style-name="T183_3">data</text:span><text:span text:style-name="T183_4"><text:s/></text:span><text:span text:style-name="T183_5">transfer</text:span><text:span text:style-name="T183_6"><text:s/></text:span><text:span text:style-name="T183_7">service</text:span></text:p>
          </table:table-cell>
          <table:table-cell table:style-name="Cell155">
            <text:p text:style-name="P184"><text:span text:style-name="T184_1">13</text:span></text:p>
          </table:table-cell>
          <table:table-cell table:style-name="Cell156">
            <text:p text:style-name="P185"><text:span text:style-name="T185_1">see</text:span><text:span text:style-name="T185_2"><text:s/></text:span><text:span text:style-name="T185_3">ref</text:span><text:span text:style-name="T185_4">.<text:s/>[1],<text:s/></text:span><text:span text:style-name="T185_5">page</text:span><text:span text:style-name="T185_6"><text:s/>135</text:span></text:p>
          </table:table-cell>
          <table:table-cell table:style-name="Cell157">
            <text:p text:style-name="P186"/>
          </table:table-cell>
        </table:table-row>
        <table:table-row table:style-name="Row35">
          <table:table-cell table:style-name="Cell158">
            <text:p text:style-name="P187"><text:span text:style-name="T187_1">Packet</text:span><text:span text:style-name="T187_2"><text:s/></text:span><text:span text:style-name="T187_3">forwarding</text:span><text:span text:style-name="T187_4"><text:s/></text:span><text:span text:style-name="T187_5">control</text:span><text:span text:style-name="T187_6"><text:s/></text:span><text:span text:style-name="T187_7">service</text:span></text:p>
          </table:table-cell>
          <table:table-cell table:style-name="Cell159">
            <text:p text:style-name="P188"><text:span text:style-name="T188_1">14</text:span></text:p>
          </table:table-cell>
          <table:table-cell table:style-name="Cell160">
            <text:p text:style-name="P189"><text:span text:style-name="T189_1">see</text:span><text:span text:style-name="T189_2"><text:s/></text:span><text:span text:style-name="T189_3">ref</text:span><text:span text:style-name="T189_4">.<text:s/>[1],<text:s/></text:span><text:span text:style-name="T189_5">page</text:span><text:span text:style-name="T189_6"><text:s/>145,<text:s/>35</text:span></text:p>
          </table:table-cell>
          <table:table-cell table:style-name="Cell161">
            <text:p text:style-name="P190"/>
          </table:table-cell>
        </table:table-row>
        <table:table-row table:style-name="Row36">
          <table:table-cell table:style-name="Cell162">
            <text:p text:style-name="P191"><text:span text:style-name="T191_1">On</text:span><text:span text:style-name="T191_2">-</text:span><text:span text:style-name="T191_3">board</text:span><text:span text:style-name="T191_4"><text:s/></text:span><text:span text:style-name="T191_5">storage</text:span><text:span text:style-name="T191_6"><text:s/></text:span><text:span text:style-name="T191_7">and</text:span><text:span text:style-name="T191_8"><text:s/></text:span><text:span text:style-name="T191_9">retrieval</text:span><text:span text:style-name="T191_10"><text:s/></text:span><text:span text:style-name="T191_11">service</text:span></text:p>
          </table:table-cell>
          <table:table-cell table:style-name="Cell163">
            <text:p text:style-name="P192"><text:span text:style-name="T192_1">15</text:span></text:p>
          </table:table-cell>
          <table:table-cell table:style-name="Cell164">
            <text:p text:style-name="P193"><text:span text:style-name="T193_1">see</text:span><text:span text:style-name="T193_2"><text:s/></text:span><text:span text:style-name="T193_3">ref</text:span><text:span text:style-name="T193_4">.<text:s/>[1],<text:s/></text:span><text:span text:style-name="T193_5">page</text:span><text:span text:style-name="T193_6"><text:s/>153</text:span></text:p>
          </table:table-cell>
          <table:table-cell table:style-name="Cell165">
            <text:p text:style-name="P194"/>
          </table:table-cell>
        </table:table-row>
        <table:table-row table:style-name="Row37">
          <table:table-cell table:style-name="Cell166">
            <text:p text:style-name="P195"><text:span text:style-name="T195_1">Test</text:span><text:span text:style-name="T195_2"><text:s/></text:span><text:span text:style-name="T195_3">service</text:span></text:p>
          </table:table-cell>
          <table:table-cell table:style-name="Cell167">
            <text:p text:style-name="P196"><text:span text:style-name="T196_1">17</text:span></text:p>
          </table:table-cell>
          <table:table-cell table:style-name="Cell168">
            <text:p text:style-name="P197"><text:span text:style-name="T197_1">see</text:span><text:span text:style-name="T197_2"><text:s/></text:span><text:span text:style-name="T197_3">ref</text:span><text:span text:style-name="T197_4">.<text:s/>[1],<text:s/></text:span><text:span text:style-name="T197_5">page</text:span><text:span text:style-name="T197_6"><text:s/>167</text:span></text:p>
          </table:table-cell>
          <table:table-cell table:style-name="Cell169">
            <text:p text:style-name="P198"/>
          </table:table-cell>
        </table:table-row>
        <table:table-row table:style-name="Row38">
          <table:table-cell table:style-name="Cell170">
            <text:p text:style-name="P199"><text:span text:style-name="T199_1">On</text:span><text:span text:style-name="T199_2">-</text:span><text:span text:style-name="T199_3">board</text:span><text:span text:style-name="T199_4"><text:s/></text:span><text:span text:style-name="T199_5">operations</text:span><text:span text:style-name="T199_6"><text:s/></text:span><text:span text:style-name="T199_7">procedure</text:span><text:span text:style-name="T199_8"><text:s/></text:span><text:span text:style-name="T199_9">service</text:span></text:p>
          </table:table-cell>
          <table:table-cell table:style-name="Cell171">
            <text:p text:style-name="P200"><text:span text:style-name="T200_1">18</text:span></text:p>
          </table:table-cell>
          <table:table-cell table:style-name="Cell172">
            <text:p text:style-name="P201"><text:span text:style-name="T201_1">see</text:span><text:span text:style-name="T201_2"><text:s/></text:span><text:span text:style-name="T201_3">ref</text:span><text:span text:style-name="T201_4">.<text:s/>[1],<text:s/></text:span><text:span text:style-name="T201_5">page</text:span><text:span text:style-name="T201_6"><text:s/>169</text:span></text:p>
          </table:table-cell>
          <table:table-cell table:style-name="Cell173">
            <text:p text:style-name="P202"/>
          </table:table-cell>
        </table:table-row>
        <table:table-row table:style-name="Row39">
          <table:table-cell table:style-name="Cell174">
            <text:p text:style-name="P203"><text:span text:style-name="T203_1">Event</text:span><text:span text:style-name="T203_2"><text:s/></text:span><text:span text:style-name="T203_3">action</text:span><text:span text:style-name="T203_4"><text:s/></text:span><text:span text:style-name="T203_5">service</text:span></text:p>
          </table:table-cell>
          <table:table-cell table:style-name="Cell175">
            <text:p text:style-name="P204"><text:span text:style-name="T204_1">19</text:span></text:p>
          </table:table-cell>
          <table:table-cell table:style-name="Cell176">
            <text:p text:style-name="P205"><text:span text:style-name="T205_1">see</text:span><text:span text:style-name="T205_2"><text:s/></text:span><text:span text:style-name="T205_3">ref</text:span><text:span text:style-name="T205_4">.<text:s/>[1],<text:s/></text:span><text:span text:style-name="T205_5">page</text:span><text:span text:style-name="T205_6"><text:s/>177</text:span></text:p>
          </table:table-cell>
          <table:table-cell table:style-name="Cell177">
            <text:p text:style-name="P206"/>
          </table:table-cell>
        </table:table-row>
        <table:table-row table:style-name="Row40">
          <table:table-cell table:style-name="Cell178">
            <text:p text:style-name="P207"/>
          </table:table-cell>
          <table:table-cell table:style-name="Cell179">
            <text:p text:style-name="P208"/>
          </table:table-cell>
          <table:table-cell table:style-name="Cell180">
            <text:p text:style-name="P209"/>
          </table:table-cell>
          <table:table-cell table:style-name="Cell181">
            <text:p text:style-name="P210"/>
          </table:table-cell>
        </table:table-row>
        <table:table-row table:style-name="Row41">
          <table:table-cell table:style-name="Cell182">
            <text:p text:style-name="P211"/>
          </table:table-cell>
          <table:table-cell table:style-name="Cell183">
            <text:p text:style-name="P212"/>
          </table:table-cell>
          <table:table-cell table:style-name="Cell184">
            <text:p text:style-name="P213"/>
          </table:table-cell>
          <table:table-cell table:style-name="Cell185">
            <text:p text:style-name="P214"/>
          </table:table-cell>
        </table:table-row>
      </table:table>
      <text:p text:style-name="P215"><text:span text:style-name="T215_1"><text:tab/><text:tab/></text:span></text:p>
      <text:h text:style-name="P216" text:outline-level="10"><text:bookmark-start text:name="h.ro8nxv92wx7m"/><text:bookmark-end text:name="h.ro8nxv92wx7m"/><text:span text:style-name="T216_1">Service</text:span><text:span text:style-name="T216_2"><text:s/>3,<text:s/></text:span><text:span text:style-name="T216_3">Housekeeping</text:span><text:span text:style-name="T216_4"><text:s/></text:span><text:span text:style-name="T216_5">and</text:span><text:span text:style-name="T216_6"><text:s/></text:span><text:span text:style-name="T216_7">diagnostic</text:span><text:span text:style-name="T216_8"><text:s/></text:span><text:span text:style-name="T216_9">data</text:span><text:span text:style-name="T216_10"><text:s/></text:span><text:span text:style-name="T216_11">reporting</text:span><text:span text:style-name="T216_12"><text:s/></text:span><text:span text:style-name="T216_13">service</text:span><text:span text:style-name="T216_14">.</text:span></text:h>
      <text:p text:style-name="P217"><text:span text:style-name="T217_1">Brief</text:span><text:span text:style-name="T217_2"><text:s/></text:span><text:span text:style-name="T217_3">Exp</text:span><text:span text:style-name="T217_4">:<text:s/></text:span><text:span text:style-name="T217_5">The</text:span><text:span text:style-name="T217_6"><text:s/></text:span><text:span text:style-name="T217_7">subsystems</text:span><text:span text:style-name="T217_8"><text:s/></text:span><text:span text:style-name="T217_9">implementing</text:span><text:span text:style-name="T217_10"><text:s/></text:span><text:span text:style-name="T217_11">this</text:span><text:span text:style-name="T217_12"><text:s/></text:span><text:span text:style-name="T217_13">service</text:span><text:span text:style-name="T217_14"><text:s/></text:span><text:span text:style-name="T217_15">as</text:span><text:span text:style-name="T217_16"><text:s/></text:span><text:span text:style-name="T217_17">a</text:span><text:span text:style-name="T217_18"><text:s/></text:span><text:span text:style-name="T217_19">whole</text:span><text:span text:style-name="T217_20"><text:s/></text:span><text:span text:style-name="T217_21">or</text:span><text:span text:style-name="T217_22"><text:s/></text:span><text:span text:style-name="T217_23">some</text:span><text:span text:style-name="T217_24"><text:s/></text:span><text:span text:style-name="T217_25">subtypes</text:span><text:span text:style-name="T217_26"><text:s/></text:span><text:span text:style-name="T217_27">of</text:span><text:span text:style-name="T217_28"><text:s/></text:span><text:span text:style-name="T217_29">it</text:span><text:span text:style-name="T217_30">,<text:s/></text:span><text:span text:style-name="T217_31">must</text:span><text:span text:style-name="T217_32"><text:s/></text:span><text:span text:style-name="T217_33">be</text:span><text:span text:style-name="T217_34"><text:s/></text:span><text:span text:style-name="T217_35">able</text:span><text:span text:style-name="T217_36"><text:s/></text:span><text:span text:style-name="T217_37">to</text:span><text:span text:style-name="T217_38"><text:s/></text:span><text:span text:style-name="T217_39">produce</text:span><text:span text:style-name="T217_40"><text:s/></text:span><text:span text:style-name="T217_41">the</text:span><text:span text:style-name="T217_42"><text:s/></text:span><text:span text:style-name="T217_43">following</text:span><text:span text:style-name="T217_44"><text:s/></text:span><text:span text:style-name="T217_45">messages</text:span><text:span text:style-name="T217_46"><text:s/></text:span><text:span text:style-name="T217_47">per</text:span><text:span text:style-name="T217_48"><text:s/></text:span><text:span text:style-name="T217_49">subtype</text:span><text:span text:style-name="T217_50">:</text:span></text:p>
      <text:p text:style-name="P218"/>
      <text:p text:style-name="P219"/>
      <text:h text:style-name="P220" text:outline-level="10"><text:bookmark-start text:name="h.s5xa0qfugxq9"/><text:bookmark-end text:name="h.s5xa0qfugxq9"/><text:span text:style-name="T220_1">subtype</text:span><text:span text:style-name="T220_2"><text:s/>21</text:span></text:h>
      <text:p text:style-name="P221"/>
      <text:p text:style-name="P222"/>
      <table:table table:style-name="Table3">
        <table:table-column table:style-name="Column10"/>
        <table:table-row table:style-name="Row42">
          <table:table-cell table:style-name="Cell186">
            <text:p text:style-name="P223"><text:span text:style-name="T223_1">SID</text:span></text:p>
          </table:table-cell>
        </table:table-row>
        <table:table-row table:style-name="Row43">
          <table:table-cell table:style-name="Cell187">
            <text:p text:style-name="P224"><text:span text:style-name="T224_1">8<text:s/></text:span><text:span text:style-name="T224_2">bits</text:span></text:p>
          </table:table-cell>
        </table:table-row>
      </table:table>
      <text:p text:style-name="P225"/>
      <text:p text:style-name="P226"/>
      <text:h text:style-name="P227" text:outline-level="10"><text:bookmark-start text:name="h.rcq602oz0ohk"/><text:bookmark-end text:name="h.rcq602oz0ohk"/><text:span text:style-name="T227_1">subtype</text:span><text:span text:style-name="T227_2">,<text:s/>23</text:span></text:h>
      <text:p text:style-name="P228"/>
      <text:p text:style-name="P229"/>
      <table:table table:style-name="Table4">
        <table:table-column table:style-name="Column11"/>
        <table:table-column table:style-name="Column12"/>
        <table:table-column table:style-name="Column13"/>
        <table:table-row table:style-name="Row44">
          <table:table-cell table:style-name="Cell188">
            <text:p text:style-name="P230"><text:span text:style-name="T230_1">SID</text:span></text:p>
          </table:table-cell>
          <table:table-cell table:style-name="Cell189">
            <text:p text:style-name="P231"><text:span text:style-name="T231_1">N</text:span></text:p>
          </table:table-cell>
          <table:table-cell table:style-name="Cell190">
            <text:p text:style-name="P232"><text:span text:style-name="T232_1">Parameter</text:span><text:span text:style-name="T232_2">#</text:span></text:p>
          </table:table-cell>
        </table:table-row>
        <table:table-row table:style-name="Row45">
          <table:table-cell table:style-name="Cell191">
            <text:p text:style-name="P233"><text:span text:style-name="T233_1">8<text:s/></text:span><text:span text:style-name="T233_2">bits</text:span></text:p>
          </table:table-cell>
          <table:table-cell table:style-name="Cell192">
            <text:p text:style-name="P234"><text:span text:style-name="T234_1">8<text:s/></text:span><text:span text:style-name="T234_2">bits</text:span></text:p>
          </table:table-cell>
          <table:table-cell table:style-name="Cell193">
            <text:p text:style-name="P235"><text:span text:style-name="T235_1">enumerated</text:span></text:p>
          </table:table-cell>
        </table:table-row>
      </table:table>
      <text:p text:style-name="P236"/>
      <text:p text:style-name="P237"/>
      <table:table table:style-name="Table5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46">
          <table:table-cell table:style-name="Cell194">
            <text:p text:style-name="P238"><text:span text:style-name="T238_1">NAME</text:span></text:p>
          </table:table-cell>
          <table:table-cell table:style-name="Cell195">
            <text:p text:style-name="P239"><text:span text:style-name="T239_1">APP</text:span><text:span text:style-name="T239_2"><text:s/></text:span><text:span text:style-name="T239_3">ID</text:span></text:p>
          </table:table-cell>
          <table:table-cell table:style-name="Cell196">
            <text:p text:style-name="P240"><text:span text:style-name="T240_1">SID</text:span></text:p>
          </table:table-cell>
          <table:table-cell table:style-name="Cell197">
            <text:p text:style-name="P241"><text:span text:style-name="T241_1">N</text:span></text:p>
          </table:table-cell>
          <table:table-cell table:style-name="Cell198">
            <text:p text:style-name="P242"><text:span text:style-name="T242_1">Par</text:span><text:span text:style-name="T242_2">1</text:span></text:p>
          </table:table-cell>
          <table:table-cell table:style-name="Cell199">
            <text:p text:style-name="P243"><text:span text:style-name="T243_1">Par</text:span><text:span text:style-name="T243_2">2.1-10</text:span></text:p>
          </table:table-cell>
          <table:table-cell table:style-name="Cell200">
            <text:p text:style-name="P244"><text:span text:style-name="T244_1">Par</text:span><text:span text:style-name="T244_2">2.2</text:span></text:p>
          </table:table-cell>
        </table:table-row>
        <table:table-row table:style-name="Row47">
          <table:table-cell table:style-name="Cell201">
            <text:p text:style-name="P245"><text:span text:style-name="T245_1">Event</text:span></text:p>
            <text:p text:style-name="P246"><text:span text:style-name="T246_1">report</text:span><text:span text:style-name="T246_2"><text:s/></text:span></text:p>
            <text:p text:style-name="P247"/>
          </table:table-cell>
          <table:table-cell table:style-name="Cell202">
            <text:p text:style-name="P248"><text:span text:style-name="T248_1">Generic</text:span></text:p>
          </table:table-cell>
          <table:table-cell table:style-name="Cell203">
            <text:p text:style-name="P249"><text:span text:style-name="T249_1">2:<text:s/></text:span><text:span text:style-name="T249_2">events</text:span></text:p>
            <text:p text:style-name="P250"/>
          </table:table-cell>
          <table:table-cell table:style-name="Cell204">
            <text:p text:style-name="P251"><text:span text:style-name="T251_1">MAX</text:span><text:span text:style-name="T251_2"><text:s/>10<text:s/></text:span><text:span text:style-name="T251_3">events</text:span></text:p>
          </table:table-cell>
          <table:table-cell table:style-name="Cell205">
            <text:p text:style-name="P252"><text:span text:style-name="T252_1">Num</text:span><text:span text:style-name="T252_2"><text:s/></text:span><text:span text:style-name="T252_3">of</text:span><text:span text:style-name="T252_4"><text:s/></text:span><text:span text:style-name="T252_5">overuns</text:span></text:p>
            <text:p text:style-name="P253"><text:span text:style-name="T253_1">8<text:s/></text:span><text:span text:style-name="T253_2">bits</text:span></text:p>
          </table:table-cell>
          <table:table-cell table:style-name="Cell206">
            <text:p text:style-name="P254"><text:span text:style-name="T254_1">Event</text:span></text:p>
            <text:p text:style-name="P255"><text:span text:style-name="T255_1">8<text:s/></text:span><text:span text:style-name="T255_2">bits</text:span></text:p>
          </table:table-cell>
          <table:table-cell table:style-name="Cell207">
            <text:p text:style-name="P256"><text:span text:style-name="T256_1">time</text:span><text:span text:style-name="T256_2"><text:s/></text:span><text:span text:style-name="T256_3">in</text:span><text:span text:style-name="T256_4"><text:s/></text:span><text:span text:style-name="T256_5">QB</text:span><text:span text:style-name="T256_6">50<text:s/></text:span><text:span text:style-name="T256_7">epoch</text:span></text:p>
          </table:table-cell>
        </table:table-row>
        <table:table-row table:style-name="Row48">
          <table:table-cell table:style-name="Cell208">
            <text:p text:style-name="P257"/>
          </table:table-cell>
          <table:table-cell table:style-name="Cell209">
            <text:p text:style-name="P258"/>
          </table:table-cell>
          <table:table-cell table:style-name="Cell210">
            <text:p text:style-name="P259"/>
          </table:table-cell>
          <table:table-cell table:style-name="Cell211">
            <text:p text:style-name="P260"/>
          </table:table-cell>
          <table:table-cell table:style-name="Cell212">
            <text:p text:style-name="P261"/>
          </table:table-cell>
          <table:table-cell table:style-name="Cell213">
            <text:p text:style-name="P262"/>
          </table:table-cell>
          <table:table-cell table:style-name="Cell214">
            <text:p text:style-name="P263"/>
          </table:table-cell>
        </table:table-row>
      </table:table>
      <text:p text:style-name="P264"/>
      <text:p text:style-name="P265"/>
      <table:table table:style-name="Table6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49">
          <table:table-cell table:style-name="Cell215">
            <text:p text:style-name="P266"><text:span text:style-name="T266_1">NAME</text:span></text:p>
          </table:table-cell>
          <table:table-cell table:style-name="Cell216">
            <text:p text:style-name="P267"><text:span text:style-name="T267_1">APP</text:span><text:span text:style-name="T267_2"><text:s/></text:span><text:span text:style-name="T267_3">ID</text:span></text:p>
          </table:table-cell>
          <table:table-cell table:style-name="Cell217">
            <text:p text:style-name="P268"><text:span text:style-name="T268_1">SID</text:span></text:p>
          </table:table-cell>
          <table:table-cell table:style-name="Cell218">
            <text:p text:style-name="P269"><text:span text:style-name="T269_1">N</text:span></text:p>
          </table:table-cell>
          <table:table-cell table:style-name="Cell219">
            <text:p text:style-name="P270"><text:span text:style-name="T270_1">Par</text:span><text:span text:style-name="T270_2">1</text:span></text:p>
          </table:table-cell>
          <table:table-cell table:style-name="Cell220">
            <text:p text:style-name="P271"><text:span text:style-name="T271_1">Par</text:span><text:span text:style-name="T271_2">2</text:span></text:p>
          </table:table-cell>
          <table:table-cell table:style-name="Cell221">
            <text:p text:style-name="P272"><text:span text:style-name="T272_1">Par</text:span><text:span text:style-name="T272_2">3</text:span></text:p>
          </table:table-cell>
          <table:table-cell table:style-name="Cell222">
            <text:p text:style-name="P273"><text:span text:style-name="T273_1">Par</text:span><text:span text:style-name="T273_2">4</text:span></text:p>
          </table:table-cell>
          <table:table-cell table:style-name="Cell223">
            <text:p text:style-name="P274"><text:span text:style-name="T274_1">Par</text:span><text:span text:style-name="T274_2">5</text:span></text:p>
          </table:table-cell>
          <table:table-cell table:style-name="Cell224">
            <text:p text:style-name="P275"><text:span text:style-name="T275_1">Par</text:span><text:span text:style-name="T275_2">6</text:span></text:p>
          </table:table-cell>
        </table:table-row>
        <table:table-row table:style-name="Row50">
          <table:table-cell table:style-name="Cell225">
            <text:p text:style-name="P276"><text:span text:style-name="T276_1">Health</text:span></text:p>
            <text:p text:style-name="P277"><text:span text:style-name="T277_1">report</text:span><text:span text:style-name="T277_2"><text:s/></text:span></text:p>
            <text:p text:style-name="P278"/>
          </table:table-cell>
          <table:table-cell table:style-name="Cell226">
            <text:p text:style-name="P279"><text:span text:style-name="T279_1">EPS</text:span></text:p>
          </table:table-cell>
          <table:table-cell table:style-name="Cell227">
            <text:p text:style-name="P280"><text:span text:style-name="T280_1">1:<text:s/></text:span><text:span text:style-name="T280_2">health</text:span><text:span text:style-name="T280_3"><text:s/></text:span><text:span text:style-name="T280_4">report</text:span></text:p>
            <text:p text:style-name="P281"/>
          </table:table-cell>
          <table:table-cell table:style-name="Cell228">
            <text:p text:style-name="P282"><text:span text:style-name="T282_1">6</text:span></text:p>
          </table:table-cell>
          <table:table-cell table:style-name="Cell229">
            <text:p text:style-name="P283"><text:span text:style-name="T283_1">batt</text:span><text:span text:style-name="T283_2"><text:s/></text:span><text:span text:style-name="T283_3">volt</text:span></text:p>
            <text:p text:style-name="P284"><text:span text:style-name="T284_1">8<text:s/></text:span><text:span text:style-name="T284_2">bits</text:span></text:p>
          </table:table-cell>
          <table:table-cell table:style-name="Cell230">
            <text:p text:style-name="P285"><text:span text:style-name="T285_1">batt</text:span><text:span text:style-name="T285_2"><text:s/></text:span><text:span text:style-name="T285_3">cur</text:span></text:p>
            <text:p text:style-name="P286"><text:span text:style-name="T286_1">8<text:s/></text:span><text:span text:style-name="T286_2">bits</text:span></text:p>
          </table:table-cell>
          <table:table-cell table:style-name="Cell231">
            <text:p text:style-name="P287"><text:span text:style-name="T287_1">3</text:span><text:span text:style-name="T287_2">v</text:span><text:span text:style-name="T287_3">3<text:s/></text:span><text:span text:style-name="T287_4">bus</text:span><text:span text:style-name="T287_5"><text:s/></text:span><text:span text:style-name="T287_6">current</text:span><text:span text:style-name="T287_7"><text:s/></text:span></text:p>
            <text:p text:style-name="P288"><text:span text:style-name="T288_1">8<text:s/></text:span><text:span text:style-name="T288_2">bits</text:span></text:p>
          </table:table-cell>
          <table:table-cell table:style-name="Cell232">
            <text:p text:style-name="P289"><text:span text:style-name="T289_1">5</text:span><text:span text:style-name="T289_2">v</text:span><text:span text:style-name="T289_3"><text:s/></text:span><text:span text:style-name="T289_4">bus</text:span><text:span text:style-name="T289_5"><text:s/></text:span><text:span text:style-name="T289_6">current</text:span><text:span text:style-name="T289_7"><text:s/></text:span></text:p>
            <text:p text:style-name="P290"><text:span text:style-name="T290_1">8<text:s/></text:span><text:span text:style-name="T290_2">bits</text:span></text:p>
          </table:table-cell>
          <table:table-cell table:style-name="Cell233">
            <text:p text:style-name="P291"><text:span text:style-name="T291_1">TEMP</text:span><text:span text:style-name="T291_2"><text:s/>8<text:s/></text:span><text:span text:style-name="T291_3">bits</text:span></text:p>
          </table:table-cell>
          <table:table-cell table:style-name="Cell234">
            <text:p text:style-name="P292"><text:span text:style-name="T292_1">TEMP</text:span><text:span text:style-name="T292_2"><text:s/></text:span><text:span text:style-name="T292_3">batt</text:span></text:p>
            <text:p text:style-name="P293"><text:span text:style-name="T293_1">8<text:s/></text:span><text:span text:style-name="T293_2">bits</text:span></text:p>
          </table:table-cell>
        </table:table-row>
        <table:table-row table:style-name="Row51">
          <table:table-cell table:style-name="Cell235">
            <text:p text:style-name="P294"/>
          </table:table-cell>
          <table:table-cell table:style-name="Cell236">
            <text:p text:style-name="P295"/>
          </table:table-cell>
          <table:table-cell table:style-name="Cell237">
            <text:p text:style-name="P296"/>
          </table:table-cell>
          <table:table-cell table:style-name="Cell238">
            <text:p text:style-name="P297"/>
          </table:table-cell>
          <table:table-cell table:style-name="Cell239">
            <text:p text:style-name="P298"/>
          </table:table-cell>
          <table:table-cell table:style-name="Cell240">
            <text:p text:style-name="P299"/>
          </table:table-cell>
          <table:table-cell table:style-name="Cell241">
            <text:p text:style-name="P300"/>
          </table:table-cell>
          <table:table-cell table:style-name="Cell242">
            <text:p text:style-name="P301"/>
          </table:table-cell>
          <table:table-cell table:style-name="Cell243">
            <text:p text:style-name="P302"/>
          </table:table-cell>
          <table:table-cell table:style-name="Cell244">
            <text:p text:style-name="P303"/>
          </table:table-cell>
        </table:table-row>
      </table:table>
      <text:h text:style-name="P304" text:outline-level="10"><text:bookmark-start text:name="h.8taal3rgtkfm"/><text:bookmark-end text:name="h.8taal3rgtkfm"/></text:h>
      <table:table table:style-name="Table7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row table:style-name="Row52">
          <table:table-cell table:style-name="Cell245">
            <text:p text:style-name="P305"><text:span text:style-name="T305_1">NAME</text:span></text:p>
          </table:table-cell>
          <table:table-cell table:style-name="Cell246">
            <text:p text:style-name="P306"><text:span text:style-name="T306_1">APP</text:span><text:span text:style-name="T306_2"><text:s/></text:span><text:span text:style-name="T306_3">ID</text:span></text:p>
          </table:table-cell>
          <table:table-cell table:style-name="Cell247">
            <text:p text:style-name="P307"><text:span text:style-name="T307_1">SID</text:span></text:p>
          </table:table-cell>
          <table:table-cell table:style-name="Cell248">
            <text:p text:style-name="P308"><text:span text:style-name="T308_1">N</text:span></text:p>
          </table:table-cell>
          <table:table-cell table:style-name="Cell249">
            <text:p text:style-name="P309"><text:span text:style-name="T309_1">Par</text:span><text:span text:style-name="T309_2">1</text:span></text:p>
          </table:table-cell>
          <table:table-cell table:style-name="Cell250">
            <text:p text:style-name="P310"><text:span text:style-name="T310_1">Par</text:span><text:span text:style-name="T310_2">2</text:span></text:p>
          </table:table-cell>
          <table:table-cell table:style-name="Cell251">
            <text:p text:style-name="P311"><text:span text:style-name="T311_1">Par</text:span><text:span text:style-name="T311_2">3</text:span></text:p>
          </table:table-cell>
          <table:table-cell table:style-name="Cell252">
            <text:p text:style-name="P312"/>
          </table:table-cell>
        </table:table-row>
        <table:table-row table:style-name="Row53">
          <table:table-cell table:style-name="Cell253">
            <text:p text:style-name="P313"><text:span text:style-name="T313_1">Health</text:span></text:p>
            <text:p text:style-name="P314"><text:span text:style-name="T314_1">report</text:span><text:span text:style-name="T314_2"><text:s/></text:span></text:p>
            <text:p text:style-name="P315"/>
          </table:table-cell>
          <table:table-cell table:style-name="Cell254">
            <text:p text:style-name="P316"><text:span text:style-name="T316_1">EPS</text:span></text:p>
          </table:table-cell>
          <table:table-cell table:style-name="Cell255">
            <text:p text:style-name="P317"><text:span text:style-name="T317_1">2:<text:s/></text:span><text:span text:style-name="T317_2">extended</text:span><text:span text:style-name="T317_3"><text:s/></text:span><text:span text:style-name="T317_4">health</text:span><text:span text:style-name="T317_5"><text:s/></text:span><text:span text:style-name="T317_6">report</text:span></text:p>
            <text:p text:style-name="P318"/>
          </table:table-cell>
          <table:table-cell table:style-name="Cell256">
            <text:p text:style-name="P319"/>
          </table:table-cell>
          <table:table-cell table:style-name="Cell257">
            <text:p text:style-name="P320"><text:span text:style-name="T320_1">batt</text:span><text:span text:style-name="T320_2"><text:s/></text:span><text:span text:style-name="T320_3">volt</text:span></text:p>
          </table:table-cell>
          <table:table-cell table:style-name="Cell258">
            <text:p text:style-name="P321"><text:span text:style-name="T321_1">batt</text:span><text:span text:style-name="T321_2"><text:s/></text:span><text:span text:style-name="T321_3">cur</text:span></text:p>
          </table:table-cell>
          <table:table-cell table:style-name="Cell259">
            <text:p text:style-name="P322"/>
          </table:table-cell>
          <table:table-cell table:style-name="Cell260">
            <text:p text:style-name="P323"/>
          </table:table-cell>
        </table:table-row>
        <table:table-row table:style-name="Row54">
          <table:table-cell table:style-name="Cell261">
            <text:p text:style-name="P324"/>
          </table:table-cell>
          <table:table-cell table:style-name="Cell262">
            <text:p text:style-name="P325"/>
          </table:table-cell>
          <table:table-cell table:style-name="Cell263">
            <text:p text:style-name="P326"/>
          </table:table-cell>
          <table:table-cell table:style-name="Cell264">
            <text:p text:style-name="P327"/>
          </table:table-cell>
          <table:table-cell table:style-name="Cell265">
            <text:p text:style-name="P328"/>
          </table:table-cell>
          <table:table-cell table:style-name="Cell266">
            <text:p text:style-name="P329"/>
          </table:table-cell>
          <table:table-cell table:style-name="Cell267">
            <text:p text:style-name="P330"/>
          </table:table-cell>
          <table:table-cell table:style-name="Cell268">
            <text:p text:style-name="P331"/>
          </table:table-cell>
        </table:table-row>
      </table:table>
      <text:p text:style-name="P332"/>
      <text:p text:style-name="P333"/>
      <table:table table:style-name="Table8"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row table:style-name="Row55">
          <table:table-cell table:style-name="Cell269">
            <text:p text:style-name="P334"><text:span text:style-name="T334_1">NAME</text:span></text:p>
          </table:table-cell>
          <table:table-cell table:style-name="Cell270">
            <text:p text:style-name="P335"><text:span text:style-name="T335_1">APP</text:span><text:span text:style-name="T335_2"><text:s/></text:span><text:span text:style-name="T335_3">ID</text:span></text:p>
          </table:table-cell>
          <table:table-cell table:style-name="Cell271">
            <text:p text:style-name="P336"><text:span text:style-name="T336_1">SID</text:span></text:p>
          </table:table-cell>
          <table:table-cell table:style-name="Cell272">
            <text:p text:style-name="P337"><text:span text:style-name="T337_1">N</text:span></text:p>
          </table:table-cell>
          <table:table-cell table:style-name="Cell273">
            <text:p text:style-name="P338"><text:span text:style-name="T338_1">Par</text:span><text:span text:style-name="T338_2">1</text:span></text:p>
          </table:table-cell>
        </table:table-row>
        <table:table-row table:style-name="Row56">
          <table:table-cell table:style-name="Cell274">
            <text:p text:style-name="P339"><text:span text:style-name="T339_1">Health</text:span></text:p>
            <text:p text:style-name="P340"><text:span text:style-name="T340_1">report</text:span><text:span text:style-name="T340_2"><text:s/></text:span></text:p>
            <text:p text:style-name="P341"/>
          </table:table-cell>
          <table:table-cell table:style-name="Cell275">
            <text:p text:style-name="P342"><text:span text:style-name="T342_1">COMMS</text:span></text:p>
          </table:table-cell>
          <table:table-cell table:style-name="Cell276">
            <text:p text:style-name="P343"><text:span text:style-name="T343_1">1:<text:s/></text:span><text:span text:style-name="T343_2">health</text:span><text:span text:style-name="T343_3"><text:s/></text:span><text:span text:style-name="T343_4">report</text:span></text:p>
            <text:p text:style-name="P344"/>
          </table:table-cell>
          <table:table-cell table:style-name="Cell277">
            <text:p text:style-name="P345"><text:span text:style-name="T345_1">1</text:span></text:p>
          </table:table-cell>
          <table:table-cell table:style-name="Cell278">
            <text:p text:style-name="P346"><text:span text:style-name="T346_1">Temp</text:span></text:p>
            <text:p text:style-name="P347"><text:span text:style-name="T347_1">8<text:s/></text:span><text:span text:style-name="T347_2">bit</text:span></text:p>
          </table:table-cell>
        </table:table-row>
        <table:table-row table:style-name="Row57">
          <table:table-cell table:style-name="Cell279">
            <text:p text:style-name="P348"/>
          </table:table-cell>
          <table:table-cell table:style-name="Cell280">
            <text:p text:style-name="P349"/>
          </table:table-cell>
          <table:table-cell table:style-name="Cell281">
            <text:p text:style-name="P350"/>
          </table:table-cell>
          <table:table-cell table:style-name="Cell282">
            <text:p text:style-name="P351"/>
          </table:table-cell>
          <table:table-cell table:style-name="Cell283">
            <text:p text:style-name="P352"/>
          </table:table-cell>
        </table:table-row>
      </table:table>
      <text:p text:style-name="P353"/>
      <text:p text:style-name="P354"/>
      <text:h text:style-name="P355" text:outline-level="10"><text:bookmark-start text:name="h.8b1m09pm6va"/><text:bookmark-end text:name="h.8b1m09pm6va"/></text:h>
      <table:table table:style-name="Table9">
        <table:table-column table:style-name="Column44"/>
        <table:table-column table:style-name="Column45"/>
        <table:table-column table:style-name="Column46"/>
        <table:table-column table:style-name="Column47"/>
        <table:table-column table:style-name="Column48"/>
        <table:table-row table:style-name="Row58">
          <table:table-cell table:style-name="Cell284">
            <text:p text:style-name="P356"><text:span text:style-name="T356_1">NAME</text:span></text:p>
          </table:table-cell>
          <table:table-cell table:style-name="Cell285">
            <text:p text:style-name="P357"><text:span text:style-name="T357_1">APP</text:span><text:span text:style-name="T357_2"><text:s/></text:span><text:span text:style-name="T357_3">ID</text:span></text:p>
          </table:table-cell>
          <table:table-cell table:style-name="Cell286">
            <text:p text:style-name="P358"><text:span text:style-name="T358_1">SID</text:span></text:p>
          </table:table-cell>
          <table:table-cell table:style-name="Cell287">
            <text:p text:style-name="P359"><text:span text:style-name="T359_1">N</text:span></text:p>
          </table:table-cell>
          <table:table-cell table:style-name="Cell288">
            <text:p text:style-name="P360"><text:span text:style-name="T360_1">Par</text:span><text:span text:style-name="T360_2">1</text:span></text:p>
          </table:table-cell>
        </table:table-row>
        <table:table-row table:style-name="Row59">
          <table:table-cell table:style-name="Cell289">
            <text:p text:style-name="P361"><text:span text:style-name="T361_1">Health</text:span></text:p>
            <text:p text:style-name="P362"><text:span text:style-name="T362_1">report</text:span><text:span text:style-name="T362_2"><text:s/></text:span></text:p>
            <text:p text:style-name="P363"/>
          </table:table-cell>
          <table:table-cell table:style-name="Cell290">
            <text:p text:style-name="P364"><text:span text:style-name="T364_1">OBC</text:span></text:p>
          </table:table-cell>
          <table:table-cell table:style-name="Cell291">
            <text:p text:style-name="P365"><text:span text:style-name="T365_1">3:<text:s/></text:span><text:span text:style-name="T365_2">extended</text:span><text:span text:style-name="T365_3"><text:s/></text:span><text:span text:style-name="T365_4">health</text:span><text:span text:style-name="T365_5"><text:s/></text:span><text:span text:style-name="T365_6">report</text:span></text:p>
            <text:p text:style-name="P366"/>
          </table:table-cell>
          <table:table-cell table:style-name="Cell292">
            <text:p text:style-name="P367"><text:span text:style-name="T367_1">1</text:span></text:p>
          </table:table-cell>
          <table:table-cell table:style-name="Cell293">
            <text:p text:style-name="P368"><text:span text:style-name="T368_1">time</text:span><text:span text:style-name="T368_2"><text:s/></text:span><text:span text:style-name="T368_3">in</text:span><text:span text:style-name="T368_4"><text:s/></text:span><text:span text:style-name="T368_5">QB</text:span><text:span text:style-name="T368_6">50<text:s/></text:span><text:span text:style-name="T368_7">epoch</text:span></text:p>
          </table:table-cell>
        </table:table-row>
        <table:table-row table:style-name="Row60">
          <table:table-cell table:style-name="Cell294">
            <text:p text:style-name="P369"/>
          </table:table-cell>
          <table:table-cell table:style-name="Cell295">
            <text:p text:style-name="P370"/>
          </table:table-cell>
          <table:table-cell table:style-name="Cell296">
            <text:p text:style-name="P371"/>
          </table:table-cell>
          <table:table-cell table:style-name="Cell297">
            <text:p text:style-name="P372"/>
          </table:table-cell>
          <table:table-cell table:style-name="Cell298">
            <text:p text:style-name="P373"/>
          </table:table-cell>
        </table:table-row>
      </table:table>
      <text:h text:style-name="P374" text:outline-level="10"><text:bookmark-start text:name="h.we7f4e5m82kv"/><text:bookmark-end text:name="h.we7f4e5m82kv"/></text:h>
      <text:p text:style-name="P375"/>
      <table:table table:style-name="Table10">
        <table:table-column table:style-name="Column49"/>
        <table:table-column table:style-name="Column50"/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column table:style-name="Column56"/>
        <table:table-column table:style-name="Column57"/>
        <table:table-column table:style-name="Column58"/>
        <table:table-column table:style-name="Column59"/>
        <table:table-column table:style-name="Column60"/>
        <table:table-row table:style-name="Row61">
          <table:table-cell table:style-name="Cell299">
            <text:p text:style-name="P376"><text:span text:style-name="T376_1">NAME</text:span></text:p>
          </table:table-cell>
          <table:table-cell table:style-name="Cell300">
            <text:p text:style-name="P377"><text:span text:style-name="T377_1">APP</text:span><text:span text:style-name="T377_2"><text:s/></text:span><text:span text:style-name="T377_3">ID</text:span></text:p>
          </table:table-cell>
          <table:table-cell table:style-name="Cell301">
            <text:p text:style-name="P378"><text:span text:style-name="T378_1">SID</text:span></text:p>
          </table:table-cell>
          <table:table-cell table:style-name="Cell302">
            <text:p text:style-name="P379"><text:span text:style-name="T379_1">N</text:span></text:p>
          </table:table-cell>
          <table:table-cell table:style-name="Cell303">
            <text:p text:style-name="P380"><text:span text:style-name="T380_1">Par</text:span><text:span text:style-name="T380_2">1</text:span></text:p>
          </table:table-cell>
          <table:table-cell table:style-name="Cell304">
            <text:p text:style-name="P381"><text:span text:style-name="T381_1">Par</text:span><text:span text:style-name="T381_2">2</text:span></text:p>
          </table:table-cell>
          <table:table-cell table:style-name="Cell305">
            <text:p text:style-name="P382"><text:span text:style-name="T382_1">Par</text:span><text:span text:style-name="T382_2">3</text:span></text:p>
          </table:table-cell>
          <table:table-cell table:style-name="Cell306">
            <text:p text:style-name="P383"><text:span text:style-name="T383_1">Par</text:span><text:span text:style-name="T383_2">4</text:span></text:p>
          </table:table-cell>
          <table:table-cell table:style-name="Cell307">
            <text:p text:style-name="P384"><text:span text:style-name="T384_1">Par</text:span><text:span text:style-name="T384_2">5</text:span></text:p>
          </table:table-cell>
          <table:table-cell table:style-name="Cell308">
            <text:p text:style-name="P385"><text:span text:style-name="T385_1">Par</text:span><text:span text:style-name="T385_2">6</text:span></text:p>
          </table:table-cell>
          <table:table-cell table:style-name="Cell309">
            <text:p text:style-name="P386"><text:span text:style-name="T386_1">Par</text:span><text:span text:style-name="T386_2">7</text:span></text:p>
          </table:table-cell>
          <table:table-cell table:style-name="Cell310">
            <text:p text:style-name="P387"><text:span text:style-name="T387_1">Par</text:span><text:span text:style-name="T387_2">8</text:span></text:p>
          </table:table-cell>
        </table:table-row>
        <table:table-row table:style-name="Row62">
          <table:table-cell table:style-name="Cell311">
            <text:p text:style-name="P388"><text:span text:style-name="T388_1">WOD</text:span></text:p>
            <text:p text:style-name="P389"><text:span text:style-name="T389_1">report</text:span><text:span text:style-name="T389_2"><text:s/></text:span></text:p>
            <text:p text:style-name="P390"/>
          </table:table-cell>
          <table:table-cell table:style-name="Cell312">
            <text:p text:style-name="P391"><text:span text:style-name="T391_1">OBC</text:span></text:p>
          </table:table-cell>
          <table:table-cell table:style-name="Cell313">
            <text:p text:style-name="P392"><text:span text:style-name="T392_1">4:<text:s/></text:span><text:span text:style-name="T392_2">WOD</text:span><text:span text:style-name="T392_3"><text:s/></text:span><text:span text:style-name="T392_4">report</text:span></text:p>
            <text:p text:style-name="P393"/>
          </table:table-cell>
          <table:table-cell table:style-name="Cell314">
            <text:p text:style-name="P394"><text:span text:style-name="T394_1">8</text:span></text:p>
          </table:table-cell>
          <table:table-cell table:style-name="Cell315">
            <text:p text:style-name="P395"><text:span text:style-name="T395_1">Mode</text:span></text:p>
            <text:p text:style-name="P396"><text:span text:style-name="T396_1">1<text:s/></text:span><text:span text:style-name="T396_2">bit</text:span></text:p>
          </table:table-cell>
          <table:table-cell table:style-name="Cell316">
            <text:p text:style-name="P397"><text:span text:style-name="T397_1">batt</text:span><text:span text:style-name="T397_2"><text:s/></text:span><text:span text:style-name="T397_3">volt</text:span></text:p>
            <text:p text:style-name="P398"><text:span text:style-name="T398_1">8<text:s/></text:span><text:span text:style-name="T398_2">bits</text:span></text:p>
          </table:table-cell>
          <table:table-cell table:style-name="Cell317">
            <text:p text:style-name="P399"><text:span text:style-name="T399_1">batt</text:span><text:span text:style-name="T399_2"><text:s/></text:span><text:span text:style-name="T399_3">cur</text:span></text:p>
            <text:p text:style-name="P400"><text:span text:style-name="T400_1">8<text:s/></text:span><text:span text:style-name="T400_2">bits</text:span></text:p>
          </table:table-cell>
          <table:table-cell table:style-name="Cell318">
            <text:p text:style-name="P401"><text:span text:style-name="T401_1">3</text:span><text:span text:style-name="T401_2">v</text:span><text:span text:style-name="T401_3">3<text:s/></text:span><text:span text:style-name="T401_4">bus</text:span><text:span text:style-name="T401_5"><text:s/></text:span><text:span text:style-name="T401_6">current</text:span><text:span text:style-name="T401_7"><text:s/></text:span></text:p>
            <text:p text:style-name="P402"><text:span text:style-name="T402_1">8<text:s/></text:span><text:span text:style-name="T402_2">bits</text:span></text:p>
          </table:table-cell>
          <table:table-cell table:style-name="Cell319">
            <text:p text:style-name="P403"><text:span text:style-name="T403_1">5</text:span><text:span text:style-name="T403_2">v</text:span><text:span text:style-name="T403_3"><text:s/></text:span><text:span text:style-name="T403_4">bus</text:span><text:span text:style-name="T403_5"><text:s/></text:span><text:span text:style-name="T403_6">current</text:span><text:span text:style-name="T403_7"><text:s/></text:span></text:p>
            <text:p text:style-name="P404"><text:span text:style-name="T404_1">8<text:s/></text:span><text:span text:style-name="T404_2">bits</text:span></text:p>
          </table:table-cell>
          <table:table-cell table:style-name="Cell320">
            <text:p text:style-name="P405"><text:span text:style-name="T405_1">TEMP</text:span><text:span text:style-name="T405_2"><text:s/><text:line-break/></text:span><text:span text:style-name="T405_3">COMMS</text:span><text:span text:style-name="T405_4"><text:line-break/>8<text:s/></text:span><text:span text:style-name="T405_5">bits</text:span></text:p>
          </table:table-cell>
          <table:table-cell table:style-name="Cell321">
            <text:p text:style-name="P406"><text:span text:style-name="T406_1">TEMP</text:span></text:p>
            <text:p text:style-name="P407"><text:span text:style-name="T407_1">EPS</text:span><text:span text:style-name="T407_2"><text:s/></text:span></text:p>
            <text:p text:style-name="P408"><text:span text:style-name="T408_1">8<text:s/></text:span><text:span text:style-name="T408_2">bits</text:span></text:p>
          </table:table-cell>
          <table:table-cell table:style-name="Cell322">
            <text:p text:style-name="P409"><text:span text:style-name="T409_1">TEMP</text:span><text:span text:style-name="T409_2"><text:s/></text:span><text:span text:style-name="T409_3">batt</text:span></text:p>
            <text:p text:style-name="P410"><text:span text:style-name="T410_1">8<text:s/></text:span><text:span text:style-name="T410_2">bits</text:span></text:p>
          </table:table-cell>
        </table:table-row>
        <table:table-row table:style-name="Row63">
          <table:table-cell table:style-name="Cell323">
            <text:p text:style-name="P411"/>
          </table:table-cell>
          <table:table-cell table:style-name="Cell324">
            <text:p text:style-name="P412"/>
          </table:table-cell>
          <table:table-cell table:style-name="Cell325">
            <text:p text:style-name="P413"/>
          </table:table-cell>
          <table:table-cell table:style-name="Cell326">
            <text:p text:style-name="P414"/>
          </table:table-cell>
          <table:table-cell table:style-name="Cell327">
            <text:p text:style-name="P415"/>
          </table:table-cell>
          <table:table-cell table:style-name="Cell328">
            <text:p text:style-name="P416"/>
          </table:table-cell>
          <table:table-cell table:style-name="Cell329">
            <text:p text:style-name="P417"/>
          </table:table-cell>
          <table:table-cell table:style-name="Cell330">
            <text:p text:style-name="P418"/>
          </table:table-cell>
          <table:table-cell table:style-name="Cell331">
            <text:p text:style-name="P419"/>
          </table:table-cell>
          <table:table-cell table:style-name="Cell332">
            <text:p text:style-name="P420"/>
          </table:table-cell>
          <table:table-cell table:style-name="Cell333">
            <text:p text:style-name="P421"/>
          </table:table-cell>
          <table:table-cell table:style-name="Cell334">
            <text:p text:style-name="P422"/>
          </table:table-cell>
        </table:table-row>
      </table:table>
      <text:h text:style-name="P423" text:outline-level="10"><text:bookmark-start text:name="h.tm4inistnyu8"/><text:bookmark-end text:name="h.tm4inistnyu8"/></text:h>
      <text:h text:style-name="P424" text:outline-level="10"><text:bookmark-start text:name="h.331lgw3k98p9"/><text:bookmark-end text:name="h.331lgw3k98p9"/><text:span text:style-name="T424_1">even</text:span><text:span text:style-name="T424_2"><text:s/></text:span><text:span text:style-name="T424_3">though</text:span><text:span text:style-name="T424_4"><text:s/></text:span><text:span text:style-name="T424_5">the</text:span><text:span text:style-name="T424_6"><text:s/></text:span><text:span text:style-name="T424_7">service</text:span><text:span text:style-name="T424_8"><text:s/></text:span><text:span text:style-name="T424_9">intends</text:span><text:span text:style-name="T424_10"><text:s/></text:span><text:span text:style-name="T424_11">the</text:span><text:span text:style-name="T424_12"><text:s/></text:span><text:span text:style-name="T424_13">HK</text:span><text:span text:style-name="T424_14"><text:s/></text:span><text:span text:style-name="T424_15">reports</text:span><text:span text:style-name="T424_16"><text:s/></text:span><text:span text:style-name="T424_17">to</text:span><text:span text:style-name="T424_18"><text:s/></text:span><text:span text:style-name="T424_19">be</text:span><text:span text:style-name="T424_20"><text:s/></text:span><text:span text:style-name="T424_21">automatically</text:span><text:span text:style-name="T424_22"><text:s/></text:span><text:span text:style-name="T424_23">generated</text:span><text:span text:style-name="T424_24"><text:s/></text:span><text:span text:style-name="T424_25">at</text:span><text:span text:style-name="T424_26"><text:s/></text:span><text:span text:style-name="T424_27">a</text:span><text:span text:style-name="T424_28"><text:s/></text:span><text:span text:style-name="T424_29">specific</text:span><text:span text:style-name="T424_30"><text:s/></text:span><text:span text:style-name="T424_31">interval</text:span><text:span text:style-name="T424_32">,<text:s/></text:span><text:span text:style-name="T424_33">we</text:span><text:span text:style-name="T424_34"><text:s/></text:span><text:span text:style-name="T424_35">intend</text:span><text:span text:style-name="T424_36"><text:s/></text:span><text:span text:style-name="T424_37">to</text:span><text:span text:style-name="T424_38"><text:s/></text:span><text:span text:style-name="T424_39">receive</text:span><text:span text:style-name="T424_40"><text:s/></text:span><text:span text:style-name="T424_41">the</text:span><text:span text:style-name="T424_42"><text:s/></text:span><text:span text:style-name="T424_43">reports</text:span><text:span text:style-name="T424_44"><text:s/></text:span><text:span text:style-name="T424_45">only</text:span><text:span text:style-name="T424_46"><text:s/></text:span><text:span text:style-name="T424_47">when</text:span><text:span text:style-name="T424_48"><text:s/></text:span><text:span text:style-name="T424_49">the</text:span><text:span text:style-name="T424_50"><text:s/></text:span><text:span text:style-name="T424_51">TC</text:span><text:span text:style-name="T424_52"><text:s/></text:span><text:span text:style-name="T424_53">with</text:span><text:span text:style-name="T424_54"><text:s/></text:span><text:span text:style-name="T424_55">subtype</text:span><text:span text:style-name="T424_56"><text:s/>21<text:s/></text:span><text:span text:style-name="T424_57">is</text:span><text:span text:style-name="T424_58"><text:s/></text:span><text:span text:style-name="T424_59">send</text:span><text:span text:style-name="T424_60">.</text:span></text:h>
      <text:h text:style-name="P425" text:outline-level="10"><text:bookmark-start text:name="h.b14zdag1he2m"/><text:bookmark-end text:name="h.b14zdag1he2m"/><text:span text:style-name="T425_1">Service</text:span><text:span text:style-name="T425_2"><text:s/>8,<text:s/></text:span><text:span text:style-name="T425_3">function</text:span><text:span text:style-name="T425_4"><text:s/></text:span><text:span text:style-name="T425_5">management</text:span><text:span text:style-name="T425_6"><text:s/></text:span><text:span text:style-name="T425_7">service</text:span></text:h>
      <text:p text:style-name="P426"/>
      <text:p text:style-name="P427"><text:span text:style-name="T427_1">subtype</text:span><text:span text:style-name="T427_2"><text:s/>1:</text:span></text:p>
      <text:p text:style-name="P428"/>
      <text:p text:style-name="P429"/>
      <table:table table:style-name="Table11">
        <table:table-column table:style-name="Column61"/>
        <table:table-column table:style-name="Column62"/>
        <table:table-row table:style-name="Row64">
          <table:table-cell table:style-name="Cell335">
            <text:p text:style-name="P430"><text:span text:style-name="T430_1">FID</text:span></text:p>
            <text:p text:style-name="P431"><text:span text:style-name="T431_1">8<text:s/></text:span><text:span text:style-name="T431_2">bits</text:span></text:p>
          </table:table-cell>
          <table:table-cell table:style-name="Cell336">
            <text:p text:style-name="P432"><text:span text:style-name="T432_1">Value</text:span></text:p>
            <text:p text:style-name="P433"><text:span text:style-name="T433_1">32<text:s/></text:span><text:span text:style-name="T433_2">bits</text:span></text:p>
          </table:table-cell>
        </table:table-row>
      </table:table>
      <text:p text:style-name="P434"><text:span text:style-name="T434_1"><text:s/></text:span></text:p>
      <text:p text:style-name="P435"/>
      <text:p text:style-name="P436"/>
      <table:table table:style-name="Table12">
        <table:table-column table:style-name="Column63"/>
        <table:table-column table:style-name="Column64"/>
        <table:table-column table:style-name="Column65"/>
        <table:table-column table:style-name="Column66"/>
        <table:table-row table:style-name="Row65">
          <table:table-cell table:style-name="Cell337">
            <text:p text:style-name="P437"><text:span text:style-name="T437_1">NAME</text:span></text:p>
          </table:table-cell>
          <table:table-cell table:style-name="Cell338">
            <text:p text:style-name="P438"><text:span text:style-name="T438_1">APP</text:span><text:span text:style-name="T438_2"><text:s/></text:span><text:span text:style-name="T438_3">ID</text:span></text:p>
          </table:table-cell>
          <table:table-cell table:style-name="Cell339">
            <text:p text:style-name="P439"><text:span text:style-name="T439_1">FID</text:span></text:p>
          </table:table-cell>
          <table:table-cell table:style-name="Cell340">
            <text:p text:style-name="P440"><text:span text:style-name="T440_1">Value</text:span></text:p>
          </table:table-cell>
        </table:table-row>
        <table:table-row table:style-name="Row66">
          <table:table-cell table:style-name="Cell341">
            <text:p text:style-name="P441"><text:span text:style-name="T441_1">Power</text:span><text:span text:style-name="T441_2"><text:s/></text:span></text:p>
            <text:p text:style-name="P442"><text:span text:style-name="T442_1">control</text:span></text:p>
          </table:table-cell>
          <table:table-cell table:style-name="Cell342">
            <text:p text:style-name="P443"><text:span text:style-name="T443_1">Generic</text:span></text:p>
          </table:table-cell>
          <table:table-cell table:style-name="Cell343">
            <text:p text:style-name="P444"><text:span text:style-name="T444_1">0:<text:s/></text:span><text:span text:style-name="T444_2">off</text:span></text:p>
            <text:p text:style-name="P445"><text:span text:style-name="T445_1">1:<text:s/></text:span><text:span text:style-name="T445_2">on</text:span></text:p>
            <text:p text:style-name="P446"><text:span text:style-name="T446_1">2:<text:s/></text:span><text:span text:style-name="T446_2">reset</text:span></text:p>
          </table:table-cell>
          <table:table-cell table:style-name="Cell344">
            <text:p text:style-name="P447"><text:span text:style-name="T447_1">Device</text:span><text:span text:style-name="T447_2"><text:s/></text:span><text:span text:style-name="T447_3">id</text:span></text:p>
            <text:p text:style-name="P448"><text:span text:style-name="T448_1">EPS</text:span></text:p>
            <text:p text:style-name="P449"><text:span text:style-name="T449_1">OBC</text:span></text:p>
            <text:p text:style-name="P450"><text:span text:style-name="T450_1">ADCS</text:span><text:span text:style-name="T450_2"><text:line-break/></text:span><text:span text:style-name="T450_3">IAC</text:span><text:span text:style-name="T450_4"><text:line-break/></text:span><text:span text:style-name="T450_5">COMMS</text:span></text:p>
            <text:p text:style-name="P451"><text:span text:style-name="T451_1">SU</text:span><text:span text:style-name="T451_2"><text:line-break/></text:span><text:span text:style-name="T451_3">GPS</text:span></text:p>
            <text:p text:style-name="P452"><text:span text:style-name="T452_1">SD</text:span><text:span text:style-name="T452_2">1</text:span></text:p>
            <text:p text:style-name="P453"><text:span text:style-name="T453_1">SD</text:span><text:span text:style-name="T453_2">2</text:span></text:p>
          </table:table-cell>
        </table:table-row>
        <table:table-row table:style-name="Row67">
          <table:table-cell table:style-name="Cell345">
            <text:p text:style-name="P454"><text:span text:style-name="T454_1">Time</text:span><text:span text:style-name="T454_2"><text:s/></text:span></text:p>
            <text:p text:style-name="P455"><text:span text:style-name="T455_1">control</text:span></text:p>
          </table:table-cell>
          <table:table-cell table:style-name="Cell346">
            <text:p text:style-name="P456"><text:span text:style-name="T456_1">Generic</text:span></text:p>
          </table:table-cell>
          <table:table-cell table:style-name="Cell347">
            <text:p text:style-name="P457"><text:span text:style-name="T457_1">3:<text:s/></text:span><text:span text:style-name="T457_2">Set</text:span><text:span text:style-name="T457_3"><text:s/></text:span><text:span text:style-name="T457_4">time</text:span></text:p>
          </table:table-cell>
          <table:table-cell table:style-name="Cell348">
            <text:p text:style-name="P458"><text:span text:style-name="T458_1">time</text:span><text:span text:style-name="T458_2"><text:s/></text:span><text:span text:style-name="T458_3">in</text:span><text:span text:style-name="T458_4"><text:s/></text:span><text:span text:style-name="T458_5">QB</text:span><text:span text:style-name="T458_6">50<text:s/></text:span><text:span text:style-name="T458_7">epoch</text:span></text:p>
          </table:table-cell>
        </table:table-row>
        <table:table-row table:style-name="Row68">
          <table:table-cell table:style-name="Cell349">
            <text:p text:style-name="P459"/>
          </table:table-cell>
          <table:table-cell table:style-name="Cell350">
            <text:p text:style-name="P460"><text:span text:style-name="T460_1">EPS</text:span></text:p>
          </table:table-cell>
          <table:table-cell table:style-name="Cell351">
            <text:p text:style-name="P461"><text:span text:style-name="T461_1">4:<text:s/></text:span><text:span text:style-name="T461_2">COMMS</text:span><text:span text:style-name="T461_3"><text:s/></text:span><text:span text:style-name="T461_4">antenna</text:span><text:span text:style-name="T461_5"><text:s/></text:span><text:span text:style-name="T461_6">deployment</text:span></text:p>
            <text:p text:style-name="P462"><text:span text:style-name="T462_1">5:<text:s/></text:span><text:span text:style-name="T462_2">SU</text:span><text:span text:style-name="T462_3"><text:s/></text:span><text:span text:style-name="T462_4">antenna</text:span><text:span text:style-name="T462_5"><text:s/></text:span><text:span text:style-name="T462_6">deployment</text:span></text:p>
          </table:table-cell>
          <table:table-cell table:style-name="Cell352">
            <text:p text:style-name="P463"><text:span text:style-name="T463_1">time</text:span><text:span text:style-name="T463_2"><text:s/></text:span><text:span text:style-name="T463_3">in</text:span><text:span text:style-name="T463_4"><text:s/></text:span><text:span text:style-name="T463_5">msec</text:span></text:p>
            <text:p text:style-name="P464"><text:span text:style-name="T464_1">0<text:s/></text:span><text:span text:style-name="T464_2">for</text:span><text:span text:style-name="T464_3"><text:s/></text:span><text:span text:style-name="T464_4">default</text:span></text:p>
          </table:table-cell>
        </table:table-row>
        <table:table-row table:style-name="Row69">
          <table:table-cell table:style-name="Cell353">
            <text:p text:style-name="P465"/>
          </table:table-cell>
          <table:table-cell table:style-name="Cell354">
            <text:p text:style-name="P466"><text:span text:style-name="T466_1">COMMS</text:span></text:p>
          </table:table-cell>
          <table:table-cell table:style-name="Cell355">
            <text:p text:style-name="P467"><text:span text:style-name="T467_1">6:<text:s/></text:span><text:span text:style-name="T467_2">set</text:span><text:span text:style-name="T467_3"><text:s/></text:span><text:span text:style-name="T467_4">rate</text:span></text:p>
            <text:p text:style-name="P468"><text:span text:style-name="T468_1">7:<text:s/></text:span><text:span text:style-name="T468_2">set</text:span><text:span text:style-name="T468_3"><text:s/></text:span><text:span text:style-name="T468_4">RX</text:span></text:p>
            <text:p text:style-name="P469"><text:span text:style-name="T469_1">8:<text:s/></text:span><text:span text:style-name="T469_2">set</text:span><text:span text:style-name="T469_3"><text:s/></text:span><text:span text:style-name="T469_4">TX</text:span></text:p>
          </table:table-cell>
          <table:table-cell table:style-name="Cell356">
            <text:p text:style-name="P470"><text:span text:style-name="T470_1">bps</text:span></text:p>
            <text:p text:style-name="P471"><text:span text:style-name="T471_1">0,1:<text:s/></text:span><text:span text:style-name="T471_2">on</text:span><text:span text:style-name="T471_3">/</text:span><text:span text:style-name="T471_4">off</text:span></text:p>
            <text:p text:style-name="P472"><text:span text:style-name="T472_1">0,1:<text:s/></text:span><text:span text:style-name="T472_2">on</text:span><text:span text:style-name="T472_3">/</text:span><text:span text:style-name="T472_4">off</text:span></text:p>
          </table:table-cell>
        </table:table-row>
        <table:table-row table:style-name="Row70">
          <table:table-cell table:style-name="Cell357">
            <text:p text:style-name="P473"/>
          </table:table-cell>
          <table:table-cell table:style-name="Cell358">
            <text:p text:style-name="P474"><text:span text:style-name="T474_1">IAC</text:span></text:p>
          </table:table-cell>
          <table:table-cell table:style-name="Cell359">
            <text:p text:style-name="P475"><text:span text:style-name="T475_1">9:<text:s/></text:span><text:span text:style-name="T475_2">take</text:span><text:span text:style-name="T475_3"><text:s/></text:span><text:span text:style-name="T475_4">picture</text:span></text:p>
          </table:table-cell>
          <table:table-cell table:style-name="Cell360">
            <text:p text:style-name="P476"><text:span text:style-name="T476_1">resolution</text:span></text:p>
            <text:p text:style-name="P477"><text:span text:style-name="T477_1">0<text:s/></text:span><text:span text:style-name="T477_2">for</text:span><text:span text:style-name="T477_3"><text:s/></text:span><text:span text:style-name="T477_4">default</text:span></text:p>
          </table:table-cell>
        </table:table-row>
      </table:table>
      <text:p text:style-name="P478"/>
      <text:p text:style-name="P479"/>
      <text:p text:style-name="P480"><text:span text:style-name="T480_1">For</text:span><text:span text:style-name="T480_2"><text:s/></text:span><text:span text:style-name="T480_3">power</text:span><text:span text:style-name="T480_4"><text:s/></text:span><text:span text:style-name="T480_5">control</text:span><text:span text:style-name="T480_6">,<text:s/></text:span><text:span text:style-name="T480_7">each</text:span><text:span text:style-name="T480_8"><text:s/></text:span><text:span text:style-name="T480_9">subsystem</text:span><text:span text:style-name="T480_10"><text:s/></text:span><text:span text:style-name="T480_11">should</text:span><text:span text:style-name="T480_12"><text:s/></text:span><text:span text:style-name="T480_13">implement</text:span><text:span text:style-name="T480_14"><text:s/></text:span><text:span text:style-name="T480_15">the</text:span><text:span text:style-name="T480_16"><text:s/></text:span><text:span text:style-name="T480_17">actions</text:span><text:span text:style-name="T480_18"><text:s/></text:span><text:span text:style-name="T480_19">that</text:span><text:span text:style-name="T480_20"><text:s/></text:span><text:span text:style-name="T480_21">they</text:span><text:span text:style-name="T480_22"><text:s/></text:span><text:span text:style-name="T480_23">can</text:span><text:span text:style-name="T480_24">.<text:s/><text:line-break/></text:span><text:span text:style-name="T480_25">For</text:span><text:span text:style-name="T480_26"><text:s/></text:span><text:span text:style-name="T480_27">the</text:span><text:span text:style-name="T480_28"><text:s/></text:span><text:span text:style-name="T480_29">EPS</text:span><text:span text:style-name="T480_30"><text:s/></text:span><text:span text:style-name="T480_31">the</text:span><text:span text:style-name="T480_32"><text:s/></text:span><text:span text:style-name="T480_33">TC</text:span><text:span text:style-name="T480_34"><text:s/></text:span><text:span text:style-name="T480_35">with</text:span><text:span text:style-name="T480_36"><text:s/></text:span><text:span text:style-name="T480_37">FID</text:span><text:span text:style-name="T480_38"><text:s/></text:span><text:span text:style-name="T480_39">OBC</text:span><text:span text:style-name="T480_40"><text:s/></text:span><text:span text:style-name="T480_41">or</text:span><text:span text:style-name="T480_42"><text:s/></text:span><text:span text:style-name="T480_43">ADCS</text:span><text:span text:style-name="T480_44"><text:s/></text:span><text:span text:style-name="T480_45">should</text:span><text:span text:style-name="T480_46"><text:s/></text:span><text:span text:style-name="T480_47">have</text:span><text:span text:style-name="T480_48"><text:s/></text:span><text:span text:style-name="T480_49">the</text:span><text:span text:style-name="T480_50"><text:s/></text:span><text:span text:style-name="T480_51">same</text:span><text:span text:style-name="T480_52"><text:s/></text:span><text:span text:style-name="T480_53">action</text:span><text:span text:style-name="T480_54"><text:s/></text:span><text:span text:style-name="T480_55">due</text:span><text:span text:style-name="T480_56"><text:s/></text:span><text:span text:style-name="T480_57">the</text:span><text:span text:style-name="T480_58"><text:s/></text:span><text:span text:style-name="T480_59">EPS</text:span><text:span text:style-name="T480_60"><text:s/></text:span><text:span text:style-name="T480_61">hardware</text:span><text:span text:style-name="T480_62">.</text:span></text:p>
      <text:p text:style-name="P481"><text:span text:style-name="T481_1">If</text:span><text:span text:style-name="T481_2"><text:s/></text:span><text:span text:style-name="T481_3">the</text:span><text:span text:style-name="T481_4"><text:s/></text:span><text:span text:style-name="T481_5">APP</text:span><text:span text:style-name="T481_6"><text:s/></text:span><text:span text:style-name="T481_7">ID</text:span><text:span text:style-name="T481_8"><text:s/></text:span><text:span text:style-name="T481_9">equals</text:span><text:span text:style-name="T481_10"><text:s/></text:span><text:span text:style-name="T481_11">the</text:span><text:span text:style-name="T481_12"><text:s/></text:span><text:span text:style-name="T481_13">FID</text:span><text:span text:style-name="T481_14">,<text:s/></text:span><text:span text:style-name="T481_15">only</text:span><text:span text:style-name="T481_16"><text:s/></text:span><text:span text:style-name="T481_17">the</text:span><text:span text:style-name="T481_18"><text:s/></text:span><text:span text:style-name="T481_19">reset</text:span><text:span text:style-name="T481_20"><text:s/></text:span><text:span text:style-name="T481_21">command</text:span><text:span text:style-name="T481_22"><text:s/></text:span><text:span text:style-name="T481_23">is</text:span><text:span text:style-name="T481_24"><text:s/></text:span><text:span text:style-name="T481_25">applicable</text:span><text:span text:style-name="T481_26"><text:s/></text:span><text:span text:style-name="T481_27">and</text:span><text:span text:style-name="T481_28"><text:s/></text:span><text:span text:style-name="T481_29">the</text:span><text:span text:style-name="T481_30"><text:s/></text:span><text:span text:style-name="T481_31">subsystem</text:span><text:span text:style-name="T481_32"><text:s/></text:span><text:span text:style-name="T481_33">should</text:span><text:span text:style-name="T481_34"><text:s/></text:span><text:span text:style-name="T481_35">reset</text:span><text:span text:style-name="T481_36"><text:s/></text:span><text:span text:style-name="T481_37">itself</text:span><text:span text:style-name="T481_38">.</text:span></text:p>
      <text:h text:style-name="P482" text:outline-level="10"><text:bookmark-start text:name="h.ilftccygtcsp"/><text:bookmark-end text:name="h.ilftccygtcsp"/><text:span text:style-name="T482_1">Service</text:span><text:span text:style-name="T482_2"><text:s/>13,<text:s/></text:span><text:span text:style-name="T482_3">large</text:span><text:span text:style-name="T482_4"><text:s/></text:span><text:span text:style-name="T482_5">data</text:span><text:span text:style-name="T482_6"><text:s/></text:span><text:span text:style-name="T482_7">transfer</text:span><text:span text:style-name="T482_8"><text:s/></text:span><text:span text:style-name="T482_9">service</text:span></text:h>
      <text:p text:style-name="P483"/>
      <text:p text:style-name="P484"><text:span text:style-name="T484_1">subtype</text:span><text:span text:style-name="T484_2"><text:s/></text:span><text:span text:style-name="T484_3">TC</text:span><text:span text:style-name="T484_4"><text:s/></text:span><text:span text:style-name="T484_5">enable</text:span><text:span text:style-name="T484_6">,<text:s/></text:span><text:span text:style-name="T484_7">disable</text:span><text:span text:style-name="T484_8"><text:s/></text:span><text:span text:style-name="T484_9">packet</text:span><text:span text:style-name="T484_10"><text:s/></text:span><text:span text:style-name="T484_11">store</text:span><text:span text:style-name="T484_12">,<text:s/>1,2:</text:span></text:p>
      <text:h text:style-name="P485" text:outline-level="10"><text:bookmark-start text:name="h.ra6whfadrcb9"/><text:bookmark-end text:name="h.ra6whfadrcb9"/><text:span text:style-name="T485_1">Service</text:span><text:span text:style-name="T485_2"><text:s/>15,<text:s/></text:span><text:span text:style-name="T485_3">mass</text:span><text:span text:style-name="T485_4"><text:s/></text:span><text:span text:style-name="T485_5">storage</text:span><text:span text:style-name="T485_6"><text:s/></text:span><text:span text:style-name="T485_7">service</text:span></text:h>
      <text:p text:style-name="P486"/>
      <text:p text:style-name="P487"><text:span text:style-name="T487_1">subtype</text:span><text:span text:style-name="T487_2"><text:s/></text:span><text:span text:style-name="T487_3">TC</text:span><text:span text:style-name="T487_4"><text:s/></text:span><text:span text:style-name="T487_5">enable</text:span><text:span text:style-name="T487_6">,<text:s/></text:span><text:span text:style-name="T487_7">disable</text:span><text:span text:style-name="T487_8"><text:s/></text:span><text:span text:style-name="T487_9">packet</text:span><text:span text:style-name="T487_10"><text:s/></text:span><text:span text:style-name="T487_11">store</text:span><text:span text:style-name="T487_12">,<text:s/>1,2:</text:span></text:p>
      <text:p text:style-name="P488"/>
      <table:table table:style-name="Table13">
        <table:table-column table:style-name="Column67"/>
        <table:table-row table:style-name="Row71">
          <table:table-cell table:style-name="Cell361">
            <text:p text:style-name="P489"><text:span text:style-name="T489_1">SID</text:span></text:p>
            <text:p text:style-name="P490"><text:span text:style-name="T490_1">(</text:span><text:span text:style-name="T490_2">store</text:span><text:span text:style-name="T490_3"><text:s/></text:span><text:span text:style-name="T490_4">id</text:span><text:span text:style-name="T490_5">)</text:span></text:p>
            <text:p text:style-name="P491"><text:span text:style-name="T491_1">8<text:s/></text:span><text:span text:style-name="T491_2">bits</text:span></text:p>
          </table:table-cell>
        </table:table-row>
      </table:table>
      <text:p text:style-name="P492"/>
      <text:p text:style-name="P493"><text:span text:style-name="T493_1">subtype</text:span><text:span text:style-name="T493_2"><text:s/></text:span><text:span text:style-name="T493_3">TC</text:span><text:span text:style-name="T493_4"><text:s/></text:span><text:span text:style-name="T493_5">downlink</text:span><text:span text:style-name="T493_6"><text:s/></text:span><text:span text:style-name="T493_7">contents</text:span><text:span text:style-name="T493_8">,<text:s/>9:</text:span></text:p>
      <text:p text:style-name="P494"/>
      <table:table table:style-name="Table14">
        <table:table-column table:style-name="Column68"/>
        <table:table-column table:style-name="Column69"/>
        <table:table-column table:style-name="Column70"/>
        <table:table-column table:style-name="Column71"/>
        <table:table-row table:style-name="Row72">
          <table:table-cell table:style-name="Cell362">
            <text:p text:style-name="P495"><text:span text:style-name="T495_1">SID</text:span></text:p>
            <text:p text:style-name="P496"><text:span text:style-name="T496_1">(</text:span><text:span text:style-name="T496_2">store</text:span><text:span text:style-name="T496_3"><text:s/></text:span><text:span text:style-name="T496_4">id</text:span><text:span text:style-name="T496_5">)</text:span></text:p>
            <text:p text:style-name="P497"><text:span text:style-name="T497_1">8<text:s/></text:span><text:span text:style-name="T497_2">bits</text:span></text:p>
          </table:table-cell>
          <table:table-cell table:style-name="Cell363">
            <text:p text:style-name="P498"><text:span text:style-name="T498_1">mode</text:span></text:p>
            <text:p text:style-name="P499"><text:span text:style-name="T499_1">8<text:s/></text:span><text:span text:style-name="T499_2">bits</text:span></text:p>
          </table:table-cell>
          <table:table-cell table:style-name="Cell364">
            <text:p text:style-name="P500"><text:span text:style-name="T500_1">From</text:span><text:span text:style-name="T500_2"><text:s/></text:span><text:span text:style-name="T500_3">time</text:span></text:p>
            <text:p text:style-name="P501"><text:span text:style-name="T501_1">32<text:s/></text:span><text:span text:style-name="T501_2">bits</text:span></text:p>
          </table:table-cell>
          <table:table-cell table:style-name="Cell365">
            <text:p text:style-name="P502"><text:span text:style-name="T502_1">To</text:span><text:span text:style-name="T502_2"><text:s/></text:span><text:span text:style-name="T502_3">time</text:span></text:p>
            <text:p text:style-name="P503"><text:span text:style-name="T503_1">32<text:s/></text:span><text:span text:style-name="T503_2">bits</text:span></text:p>
          </table:table-cell>
        </table:table-row>
      </table:table>
      <text:p text:style-name="P504"/>
      <text:p text:style-name="P505"><text:span text:style-name="T505_1">subtype</text:span><text:span text:style-name="T505_2"><text:s/></text:span><text:span text:style-name="T505_3">TC</text:span><text:span text:style-name="T505_4"><text:s/></text:span><text:span text:style-name="T505_5">delete</text:span><text:span text:style-name="T505_6"><text:s/></text:span><text:span text:style-name="T505_7">contents</text:span><text:span text:style-name="T505_8">,<text:s/>11:</text:span></text:p>
      <text:p text:style-name="P506"/>
      <table:table table:style-name="Table15">
        <table:table-column table:style-name="Column72"/>
        <table:table-column table:style-name="Column73"/>
        <table:table-row table:style-name="Row73">
          <table:table-cell table:style-name="Cell366">
            <text:p text:style-name="P507"><text:span text:style-name="T507_1">End</text:span><text:span text:style-name="T507_2"><text:s/></text:span><text:span text:style-name="T507_3">time</text:span></text:p>
            <text:p text:style-name="P508"><text:span text:style-name="T508_1">32<text:s/></text:span><text:span text:style-name="T508_2">bits</text:span></text:p>
            <text:p text:style-name="P509"><text:span text:style-name="T509_1">(</text:span><text:span text:style-name="T509_2">if</text:span><text:span text:style-name="T509_3"><text:s/>0<text:s/></text:span><text:span text:style-name="T509_4">delete</text:span><text:span text:style-name="T509_5"><text:s/></text:span><text:span text:style-name="T509_6">all</text:span><text:span text:style-name="T509_7">)</text:span></text:p>
          </table:table-cell>
          <table:table-cell table:style-name="Cell367">
            <text:p text:style-name="P510"><text:span text:style-name="T510_1">SID</text:span></text:p>
            <text:p text:style-name="P511"><text:span text:style-name="T511_1">(</text:span><text:span text:style-name="T511_2">store</text:span><text:span text:style-name="T511_3"><text:s/></text:span><text:span text:style-name="T511_4">id</text:span><text:span text:style-name="T511_5">)</text:span></text:p>
            <text:p text:style-name="P512"><text:span text:style-name="T512_1">8<text:s/></text:span><text:span text:style-name="T512_2">bits</text:span></text:p>
          </table:table-cell>
        </table:table-row>
      </table:table>
      <text:p text:style-name="P513"><text:span text:style-name="T513_1"><text:s/></text:span></text:p>
      <text:p text:style-name="P514"><text:span text:style-name="T514_1">subtype</text:span><text:span text:style-name="T514_2"><text:s/></text:span><text:span text:style-name="T514_3">TC</text:span><text:span text:style-name="T514_4"><text:s/></text:span><text:span text:style-name="T514_5">report</text:span><text:span text:style-name="T514_6"><text:s/></text:span><text:span text:style-name="T514_7">catalogue</text:span><text:span text:style-name="T514_8"><text:s/>12:</text:span></text:p>
      <text:p text:style-name="P515"/>
      <table:table table:style-name="Table16">
        <table:table-column table:style-name="Column74"/>
        <table:table-row table:style-name="Row74">
          <table:table-cell table:style-name="Cell368">
            <text:p text:style-name="P516"><text:span text:style-name="T516_1">SID</text:span></text:p>
            <text:p text:style-name="P517"><text:span text:style-name="T517_1">(</text:span><text:span text:style-name="T517_2">store</text:span><text:span text:style-name="T517_3"><text:s/></text:span><text:span text:style-name="T517_4">id</text:span><text:span text:style-name="T517_5">)</text:span></text:p>
            <text:p text:style-name="P518"><text:span text:style-name="T518_1">8<text:s/></text:span><text:span text:style-name="T518_2">bits</text:span></text:p>
          </table:table-cell>
        </table:table-row>
      </table:table>
      <text:p text:style-name="P519"/>
      <text:p text:style-name="P520"><text:span text:style-name="T520_1">subtype</text:span><text:span text:style-name="T520_2"><text:s/></text:span><text:span text:style-name="T520_3">TM</text:span><text:span text:style-name="T520_4"><text:s/></text:span><text:span text:style-name="T520_5">packet</text:span><text:span text:style-name="T520_6"><text:s/></text:span><text:span text:style-name="T520_7">store</text:span><text:span text:style-name="T520_8"><text:s/></text:span><text:span text:style-name="T520_9">catalogue</text:span><text:span text:style-name="T520_10"><text:s/></text:span><text:span text:style-name="T520_11">13:</text:span></text:p>
      <text:p text:style-name="P521"/>
      <table:table table:style-name="Table17">
        <table:table-column table:style-name="Column75"/>
        <table:table-column table:style-name="Column76"/>
        <table:table-column table:style-name="Column77"/>
        <table:table-column table:style-name="Column78"/>
        <table:table-column table:style-name="Column79"/>
        <table:table-column table:style-name="Column80"/>
        <table:table-row table:style-name="Row75">
          <table:table-cell table:style-name="Cell369">
            <text:p text:style-name="P522"><text:span text:style-name="T522_1">time</text:span><text:span text:style-name="T522_2"><text:s/></text:span><text:span text:style-name="T522_3">from</text:span></text:p>
            <text:p text:style-name="P523"><text:span text:style-name="T523_1">(</text:span><text:span text:style-name="T523_2">store</text:span><text:span text:style-name="T523_3"><text:s/></text:span><text:span text:style-name="T523_4">id</text:span><text:span text:style-name="T523_5">)</text:span></text:p>
            <text:p text:style-name="P524"><text:span text:style-name="T524_1">32<text:s/></text:span><text:span text:style-name="T524_2">bits</text:span></text:p>
          </table:table-cell>
          <table:table-cell table:style-name="Cell370">
            <text:p text:style-name="P525"><text:span text:style-name="T525_1">time</text:span><text:span text:style-name="T525_2"><text:s/></text:span><text:span text:style-name="T525_3">to</text:span></text:p>
            <text:p text:style-name="P526"><text:span text:style-name="T526_1">(</text:span><text:span text:style-name="T526_2">store</text:span><text:span text:style-name="T526_3"><text:s/></text:span><text:span text:style-name="T526_4">id</text:span><text:span text:style-name="T526_5">)</text:span></text:p>
            <text:p text:style-name="P527"><text:span text:style-name="T527_1">32<text:s/></text:span><text:span text:style-name="T527_2">bits</text:span></text:p>
          </table:table-cell>
          <table:table-cell table:style-name="Cell371">
            <text:p text:style-name="P528"><text:span text:style-name="T528_1">percentage</text:span></text:p>
            <text:p text:style-name="P529"><text:span text:style-name="T529_1">filled</text:span></text:p>
            <text:p text:style-name="P530"><text:span text:style-name="T530_1">8<text:s/></text:span><text:span text:style-name="T530_2">bits</text:span></text:p>
          </table:table-cell>
          <table:table-cell table:style-name="Cell372">
            <text:p text:style-name="P531"><text:span text:style-name="T531_1">percentage</text:span></text:p>
            <text:p text:style-name="P532"><text:span text:style-name="T532_1">downlinked</text:span></text:p>
            <text:p text:style-name="P533"><text:span text:style-name="T533_1">8<text:s/></text:span><text:span text:style-name="T533_2">bits</text:span></text:p>
          </table:table-cell>
          <table:table-cell table:style-name="Cell373">
            <text:p text:style-name="P534"><text:span text:style-name="T534_1">packets</text:span></text:p>
            <text:p text:style-name="P535"><text:span text:style-name="T535_1">stored</text:span></text:p>
            <text:p text:style-name="P536"><text:span text:style-name="T536_1">8<text:s/></text:span><text:span text:style-name="T536_2">bits</text:span></text:p>
          </table:table-cell>
          <table:table-cell table:style-name="Cell374">
            <text:p text:style-name="P537"><text:span text:style-name="T537_1">packets</text:span></text:p>
            <text:p text:style-name="P538"><text:span text:style-name="T538_1">downlinked</text:span></text:p>
            <text:p text:style-name="P539"><text:span text:style-name="T539_1">8<text:s/></text:span><text:span text:style-name="T539_2">bits</text:span></text:p>
          </table:table-cell>
        </table:table-row>
      </table:table>
      <text:p text:style-name="P540"/>
      <text:p text:style-name="P541"><text:span text:style-name="T541_1">‘’</text:span><text:span text:style-name="T541_2">BDD</text:span><text:span text:style-name="T541_3">’’<text:s/></text:span><text:span text:style-name="T541_4">testing</text:span><text:span text:style-name="T541_5"><text:s/></text:span><text:span text:style-name="T541_6">scenarios</text:span></text:p>
      <text:p text:style-name="P542"/>
      <text:p text:style-name="P543"><text:span text:style-name="T543_1">(</text:span><text:span text:style-name="T543_2">here</text:span><text:span text:style-name="T543_3"><text:s/></text:span><text:span text:style-name="T543_4">to</text:span><text:span text:style-name="T543_5"><text:s/></text:span><text:span text:style-name="T543_6">describe</text:span><text:span text:style-name="T543_7"><text:s/></text:span><text:span text:style-name="T543_8">the</text:span><text:span text:style-name="T543_9"><text:s/></text:span><text:span text:style-name="T543_10">BDD</text:span><text:span text:style-name="T543_11"><text:s/></text:span><text:span text:style-name="T543_12">testing</text:span><text:span text:style-name="T543_13"><text:s/></text:span><text:span text:style-name="T543_14">scenarios</text:span><text:span text:style-name="T543_15">)</text:span></text:p>
      <text:p text:style-name="P544"><text:span text:style-name="T544_1">(<text:s/></text:span><text:span text:style-name="T544_2">for</text:span><text:span text:style-name="T544_3"><text:s/></text:span><text:span text:style-name="T544_4">more</text:span><text:span text:style-name="T544_5"><text:s/></text:span><text:span text:style-name="T544_6">info</text:span><text:span text:style-name="T544_7"><text:s/></text:span><text:span text:style-name="T544_8">see</text:span><text:span text:style-name="T544_9">:<text:s/></text:span><text:span text:style-name="T544_10"><text:a xlink:type="simple" xlink:href="https://en.wikipedia.org/wiki/Behavior_Driven_Development"><text:span text:style-name="T544_11">https</text:span></text:a></text:span><text:span text:style-name="T544_12"><text:a xlink:type="simple" xlink:href="https://en.wikipedia.org/wiki/Behavior_Driven_Development"><text:span text:style-name="T544_13">://</text:span></text:a></text:span><text:span text:style-name="T544_14"><text:a xlink:type="simple" xlink:href="https://en.wikipedia.org/wiki/Behavior_Driven_Development"><text:span text:style-name="T544_15">en</text:span></text:a></text:span><text:span text:style-name="T544_16"><text:a xlink:type="simple" xlink:href="https://en.wikipedia.org/wiki/Behavior_Driven_Development"><text:span text:style-name="T544_17">.</text:span></text:a></text:span><text:span text:style-name="T544_18"><text:a xlink:type="simple" xlink:href="https://en.wikipedia.org/wiki/Behavior_Driven_Development"><text:span text:style-name="T544_19">wikipedia</text:span></text:a></text:span><text:span text:style-name="T544_20"><text:a xlink:type="simple" xlink:href="https://en.wikipedia.org/wiki/Behavior_Driven_Development"><text:span text:style-name="T544_21">.</text:span></text:a></text:span><text:span text:style-name="T544_22"><text:a xlink:type="simple" xlink:href="https://en.wikipedia.org/wiki/Behavior_Driven_Development"><text:span text:style-name="T544_23">org</text:span></text:a></text:span><text:span text:style-name="T544_24"><text:a xlink:type="simple" xlink:href="https://en.wikipedia.org/wiki/Behavior_Driven_Development"><text:span text:style-name="T544_25">/</text:span></text:a></text:span><text:span text:style-name="T544_26"><text:a xlink:type="simple" xlink:href="https://en.wikipedia.org/wiki/Behavior_Driven_Development"><text:span text:style-name="T544_27">wiki</text:span></text:a></text:span><text:span text:style-name="T544_28"><text:a xlink:type="simple" xlink:href="https://en.wikipedia.org/wiki/Behavior_Driven_Development"><text:span text:style-name="T544_29">/</text:span></text:a></text:span><text:span text:style-name="T544_30"><text:a xlink:type="simple" xlink:href="https://en.wikipedia.org/wiki/Behavior_Driven_Development"><text:span text:style-name="T544_31">Behavior</text:span></text:a></text:span><text:span text:style-name="T544_32"><text:a xlink:type="simple" xlink:href="https://en.wikipedia.org/wiki/Behavior_Driven_Development"><text:span text:style-name="T544_33">_</text:span></text:a></text:span><text:span text:style-name="T544_34"><text:a xlink:type="simple" xlink:href="https://en.wikipedia.org/wiki/Behavior_Driven_Development"><text:span text:style-name="T544_35">Driven</text:span></text:a></text:span><text:span text:style-name="T544_36"><text:a xlink:type="simple" xlink:href="https://en.wikipedia.org/wiki/Behavior_Driven_Development"><text:span text:style-name="T544_37">_</text:span></text:a></text:span><text:span text:style-name="T544_38"><text:a xlink:type="simple" xlink:href="https://en.wikipedia.org/wiki/Behavior_Driven_Development"><text:span text:style-name="T544_39">Development</text:span></text:a></text:span><text:span text:style-name="T544_40"><text:s/>)</text:span></text:p>
      <text:p text:style-name="P545"/>
      <text:p text:style-name="P546"/>
      <text:h text:style-name="P547" text:outline-level="10"><text:bookmark-start text:name="h.f4l4x6b4frbb"/><text:bookmark-end text:name="h.f4l4x6b4frbb"/><text:span text:style-name="T547_1">Coding</text:span><text:span text:style-name="T547_2"><text:s/></text:span><text:span text:style-name="T547_3">guidelines</text:span></text:h>
      <text:p text:style-name="P548"/>
      <text:p text:style-name="P549"><text:span text:style-name="T549_1">Variables</text:span><text:span text:style-name="T549_2"><text:s/></text:span><text:span text:style-name="T549_3">should</text:span><text:span text:style-name="T549_4"><text:s/></text:span><text:span text:style-name="T549_5">be</text:span><text:span text:style-name="T549_6"><text:s/></text:span><text:span text:style-name="T549_7">in</text:span><text:span text:style-name="T549_8"><text:s/></text:span><text:span text:style-name="T549_9">uintx</text:span><text:span text:style-name="T549_10">_</text:span><text:span text:style-name="T549_11">t</text:span><text:span text:style-name="T549_12"><text:s/></text:span><text:span text:style-name="T549_13">type</text:span><text:span text:style-name="T549_14">.</text:span></text:p>
      <text:p text:style-name="P550"/>
      <text:p text:style-name="P551"><text:span text:style-name="T551_1">Only</text:span><text:span text:style-name="T551_2"><text:s/></text:span><text:span text:style-name="T551_3">comments</text:span><text:span text:style-name="T551_4"><text:s/></text:span><text:span text:style-name="T551_5">in</text:span><text:span text:style-name="T551_6"><text:s/>“/**/”,<text:s/></text:span><text:span text:style-name="T551_7">never</text:span><text:span text:style-name="T551_8"><text:s/></text:span><text:span text:style-name="T551_9">with</text:span><text:span text:style-name="T551_10"><text:s/>“//”<text:s/></text:span></text:p>
      <text:p text:style-name="P552"/>
      <text:p text:style-name="P553"><text:span text:style-name="T553_1">Most</text:span><text:span text:style-name="T553_2"><text:s/></text:span><text:span text:style-name="T553_3">functions</text:span><text:span text:style-name="T553_4"><text:s/></text:span><text:span text:style-name="T553_5">should</text:span><text:span text:style-name="T553_6"><text:s/></text:span><text:span text:style-name="T553_7">return</text:span><text:span text:style-name="T553_8"><text:s/></text:span><text:span text:style-name="T553_9">a</text:span><text:span text:style-name="T553_10"><text:s/></text:span><text:span text:style-name="T553_11">typedef</text:span><text:span text:style-name="T553_12"><text:s/></text:span><text:span text:style-name="T553_13">enum</text:span><text:span text:style-name="T553_14"><text:s/></text:span><text:span text:style-name="T553_15">with</text:span><text:span text:style-name="T553_16"><text:s/></text:span><text:span text:style-name="T553_17">execution</text:span><text:span text:style-name="T553_18"><text:s/></text:span><text:span text:style-name="T553_19">state</text:span><text:span text:style-name="T553_20">.</text:span></text:p>
      <text:p text:style-name="P554"/>
      <text:p text:style-name="P555"><text:span text:style-name="T555_1">typedef</text:span><text:span text:style-name="T555_2"><text:s/></text:span><text:span text:style-name="T555_3">enum</text:span><text:span text:style-name="T555_4"><text:s/>{<text:s text:c="2"/></text:span></text:p>
      <text:p text:style-name="P556"><text:span text:style-name="T556_1">R</text:span><text:span text:style-name="T556_2">_</text:span><text:span text:style-name="T556_3">PKT</text:span><text:span text:style-name="T556_4">_</text:span><text:span text:style-name="T556_5">ILLEGAL</text:span><text:span text:style-name="T556_6">_</text:span><text:span text:style-name="T556_7">APPID</text:span><text:span text:style-name="T556_8"><text:s text:c="5"/><text:tab/>=<text:s/>0,</text:span></text:p>
      <text:p text:style-name="P557"><text:span text:style-name="T557_1">R</text:span><text:span text:style-name="T557_2">_</text:span><text:span text:style-name="T557_3">PKT</text:span><text:span text:style-name="T557_4">_</text:span><text:span text:style-name="T557_5">INV</text:span><text:span text:style-name="T557_6">_</text:span><text:span text:style-name="T557_7">LEN</text:span><text:span text:style-name="T557_8"><text:s text:c="3"/><text:tab/><text:tab/><text:tab/>=<text:s/>1,</text:span></text:p>
      <text:p text:style-name="P558"><text:span text:style-name="T558_1">R</text:span><text:span text:style-name="T558_2">_</text:span><text:span text:style-name="T558_3">PKT</text:span><text:span text:style-name="T558_4">_</text:span><text:span text:style-name="T558_5">INC</text:span><text:span text:style-name="T558_6">_</text:span><text:span text:style-name="T558_7">CRC</text:span><text:span text:style-name="T558_8"><text:s text:c="3"/><text:tab/><text:tab/>=<text:s/>2,</text:span></text:p>
      <text:p text:style-name="P559"><text:span text:style-name="T559_1">R</text:span><text:span text:style-name="T559_2">_</text:span><text:span text:style-name="T559_3">PKT</text:span><text:span text:style-name="T559_4">_</text:span><text:span text:style-name="T559_5">ILLEGAL</text:span><text:span text:style-name="T559_6">_</text:span><text:span text:style-name="T559_7">PKT</text:span><text:span text:style-name="T559_8">_</text:span><text:span text:style-name="T559_9">TP</text:span><text:span text:style-name="T559_10"><text:s text:c="3"/><text:tab/>=<text:s/>3,</text:span></text:p>
      <text:p text:style-name="P560"><text:span text:style-name="T560_1">R</text:span><text:span text:style-name="T560_2">_</text:span><text:span text:style-name="T560_3">PKT</text:span><text:span text:style-name="T560_4">_</text:span><text:span text:style-name="T560_5">ILLEGAL</text:span><text:span text:style-name="T560_6">_</text:span><text:span text:style-name="T560_7">PKT</text:span><text:span text:style-name="T560_8">_</text:span><text:span text:style-name="T560_9">STP</text:span><text:span text:style-name="T560_10"><text:s text:c="3"/><text:tab/>=<text:s/>4,</text:span></text:p>
      <text:p text:style-name="P561"><text:span text:style-name="T561_1">R</text:span><text:span text:style-name="T561_2">_</text:span><text:span text:style-name="T561_3">PKT</text:span><text:span text:style-name="T561_4">_</text:span><text:span text:style-name="T561_5">ILLEGAL</text:span><text:span text:style-name="T561_6">_</text:span><text:span text:style-name="T561_7">APP</text:span><text:span text:style-name="T561_8">_</text:span><text:span text:style-name="T561_9">DATA</text:span><text:span text:style-name="T561_10"><text:s/><text:tab/>=<text:s/>5,</text:span></text:p>
      <text:p text:style-name="P562"><text:span text:style-name="T562_1">R</text:span><text:span text:style-name="T562_2">_</text:span><text:span text:style-name="T562_3">OK</text:span><text:span text:style-name="T562_4"><text:s text:c="16"/><text:tab/><text:tab/><text:tab/>=<text:s/>6,</text:span></text:p>
      <text:p text:style-name="P563"><text:span text:style-name="T563_1">R</text:span><text:span text:style-name="T563_2">_</text:span><text:span text:style-name="T563_3">ERROR</text:span><text:span text:style-name="T563_4"><text:s text:c="13"/><text:tab/><text:tab/><text:tab/>=<text:s/>7,</text:span></text:p>
      <text:p text:style-name="P564"><text:span text:style-name="T564_1">R</text:span><text:span text:style-name="T564_2">_</text:span><text:span text:style-name="T564_3">EOT</text:span><text:span text:style-name="T564_4"><text:s text:c="15"/><text:tab/><text:tab/><text:tab/>=<text:s/>8</text:span></text:p>
      <text:p text:style-name="P565"><text:span text:style-name="T565_1">}</text:span><text:span text:style-name="T565_2">OBC</text:span><text:span text:style-name="T565_3">_</text:span><text:span text:style-name="T565_4">returnStateTypedef</text:span><text:span text:style-name="T565_5">;</text:span></text:p>
      <text:p text:style-name="P566"/>
      <text:p text:style-name="P567"><text:span text:style-name="T567_1">OBC</text:span><text:span text:style-name="T567_2">_</text:span><text:span text:style-name="T567_3">returnStateTypedef</text:span><text:span text:style-name="T567_4"><text:s/></text:span><text:span text:style-name="T567_5">power</text:span><text:span text:style-name="T567_6">_</text:span><text:span text:style-name="T567_7">control</text:span><text:span text:style-name="T567_8">_</text:span><text:span text:style-name="T567_9">app</text:span><text:span text:style-name="T567_10">(</text:span><text:span text:style-name="T567_11">tc</text:span><text:span text:style-name="T567_12">_</text:span><text:span text:style-name="T567_13">tm</text:span><text:span text:style-name="T567_14">_</text:span><text:span text:style-name="T567_15">pkt</text:span><text:span text:style-name="T567_16"><text:s/>*</text:span><text:span text:style-name="T567_17">pkt</text:span><text:span text:style-name="T567_18">);</text:span></text:p>
      <text:p text:style-name="P568"/>
      <text:p text:style-name="P569"><text:span text:style-name="T569_1">indentation</text:span><text:span text:style-name="T569_2"><text:s/></text:span><text:span text:style-name="T569_3">should</text:span><text:span text:style-name="T569_4"><text:s/></text:span><text:span text:style-name="T569_5">be</text:span><text:span text:style-name="T569_6"><text:s/>/</text:span><text:span text:style-name="T569_7">t</text:span><text:span text:style-name="T569_8"><text:s/></text:span><text:span text:style-name="T569_9">with</text:span><text:span text:style-name="T569_10"><text:s/>4<text:s/></text:span><text:span text:style-name="T569_11">spaces</text:span><text:span text:style-name="T569_12"><text:s/></text:span><text:span text:style-name="T569_13">width</text:span><text:span text:style-name="T569_14">.</text:span></text:p>
      <text:p text:style-name="P570"/>
      <text:p text:style-name="P571"><text:span text:style-name="T571_1">Preferable</text:span><text:span text:style-name="T571_2"><text:s/></text:span><text:span text:style-name="T571_3">braces</text:span><text:span text:style-name="T571_4"><text:s/></text:span><text:span text:style-name="T571_5">format</text:span><text:span text:style-name="T571_6">.</text:span></text:p>
      <text:p text:style-name="P572"><text:span text:style-name="T572_1"><text:s text:c="2"/></text:span><text:span text:style-name="T572_2">if</text:span><text:span text:style-name="T572_3"><text:s/>(</text:span><text:span text:style-name="T572_4">condition</text:span><text:span text:style-name="T572_5">)<text:s/>{<text:line-break/><text:s text:c="3"/>}<text:s/></text:span><text:span text:style-name="T572_6">else</text:span><text:span text:style-name="T572_7"><text:s/></text:span><text:span text:style-name="T572_8">if</text:span><text:span text:style-name="T572_9"><text:s/>(</text:span><text:span text:style-name="T572_10">condition</text:span><text:span text:style-name="T572_11">)<text:s/>{<text:line-break/><text:s text:c="3"/>}<text:s/></text:span><text:span text:style-name="T572_12">else</text:span><text:span text:style-name="T572_13"><text:s/>{<text:line-break/><text:s text:c="3"/>}</text:span></text:p>
      <text:p text:style-name="P573"/>
      <text:p text:style-name="P574"><text:span text:style-name="T574_1">All</text:span><text:span text:style-name="T574_2"><text:s/></text:span><text:span text:style-name="T574_3">if</text:span><text:span text:style-name="T574_4"><text:s/></text:span><text:span text:style-name="T574_5">should</text:span><text:span text:style-name="T574_6"><text:s/></text:span><text:span text:style-name="T574_7">have</text:span><text:span text:style-name="T574_8"><text:s/></text:span><text:span text:style-name="T574_9">braces</text:span><text:span text:style-name="T574_10">.</text:span></text:p>
      <text:p text:style-name="P575"/>
      <text:p text:style-name="P576"><text:span text:style-name="T576_1">Names</text:span><text:span text:style-name="T576_2"><text:s/></text:span><text:span text:style-name="T576_3">should</text:span><text:span text:style-name="T576_4"><text:s/></text:span><text:span text:style-name="T576_5">follow</text:span><text:span text:style-name="T576_6"><text:s/></text:span><text:span text:style-name="T576_7"><text:a xlink:type="simple" xlink:href="https://en.wikipedia.org/wiki/Snake_case"><text:span text:style-name="T576_8">snake</text:span></text:a></text:span><text:span text:style-name="T576_9"><text:a xlink:type="simple" xlink:href="https://en.wikipedia.org/wiki/Snake_case"><text:span text:style-name="T576_10"><text:s/></text:span></text:a></text:span><text:span text:style-name="T576_11"><text:a xlink:type="simple" xlink:href="https://en.wikipedia.org/wiki/Snake_case"><text:span text:style-name="T576_12">case</text:span></text:a></text:span><text:span text:style-name="T576_13">.</text:span></text:p>
      <text:p text:style-name="P577"/>
      <text:p text:style-name="P578"><text:span text:style-name="T578_1">All</text:span><text:span text:style-name="T578_2"><text:s/></text:span><text:span text:style-name="T578_3">variables</text:span><text:span text:style-name="T578_4"><text:s/></text:span><text:span text:style-name="T578_5">should</text:span><text:span text:style-name="T578_6"><text:s/></text:span><text:span text:style-name="T578_7">be</text:span><text:span text:style-name="T578_8"><text:s/></text:span><text:span text:style-name="T578_9">initialized</text:span><text:span text:style-name="T578_10">.</text:span></text:p>
      <text:p text:style-name="P579"/>
      <text:p text:style-name="P580"><text:span text:style-name="T580_1">In</text:span><text:span text:style-name="T580_2"><text:s/></text:span><text:span text:style-name="T580_3">c</text:span><text:span text:style-name="T580_4">,<text:s/></text:span><text:span text:style-name="T580_5">code</text:span><text:span text:style-name="T580_6"><text:s/></text:span><text:span text:style-name="T580_7">should</text:span><text:span text:style-name="T580_8"><text:s/></text:span><text:span text:style-name="T580_9">be</text:span><text:span text:style-name="T580_10"><text:s/></text:span><text:span text:style-name="T580_11">placed</text:span><text:span text:style-name="T580_12"><text:s/></text:span><text:span text:style-name="T580_13">in</text:span><text:span text:style-name="T580_14"><text:s/>.</text:span><text:span text:style-name="T580_15">h</text:span><text:span text:style-name="T580_16"><text:s/>.</text:span><text:span text:style-name="T580_17">c</text:span><text:span text:style-name="T580_18"><text:s/></text:span><text:span text:style-name="T580_19">files</text:span><text:span text:style-name="T580_20">.</text:span></text:p>
      <text:p text:style-name="P581"><text:span text:style-name="T581_1">In</text:span><text:span text:style-name="T581_2"><text:s/></text:span><text:span text:style-name="T581_3">header</text:span><text:span text:style-name="T581_4"><text:s/></text:span><text:span text:style-name="T581_5">files</text:span><text:span text:style-name="T581_6"><text:s/></text:span><text:span text:style-name="T581_7">all</text:span><text:span text:style-name="T581_8"><text:s/></text:span><text:span text:style-name="T581_9">code</text:span><text:span text:style-name="T581_10"><text:s/></text:span><text:span text:style-name="T581_11">should</text:span><text:span text:style-name="T581_12"><text:s/></text:span><text:span text:style-name="T581_13">be</text:span><text:span text:style-name="T581_14"><text:s/></text:span><text:span text:style-name="T581_15">included</text:span><text:span text:style-name="T581_16"><text:s/></text:span><text:span text:style-name="T581_17">in</text:span><text:span text:style-name="T581_18"><text:s/></text:span><text:span text:style-name="T581_19"><text:a xlink:type="simple" xlink:href="https://en.wikipedia.org/wiki/Include_guard"><text:span text:style-name="T581_20">include</text:span></text:a></text:span><text:span text:style-name="T581_21"><text:a xlink:type="simple" xlink:href="https://en.wikipedia.org/wiki/Include_guard"><text:span text:style-name="T581_22"><text:s/></text:span></text:a></text:span><text:span text:style-name="T581_23"><text:a xlink:type="simple" xlink:href="https://en.wikipedia.org/wiki/Include_guard"><text:span text:style-name="T581_24">guards</text:span></text:a></text:span><text:span text:style-name="T581_25">.</text:span></text:p>
      <text:p text:style-name="P582"/>
      <text:p text:style-name="P583"><text:span text:style-name="T583_1">#</text:span><text:span text:style-name="T583_2">ifndef</text:span><text:span text:style-name="T583_3"><text:s/></text:span><text:span text:style-name="T583_4">HEADER</text:span><text:span text:style-name="T583_5">_</text:span><text:span text:style-name="T583_6">H</text:span></text:p>
      <text:p text:style-name="P584"><text:span text:style-name="T584_1">#</text:span><text:span text:style-name="T584_2">define</text:span><text:span text:style-name="T584_3"><text:s/></text:span><text:span text:style-name="T584_4">HEADER</text:span><text:span text:style-name="T584_5">_</text:span><text:span text:style-name="T584_6">H</text:span></text:p>
      <text:p text:style-name="P585"/>
      <text:p text:style-name="P586"><text:span text:style-name="T586_1">#</text:span><text:span text:style-name="T586_2">endif</text:span></text:p>
      <text:p text:style-name="P587"/>
      <text:p text:style-name="P588"><text:span text:style-name="T588_1">All</text:span><text:span text:style-name="T588_2"><text:s/></text:span><text:span text:style-name="T588_3">of</text:span><text:span text:style-name="T588_4"><text:s/></text:span><text:span text:style-name="T588_5">the</text:span><text:span text:style-name="T588_6"><text:s/></text:span><text:span text:style-name="T588_7">hardware</text:span><text:span text:style-name="T588_8"><text:s/></text:span><text:span text:style-name="T588_9">specific</text:span><text:span text:style-name="T588_10"><text:s/></text:span><text:span text:style-name="T588_11">code</text:span><text:span text:style-name="T588_12"><text:s/></text:span><text:span text:style-name="T588_13">should</text:span><text:span text:style-name="T588_14"><text:s/></text:span><text:span text:style-name="T588_15">be</text:span><text:span text:style-name="T588_16"><text:s/></text:span><text:span text:style-name="T588_17">written</text:span><text:span text:style-name="T588_18"><text:s/></text:span><text:span text:style-name="T588_19">in</text:span><text:span text:style-name="T588_20"><text:s/></text:span><text:span text:style-name="T588_21">a</text:span><text:span text:style-name="T588_22"><text:s/></text:span><text:span text:style-name="T588_23">HAL</text:span><text:span text:style-name="T588_24"><text:s/></text:span><text:span text:style-name="T588_25">layer</text:span><text:span text:style-name="T588_26">.</text:span></text:p>
      <text:p text:style-name="P589"/>
      <text:p text:style-name="P590"><text:span text:style-name="T590_1">void</text:span><text:span text:style-name="T590_2"><text:s/></text:span><text:span text:style-name="T590_3">HAL</text:span><text:span text:style-name="T590_4">_</text:span><text:span text:style-name="T590_5">obc</text:span><text:span text:style-name="T590_6">_</text:span><text:span text:style-name="T590_7">SD</text:span><text:span text:style-name="T590_8">_</text:span><text:span text:style-name="T590_9">OFF</text:span><text:span text:style-name="T590_10">()<text:s/>{</text:span></text:p>
      <text:p text:style-name="P591"><text:span text:style-name="T591_1"><text:s text:c="4"/></text:span><text:span text:style-name="T591_2">HAL</text:span><text:span text:style-name="T591_3">_</text:span><text:span text:style-name="T591_4">GPIO</text:span><text:span text:style-name="T591_5">_</text:span><text:span text:style-name="T591_6">WritePin</text:span><text:span text:style-name="T591_7">(</text:span><text:span text:style-name="T591_8">GPIOB</text:span><text:span text:style-name="T591_9">,<text:s/></text:span><text:span text:style-name="T591_10">GPIO</text:span><text:span text:style-name="T591_11">_</text:span><text:span text:style-name="T591_12">PIN</text:span><text:span text:style-name="T591_13">_15,<text:s/></text:span><text:span text:style-name="T591_14">GPIO</text:span><text:span text:style-name="T591_15">_</text:span><text:span text:style-name="T591_16">PIN</text:span><text:span text:style-name="T591_17">_</text:span><text:span text:style-name="T591_18">RESET</text:span><text:span text:style-name="T591_19">);</text:span></text:p>
      <text:p text:style-name="P592"><text:span text:style-name="T592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